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png" manifest:full-path="Pictures/100002010000001A0000001AB8BC57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7.7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nEditable">
      <style:table-cell-properties fo:border="0.002cm solid #000000"/>
    </style:style>
    <style:style style:name="ce2" style:family="table-cell" style:parent-style-name="NonEditable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NonEditable">
      <style:table-cell-properties fo:background-color="#ffc726" fo:border="0.002cm solid #000000"/>
    </style:style>
    <style:style style:name="ce5" style:family="table-cell" style:parent-style-name="Default">
      <style:table-cell-properties fo:border="0.002cm solid #000000"/>
      <style:text-properties fo:font-weight="bold"/>
    </style:style>
    <style:style style:name="ce6" style:family="table-cell" style:parent-style-name="Default">
      <style:table-cell-properties fo:background-color="#e0ffff" fo:border="0.002cm solid #000000"/>
    </style:style>
    <style:style style:name="ce7" style:family="table-cell" style:parent-style-name="Default">
      <style:table-cell-properties fo:background-color="#fffacd" fo:border="0.002cm solid #000000"/>
    </style:style>
    <style:style style:name="ce8" style:family="table-cell" style:parent-style-name="NonEditable">
      <style:table-cell-properties fo:background-color="#7da647" fo:border="0.002cm solid #000000"/>
    </style:style>
    <style:style style:name="ce9" style:family="table-cell" style:parent-style-name="NonEditable">
      <style:table-cell-properties fo:background-color="#6959cd" fo:border="0.002cm solid #000000"/>
      <style:text-properties fo:color="#ffffff"/>
    </style:style>
    <style:style style:name="ce10" style:family="table-cell" style:parent-style-name="Default">
      <style:text-properties fo:font-size="14pt" fo:font-weight="bold"/>
    </style:style>
    <style:style style:name="ce11" style:family="table-cell" style:parent-style-name="Default">
      <style:table-cell-properties fo:background-color="#c1ffc1" fo:border="0.002cm solid #000000"/>
    </style:style>
    <style:style style:name="ce12" style:family="table-cell" style:parent-style-name="NonEditable">
      <style:table-cell-properties fo:background-color="#6959cd" fo:border="0.002cm solid #000000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/>
    </style:style>
    <style:style style:name="ce14" style:family="table-cell" style:parent-style-name="HeaderCell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HeaderCell">
      <style:table-cell-properties fo:border-bottom="0.002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6" style:family="table-cell" style:parent-style-name="Default">
      <style:text-properties fo:font-size="12pt" fo:font-weight="bold"/>
    </style:style>
    <style:style style:name="ce17" style:family="table-cell" style:parent-style-name="HeaderCell">
      <style:table-cell-properties fo:border-bottom="0.002cm solid #000000" fo:border-left="0.018cm solid #000000" fo:border-right="0.018cm solid #000000" fo:border-top="0.018cm solid #000000"/>
    </style:style>
    <style:style style:name="ce18" style:family="table-cell" style:parent-style-name="ChartEditorCell">
      <style:table-cell-properties fo:border-bottom="0.002cm solid #999999" fo:border-left="none" fo:border-right="0.002cm solid #999999" fo:border-top="none"/>
    </style:style>
    <style:style style:name="ce19" style:family="table-cell" style:parent-style-name="NonEditable">
      <style:table-cell-properties fo:border-bottom="0.002cm solid #999999" fo:border-left="none" fo:border-right="0.002cm solid #999999" fo:border-top="0.002cm solid #999999"/>
    </style:style>
    <style:style style:name="ce20" style:family="table-cell" style:parent-style-name="XValues">
      <style:table-cell-properties fo:border-bottom="0.002cm solid #999999" fo:border-left="none" fo:border-right="0.002cm solid #999999" fo:border-top="0.002cm solid #999999"/>
    </style:style>
    <style:style style:name="ce21" style:family="table-cell" style:parent-style-name="XValues">
      <style:table-cell-properties fo:border-bottom="0.002cm solid #000000" fo:border-left="none" fo:border-right="0.002cm solid #999999" fo:border-top="0.002cm solid #999999"/>
    </style:style>
    <style:style style:name="ce22" style:family="table-cell" style:parent-style-name="NonEditable">
      <style:table-cell-properties fo:border-bottom="0.002cm solid #999999" fo:border-left="0.002cm solid #000000" fo:border-right="0.002cm solid #999999" fo:border-top="0.002cm solid #999999"/>
    </style:style>
    <style:style style:name="ce23" style:family="table-cell" style:parent-style-name="XValues">
      <style:table-cell-properties fo:border-bottom="0.002cm solid #999999" fo:border-left="0.002cm solid #000000" fo:border-right="0.002cm solid #999999" fo:border-top="0.002cm solid #999999"/>
    </style:style>
    <style:style style:name="ce24" style:family="table-cell" style:parent-style-name="XValues">
      <style:table-cell-properties fo:border-bottom="0.002cm solid #000000" fo:border-left="0.002cm solid #000000" fo:border-right="0.002cm solid #999999" fo:border-top="0.002cm solid #999999"/>
    </style:style>
    <style:style style:name="ce25" style:family="table-cell" style:parent-style-name="ChartEditorCell">
      <style:table-cell-properties fo:border-bottom="0.002cm solid #999999" fo:border-left="0.002cm solid #000000" fo:border-right="0.002cm solid #999999" fo:border-top="0.002cm solid #999999"/>
    </style:style>
    <style:style style:name="ce26" style:family="table-cell" style:parent-style-name="ChartEditorCell">
      <style:table-cell-properties fo:border-bottom="0.002cm solid #999999" fo:border-left="none" fo:border-right="0.002cm solid #000000" fo:border-top="none"/>
    </style:style>
    <style:style style:name="ce27" style:family="table-cell" style:parent-style-name="ChartEditorCell">
      <style:table-cell-properties fo:border-bottom="0.002cm solid #999999" fo:border-left="0.002cm solid #000000" fo:border-right="0.002cm solid #000000" fo:border-top="0.002cm solid #999999"/>
    </style:style>
    <style:style style:name="ce28" style:family="table-cell" style:parent-style-name="NonEditable">
      <style:table-cell-properties fo:border-bottom="0.002cm solid #999999" fo:border-left="0.002cm solid #000000" fo:border-right="0.002cm solid #000000" fo:border-top="0.002cm solid #999999"/>
    </style:style>
    <style:style style:name="ce29" style:family="table-cell" style:parent-style-name="YValues">
      <style:table-cell-properties fo:border-bottom="0.002cm solid #999999" fo:border-left="0.002cm solid #000000" fo:border-right="0.002cm solid #000000" fo:border-top="0.002cm solid #999999"/>
    </style:style>
    <style:style style:name="ce30" style:family="table-cell" style:parent-style-name="YValues">
      <style:table-cell-properties fo:border-bottom="0.002cm solid #000000" fo:border-left="0.002cm solid #000000" fo:border-right="0.002cm solid #000000" fo:border-top="0.002cm solid #999999"/>
    </style:style>
    <style:style style:name="ce31" style:family="table-cell" style:parent-style-name="YValues">
      <style:table-cell-properties fo:border-bottom="0.002cm solid #000000" fo:border-left="0.002cm solid #999999" fo:border-right="0.002cm solid #999999" fo:border-top="0.002cm solid #999999"/>
    </style:style>
    <style:style style:name="ce32" style:family="table-cell" style:parent-style-name="YValues">
      <style:table-cell-properties fo:border-bottom="0.002cm solid #999999" fo:border-left="0.002cm solid #000000" fo:border-right="0.002cm solid #999999" fo:border-top="0.002cm solid #999999"/>
    </style:style>
    <style:style style:name="ce33" style:family="table-cell" style:parent-style-name="YValues">
      <style:table-cell-properties fo:border-bottom="0.002cm solid #000000" fo:border-left="0.002cm solid #000000" fo:border-right="0.002cm solid #999999" fo:border-top="0.002cm solid #999999"/>
    </style:style>
    <style:style style:name="ce34" style:family="table-cell" style:parent-style-name="ChartEditorCell">
      <style:table-cell-properties fo:border-bottom="0.002cm solid #999999" fo:border-left="none" fo:border-right="0.002cm solid #000000" fo:border-top="0.002cm solid #999999"/>
    </style:style>
    <style:style style:name="ce35" style:family="table-cell" style:parent-style-name="NonEditable">
      <style:table-cell-properties fo:border-bottom="0.002cm solid #999999" fo:border-left="none" fo:border-right="0.002cm solid #000000" fo:border-top="0.002cm solid #999999"/>
    </style:style>
    <style:style style:name="ce36" style:family="table-cell" style:parent-style-name="YValues">
      <style:table-cell-properties fo:border-bottom="0.002cm solid #999999" fo:border-left="none" fo:border-right="0.002cm solid #000000" fo:border-top="0.002cm solid #999999"/>
    </style:style>
    <style:style style:name="ce37" style:family="table-cell" style:parent-style-name="YValues">
      <style:table-cell-properties fo:border-bottom="0.002cm solid #000000" fo:border-left="none" fo:border-right="0.002cm solid #000000" fo:border-top="0.002cm solid #999999"/>
    </style:style>
    <style:style style:name="ce38" style:family="table-cell" style:parent-style-name="ChartEditorCell">
      <style:table-cell-properties fo:border-bottom="0.002cm solid #000000" fo:border-left="0.002cm solid #000000" fo:border-right="0.002cm solid #000000" fo:border-top="none"/>
    </style:style>
    <style:style style:name="ce39" style:family="table-cell" style:parent-style-name="NonEditable">
      <style:table-cell-properties fo:border-bottom="0.002cm solid #999999" fo:border-left="0.002cm solid #999999" fo:border-right="0.002cm solid #000000" fo:border-top="0.002cm solid #999999"/>
    </style:style>
    <style:style style:name="ce40" style:family="table-cell" style:parent-style-name="Radius">
      <style:table-cell-properties fo:border-bottom="0.002cm solid #000000" fo:border-left="0.002cm solid #999999" fo:border-right="0.002cm solid #999999" fo:border-top="0.002cm solid #999999"/>
    </style:style>
    <style:style style:name="ce41" style:family="table-cell" style:parent-style-name="Radius">
      <style:table-cell-properties fo:border-bottom="0.002cm solid #999999" fo:border-left="0.002cm solid #999999" fo:border-right="0.002cm solid #000000" fo:border-top="0.002cm solid #999999"/>
    </style:style>
    <style:style style:name="ce42" style:family="table-cell" style:parent-style-name="Radius">
      <style:table-cell-properties fo:border-bottom="0.002cm solid #000000" fo:border-left="0.002cm solid #999999" fo:border-right="0.002cm solid #000000" fo:border-top="0.002cm solid #999999"/>
    </style:style>
    <style:style style:name="ce43" style:family="table-cell" style:parent-style-name="ChartEditorCell">
      <style:table-cell-properties fo:border-bottom="0.002cm solid #999999" fo:border-left="none" fo:border-right="0.002cm solid #999999" fo:border-top="0.002cm solid #999999"/>
    </style:style>
    <style:style style:name="ce44" style:family="table-cell" style:parent-style-name="Default">
      <style:text-properties fo:font-weight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lbany1" style:font-name-asian="Albany1" style:font-name-complex="Albany1"/>
    </style:style>
    <style:style style:name="ce46" style:family="table-cell" style:parent-style-name="HeaderCell">
      <style:table-cell-properties fo:border-bottom="0.018cm solid #999999" fo:border-left="0.018cm solid #000000" fo:border-right="0.018cm solid #000000" fo:border-top="0.018cm solid #000000"/>
    </style:style>
    <style:style style:name="ce47" style:family="table-cell" style:parent-style-name="HeaderCell">
      <style:table-cell-properties fo:border-bottom="0.002cm solid #999999" fo:border-left="0.018cm solid #000000" fo:border-right="0.018cm solid #000000" fo:border-top="0.018cm solid #000000"/>
    </style:style>
    <style:style style:name="ce48" style:family="table-cell" style:parent-style-name="HeaderCell">
      <style:table-cell-properties fo:border-bottom="0.002cm solid #999999" fo:border-left="0.018cm solid #000000" fo:border-right="none" fo:border-top="0.018cm solid #000000"/>
    </style:style>
    <style:style style:name="ce49" style:family="table-cell" style:parent-style-name="HeaderCell">
      <style:table-cell-properties fo:border-bottom="0.002cm solid #999999" fo:border-left="0.002cm solid #000000" fo:border-right="0.018cm solid #000000" fo:border-top="0.018cm solid #000000"/>
    </style:style>
    <style:style style:name="ce50" style:family="table-cell" style:parent-style-name="HeaderCell">
      <style:table-cell-properties fo:border-bottom="0.002cm solid #999999" fo:border-left="none" fo:border-right="0.018cm solid #000000" fo:border-top="0.018cm solid #000000"/>
    </style:style>
    <style:style style:name="ce51" style:family="table-cell" style:parent-style-name="ChartEditorCell">
      <style:table-cell-properties fo:border-bottom="0.002cm solid #000000" fo:border-left="0.002cm solid #000000" fo:border-right="0.002cm solid #000000" fo:border-top="0.002cm solid #999999"/>
    </style:style>
    <style:style style:name="ce52" style:family="table-cell" style:parent-style-name="XValues">
      <style:table-cell-properties fo:border-bottom="0.002cm solid #999999" fo:border-left="0.002cm solid #000000" fo:border-right="0.002cm solid #000000" fo:border-top="0.002cm solid #999999"/>
    </style:style>
    <style:style style:name="ce53" style:family="table-cell" style:parent-style-name="XValues">
      <style:table-cell-properties fo:border-bottom="0.002cm solid #000000" fo:border-left="0.002cm solid #000000" fo:border-right="0.002cm solid #000000" fo:border-top="0.002cm solid #999999"/>
    </style:style>
    <style:style style:name="ce54" style:family="table-cell" style:parent-style-name="ChartEditorCell">
      <style:table-cell-properties fo:border-bottom="0.002cm solid #000000" fo:border-left="0.002cm solid #000000" fo:border-right="0.002cm solid #999999" fo:border-top="0.002cm solid #999999"/>
    </style:style>
    <style:style style:name="ce55" style:family="table-cell" style:parent-style-name="ChartEditorCell">
      <style:table-cell-properties fo:border-bottom="0.002cm solid #000000" fo:border-left="0.002cm solid #999999" fo:border-right="0.002cm solid #999999" fo:border-top="0.002cm solid #999999"/>
    </style:style>
    <style:style style:name="ce56" style:family="table-cell" style:parent-style-name="ChartEditorCell">
      <style:table-cell-properties fo:border-bottom="0.002cm solid #999999" fo:border-left="0.002cm solid #999999" fo:border-right="0.002cm solid #000000" fo:border-top="0.002cm solid #999999"/>
    </style:style>
    <style:style style:name="ce57" style:family="table-cell" style:parent-style-name="ChartEditorCell">
      <style:table-cell-properties fo:border-bottom="0.002cm solid #000000" fo:border-left="0.002cm solid #999999" fo:border-right="0.002cm solid #000000" fo:border-top="0.002cm solid #999999"/>
    </style:style>
    <style:style style:name="ce58" style:family="table-cell" style:parent-style-name="HeaderCell">
      <style:table-cell-properties fo:border-bottom="0.018cm solid #000000" fo:border-left="0.002cm solid #000000" fo:border-right="0.018cm solid #000000" fo:border-top="0.002cm solid #000000"/>
    </style:style>
    <style:style style:name="ce59" style:family="table-cell" style:parent-style-name="HeaderCell">
      <style:table-cell-properties fo:border-bottom="0.018cm solid #000000" fo:border-left="0.002cm solid #000000" fo:border-right="0.018cm solid #000000" fo:border-top="0.018cm solid #000000"/>
    </style:style>
    <style:style style:name="ce60" style:family="table-cell" style:parent-style-name="HeaderCell">
      <style:table-cell-properties fo:border-bottom="0.018cm solid #000000" style:text-align-source="fix" style:repeat-content="false" fo:border-left="0.002cm solid #000000" fo:border-right="0.018cm solid #000000" fo:border-top="0.018cm solid #000000"/>
      <style:paragraph-properties fo:text-align="center" fo:margin-left="0cm"/>
    </style:style>
    <style:style style:name="ce61" style:family="table-cell" style:parent-style-name="Default">
      <style:table-cell-properties fo:border-bottom="none" fo:border-left="0.002cm solid #000000" fo:border-right="none" fo:border-top="none"/>
    </style:style>
    <style:style style:name="ce62" style:family="table-cell" style:parent-style-name="Default">
      <style:table-cell-properties fo:border-bottom="0.002cm solid #000000" fo:border-left="0.002cm solid #000000" fo:border-right="none" fo:border-top="none"/>
    </style:style>
    <style:style style:name="ce63" style:family="table-cell" style:parent-style-name="HeaderCell">
      <style:table-cell-properties fo:border-bottom="0.018cm solid #000000" fo:border-left="0.002cm solid #000000" fo:border-right="0.018cm solid #000000" style:shadow="#000000 0.06cm 0.06cm" fo:border-top="0.002cm solid #000000"/>
    </style:style>
    <style:style style:name="ce64" style:family="table-cell" style:parent-style-name="HeaderCell">
      <style:table-cell-properties fo:border-bottom="0.018cm solid #000000" fo:border-left="0.002cm solid #000000" fo:border-right="0.018cm solid #000000" style:shadow="#000000 0.06cm 0.06cm" fo:border-top="0.018cm solid #000000"/>
    </style:style>
    <style:style style:name="ce65" style:family="table-cell" style:parent-style-name="HeaderCell">
      <style:table-cell-properties fo:border-bottom="0.018cm solid #000000" style:text-align-source="fix" style:repeat-content="false" fo:border-left="0.002cm solid #000000" fo:border-right="0.018cm solid #000000" style:shadow="#000000 0.06cm 0.06cm" fo:border-top="0.018cm solid #000000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666666" fo:border-left="0.002cm solid #000000" fo:border-right="none" fo:border-top="none"/>
    </style:style>
    <style:style style:name="ce67" style:family="table-cell" style:parent-style-name="Default">
      <style:table-cell-properties fo:border-bottom="0.002cm solid #000000" fo:background-color="#666666" fo:border-left="0.002cm solid #000000" fo:border-right="none" fo:border-top="none"/>
    </style:style>
    <style:style style:name="ce68" style:family="table-cell" style:parent-style-name="ChartEditorCell">
      <style:table-cell-properties fo:border-bottom="0.018cm solid #000000" fo:border-left="0.002cm solid #000000" fo:border-right="0.002cm solid #999999" fo:border-top="0.002cm solid #999999"/>
    </style:style>
    <style:style style:name="ce69" style:family="table-cell" style:parent-style-name="HeaderCell">
      <style:table-cell-properties fo:border-bottom="0.018cm solid #999999" fo:border-left="0.018cm solid #000000" fo:border-right="0.018cm solid #000000" fo:border-top="0.002cm solid #000000"/>
    </style:style>
    <style:style style:name="ce70" style:family="table-cell" style:parent-style-name="Default">
      <style:table-cell-properties fo:border-bottom="0.002cm solid #000000" fo:border-left="none" fo:border-right="none" fo:border-top="none"/>
    </style:style>
    <style:style style:name="ce71" style:family="table-cell" style:parent-style-name="HeaderCell">
      <style:table-cell-properties fo:border-bottom="0.018cm solid #999999" fo:border-left="0.018cm solid #000000" fo:border-right="0.018cm solid #000000" style:shadow="#000000 0.06cm 0.06cm" fo:border-top="0.002cm solid #000000"/>
    </style:style>
    <style:style style:name="ce72" style:family="table-cell" style:parent-style-name="ChartEditorCell">
      <style:table-cell-properties fo:border-bottom="0.002cm solid #999999" fo:border-left="none" fo:border-right="0.002cm solid #999999" style:shadow="#000000 0.06cm 0.06cm" fo:border-top="none"/>
    </style:style>
    <style:style style:name="ce73" style:family="table-cell" style:parent-style-name="XValues">
      <style:table-cell-properties fo:border-bottom="0.002cm solid #999999" fo:border-left="0.002cm solid #000000" fo:border-right="0.002cm solid #999999" style:shadow="#000000 0.06cm 0.06cm" fo:border-top="0.002cm solid #999999"/>
    </style:style>
    <style:style style:name="ce74" style:family="table-cell" style:parent-style-name="ChartEditorCell">
      <style:table-cell-properties fo:border-bottom="0.002cm solid #999999" fo:border-left="0.002cm solid #000000" fo:border-right="0.002cm solid #999999" style:shadow="#000000 0.06cm 0.06cm" fo:border-top="0.002cm solid #999999"/>
    </style:style>
    <style:style style:name="ce75" style:family="table-cell" style:parent-style-name="ChartEditorCell">
      <style:table-cell-properties fo:border-bottom="0.018cm solid #000000" fo:border-left="0.002cm solid #000000" fo:border-right="0.002cm solid #999999" style:shadow="#000000 0.06cm 0.06cm" fo:border-top="0.002cm solid #999999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order-bottom="0.002cm solid #000000" fo:background-color="#666666" fo:border-left="none" fo:border-right="none" fo:border-top="none"/>
    </style:style>
    <style:style style:name="ce78" style:family="table-cell" style:parent-style-name="ChartEditorCell">
      <style:table-cell-properties fo:border-bottom="0.018cm solid #000000" fo:border-left="0.002cm solid #999999" fo:border-right="0.002cm solid #000000" fo:border-top="0.002cm solid #999999"/>
    </style:style>
    <style:style style:name="ce79" style:family="table-cell" style:parent-style-name="ChartEditorCell">
      <style:table-cell-properties fo:border-bottom="0.002cm solid #999999" fo:border-left="0.002cm solid #000000" fo:border-right="0.002cm solid #000000" style:shadow="#000000 0.06cm 0.06cm" fo:border-top="0.002cm solid #999999"/>
    </style:style>
    <style:style style:name="ce80" style:family="table-cell" style:parent-style-name="ChartEditorCell">
      <style:table-cell-properties style:shadow="#000000 0.06cm 0.06cm"/>
    </style:style>
    <style:style style:name="ce81" style:family="table-cell" style:parent-style-name="ChartEditorCell">
      <style:table-cell-properties fo:border-bottom="0.002cm solid #999999" fo:border-left="0.002cm solid #999999" fo:border-right="0.002cm solid #000000" style:shadow="#000000 0.06cm 0.06cm" fo:border-top="0.002cm solid #999999"/>
    </style:style>
    <style:style style:name="ce82" style:family="table-cell" style:parent-style-name="ChartEditorCell">
      <style:table-cell-properties fo:border-bottom="0.018cm solid #000000" fo:border-left="0.002cm solid #999999" fo:border-right="0.002cm solid #000000" style:shadow="#000000 0.06cm 0.06cm" fo:border-top="0.002cm solid #999999"/>
    </style:style>
    <style:style style:name="ce83" style:family="table-cell" style:parent-style-name="ChartEditorCell">
      <style:table-cell-properties fo:border-bottom="0.002cm solid #000000" fo:border-left="0.002cm solid #000000" fo:border-right="0.018cm solid #000000" fo:border-top="none"/>
    </style:style>
    <style:style style:name="ce84" style:family="table-cell" style:parent-style-name="ChartEditorCell">
      <style:table-cell-properties fo:border-bottom="0.002cm solid #000000" fo:border-left="0.002cm solid #000000" fo:border-right="0.018cm solid #000000" style:shadow="#000000 0.06cm 0.06cm" fo:border-top="none"/>
    </style:style>
    <style:style style:name="ce85" style:family="table-cell" style:parent-style-name="ChartEditorCell">
      <style:table-cell-properties fo:border-bottom="0.002cm solid #999999" fo:border-left="none" fo:border-right="0.018cm solid #000000" fo:border-top="0.002cm solid #999999"/>
    </style:style>
    <style:style style:name="ce86" style:family="table-cell" style:parent-style-name="ChartEditorCell">
      <style:table-cell-properties fo:border-bottom="0.002cm solid #999999" fo:border-left="0.002cm solid #999999" fo:border-right="0.018cm solid #000000" fo:border-top="0.002cm solid #999999"/>
    </style:style>
    <style:style style:name="ce87" style:family="table-cell" style:parent-style-name="ChartEditorCell">
      <style:table-cell-properties fo:border-bottom="0.018cm solid #000000" fo:border-left="0.002cm solid #999999" fo:border-right="0.018cm solid #000000" fo:border-top="0.002cm solid #999999"/>
    </style:style>
    <style:style style:name="ce88" style:family="table-cell" style:parent-style-name="ChartEditorCell">
      <style:table-cell-properties fo:border-bottom="0.002cm solid #999999" fo:border-left="none" fo:border-right="0.018cm solid #000000" style:shadow="#000000 0.06cm 0.06cm" fo:border-top="0.002cm solid #999999"/>
    </style:style>
    <style:style style:name="ce89" style:family="table-cell" style:parent-style-name="ChartEditorCell">
      <style:table-cell-properties fo:border-bottom="0.002cm solid #999999" fo:border-left="0.002cm solid #999999" fo:border-right="0.018cm solid #000000" style:shadow="#000000 0.06cm 0.06cm" fo:border-top="0.002cm solid #999999"/>
    </style:style>
    <style:style style:name="ce90" style:family="table-cell" style:parent-style-name="ChartEditorCell">
      <style:table-cell-properties fo:border-bottom="0.018cm solid #000000" fo:border-left="0.002cm solid #999999" fo:border-right="0.018cm solid #000000" style:shadow="#000000 0.06cm 0.06cm" fo:border-top="0.002cm solid #999999"/>
    </style:style>
    <style:style style:name="ce91" style:family="table-cell" style:parent-style-name="Default">
      <style:table-cell-properties fo:border-bottom="none" fo:border-left="none" fo:border-right="none" fo:border-top="0.002cm solid #000000"/>
    </style:style>
    <style:style style:name="ce92" style:family="table-cell" style:parent-style-name="Default">
      <style:table-cell-properties fo:border-bottom="none" fo:background-color="#666666" fo:border-left="none" fo:border-right="none" fo:border-top="0.002cm solid #000000"/>
    </style:style>
    <style:style style:name="ce93" style:family="table-cell" style:parent-style-name="Default">
      <style:table-cell-properties fo:border-bottom="none" fo:border-left="none" fo:border-right="0.002cm solid #000000" fo:border-top="0.002cm solid #000000"/>
    </style:style>
    <style:style style:name="ce94" style:family="table-cell" style:parent-style-name="Default">
      <style:table-cell-properties fo:border-bottom="none" fo:border-left="none" fo:border-right="0.002cm solid #000000" fo:border-top="none"/>
    </style:style>
    <style:style style:name="ce95" style:family="table-cell" style:parent-style-name="Default">
      <style:table-cell-properties fo:border-bottom="0.002cm solid #000000" fo:border-left="none" fo:border-right="0.002cm solid #000000" fo:border-top="none"/>
    </style:style>
    <style:style style:name="ce96" style:family="table-cell" style:parent-style-name="Default">
      <style:table-cell-properties fo:border-bottom="none" fo:background-color="#666666" fo:border-left="none" fo:border-right="0.002cm solid #000000" fo:border-top="0.002cm solid #000000"/>
    </style:style>
    <style:style style:name="ce97" style:family="table-cell" style:parent-style-name="Default">
      <style:table-cell-properties fo:border-bottom="none" fo:background-color="#666666" fo:border-left="none" fo:border-right="0.002cm solid #000000" fo:border-top="none"/>
    </style:style>
    <style:style style:name="ce98" style:family="table-cell" style:parent-style-name="Default">
      <style:table-cell-properties fo:border-bottom="0.002cm solid #000000" fo:background-color="#666666" fo:border-left="none" fo:border-right="0.002cm solid #000000" fo:border-top="none"/>
    </style:style>
    <style:style style:name="ce99" style:family="table-cell" style:parent-style-name="Default">
      <style:table-cell-properties fo:border-bottom="none" fo:background-color="#666666" fo:border-left="0.002cm solid #000000" fo:border-right="none" fo:border-top="0.002cm solid #000000"/>
    </style:style>
    <style:style style:name="ce100" style:family="table-cell" style:parent-style-name="HeaderCell">
      <style:table-cell-properties fo:border="0.002cm solid #000000"/>
    </style:style>
    <style:style style:name="ce101" style:family="table-cell" style:parent-style-name="HeaderCell">
      <style:table-cell-properties fo:border-bottom="0.002cm solid #000000" fo:border-left="0.002cm solid #000000" fo:border-right="0.002cm solid #999999" fo:border-top="0.002cm solid #000000"/>
    </style:style>
    <style:style style:name="ce102" style:family="table-cell" style:parent-style-name="Default">
      <style:table-cell-properties fo:border-bottom="0.002cm solid #000000" fo:border-left="0.002cm solid #000000" fo:border-right="0.002cm solid #999999" fo:border-top="0.002cm solid #999999"/>
    </style:style>
    <style:style style:name="ce103" style:family="table-cell" style:parent-style-name="ChartEditorCell">
      <style:table-cell-properties fo:border-bottom="0.002cm solid #000000" fo:border-left="0.002cm solid #000000" fo:border-right="0.002cm solid #999999" fo:border-top="0.002cm solid #000000"/>
    </style:style>
    <style:style style:name="ce104" style:family="table-cell" style:parent-style-name="ChartEditorCell">
      <style:table-cell-properties fo:border-bottom="0.002cm solid #000000" fo:border-left="0.002cm solid #999999" fo:border-right="0.002cm solid #999999" fo:border-top="0.002cm solid #000000"/>
    </style:style>
    <style:style style:name="ce105" style:family="table-cell" style:parent-style-name="ChartEditorCell">
      <style:table-cell-properties fo:border="0.002cm solid #000000"/>
    </style:style>
    <style:style style:name="ce106" style:family="table-cell" style:parent-style-name="NonEditable">
      <style:table-cell-properties fo:border-bottom="0.002cm solid #000000" fo:border-left="0.002cm solid #999999" fo:border-right="0.002cm solid #999999" fo:border-top="0.002cm solid #000000"/>
    </style:style>
    <style:style style:name="ce107" style:family="table-cell" style:parent-style-name="NonEditable">
      <style:table-cell-properties fo:border-bottom="0.002cm solid #999999" fo:border-left="0.002cm solid #999999" fo:border-right="0.002cm solid #999999" fo:border-top="0.002cm solid #000000"/>
    </style:style>
    <style:style style:name="ce108" style:family="table-cell" style:parent-style-name="NonEditable">
      <style:table-cell-properties fo:border-bottom="0.002cm solid #000000" fo:border-left="0.002cm solid #999999" fo:border-right="0.002cm solid #999999" fo:border-top="0.002cm solid #999999"/>
    </style:style>
    <style:style style:name="ce109" style:family="table-cell" style:parent-style-name="XValues">
      <style:table-cell-properties fo:border-bottom="0.002cm solid #000000" fo:border-left="0.002cm solid #999999" fo:border-right="0.002cm solid #000000" fo:border-top="0.002cm solid #000000"/>
    </style:style>
    <style:style style:name="ce110" style:family="table-cell" style:parent-style-name="YValues">
      <style:table-cell-properties fo:border-bottom="0.002cm solid #000000" fo:border-left="0.002cm solid #999999" fo:border-right="0.002cm solid #000000" fo:border-top="0.002cm solid #000000"/>
    </style:style>
    <style:style style:name="ce111" style:family="table-cell" style:parent-style-name="XValues">
      <style:table-cell-properties fo:border-bottom="0.002cm solid #999999" fo:border-left="0.002cm solid #999999" fo:border-right="0.002cm solid #000000" fo:border-top="0.002cm solid #000000"/>
    </style:style>
    <style:style style:name="ce112" style:family="table-cell" style:parent-style-name="YValues">
      <style:table-cell-properties fo:border-bottom="0.002cm solid #000000" fo:border-left="0.002cm solid #999999" fo:border-right="0.002cm solid #000000" fo:border-top="0.002cm solid #999999"/>
    </style:style>
    <style:style style:name="ce113" style:family="table-cell" style:parent-style-name="YValues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solid" draw:fill="gradient" draw:fill-gradient-name="Gradient_20_Yellow" draw:textarea-horizontal-align="left" draw:textarea-vertical-align="middle" fo:padding-top="0.04cm" fo:padding-left="0cm"/>
    </style:style>
    <style:style style:name="gr3" style:family="graphic">
      <style:graphic-properties draw:stroke="solid" draw:fill="gradient" draw:fill-gradient-name="Gradient_20_to_20_Green" draw:textarea-horizontal-align="left" draw:textarea-vertical-align="middle" fo:padding-top="0.04cm" fo:padding-left="0cm"/>
    </style:style>
    <style:style style:name="gr4" style:family="graphic">
      <style:graphic-properties draw:stroke="solid" draw:fill="gradient" draw:fill-gradient-name="G_20_Lila" draw:textarea-horizontal-align="left" draw:textarea-vertical-align="middle" fo:padding-top="0.04cm" fo:padding-left="0cm"/>
    </style:style>
    <style:style style:name="gr5" style:family="graphic">
      <style:graphic-properties draw:stroke="solid" draw:fill="gradient" draw:fill-gradient-name="Gradient_20_to_20_Bordeaux" draw:textarea-horizontal-align="left" draw:textarea-vertical-align="middle" fo:padding-top="0.04cm" fo:padding-left="0cm"/>
    </style:style>
    <style:style style:name="gr6" style:family="graphic">
      <style:graphic-properties draw:stroke="solid" draw:fill="gradient" draw:fill-gradient-name="G_20_Blassgelb" draw:textarea-horizontal-align="left" draw:textarea-vertical-align="middle" fo:padding-top="0.04cm" fo:padding-left="0cm"/>
    </style:style>
    <style:style style:name="gr7" style:family="graphic">
      <style:graphic-properties draw:stroke="solid" draw:fill="gradient" draw:fill-gradient-name="Gradient_20_to_20_Blassgrün" draw:textarea-horizontal-align="left" draw:textarea-vertical-align="middle" fo:padding-top="0.04cm" fo:padding-left="0cm"/>
    </style:style>
    <style:style style:name="gr8" style:family="graphic">
      <style:graphic-properties draw:stroke="solid" draw:fill="gradient" draw:fill-gradient-name="Gradient_20_to_20_Dunkellila" draw:textarea-horizontal-align="left" draw:textarea-vertical-align="middle" fo:padding-top="0.04cm" fo:padding-left="0cm"/>
    </style:style>
    <style:style style:name="gr9" style:family="graphic">
      <style:graphic-properties draw:stroke="solid" draw:fill="gradient" draw:fill-gradient-name="Gradient_20_8" draw:textarea-horizontal-align="left" draw:textarea-vertical-align="middle" fo:padding-top="0.04cm" fo:padding-left="0cm"/>
    </style:style>
    <style:style style:name="gr10" style:family="graphic">
      <style:graphic-properties draw:stroke="solid" draw:fill="gradient" draw:fill-gradient-name="Gradient_20_7" draw:textarea-horizontal-align="left" draw:textarea-vertical-align="middle" fo:padding-top="0.04cm" fo:padding-left="0cm"/>
    </style:style>
    <style:style style:name="gr11" style:family="graphic">
      <style:graphic-properties draw:fill="solid" draw:fill-color="#ffc726" draw:textarea-horizontal-align="center" draw:textarea-vertical-align="middle"/>
    </style:style>
    <style:style style:name="gr12" style:family="graphic">
      <style:graphic-properties draw:fill="solid" draw:fill-color="#7da647" draw:textarea-horizontal-align="center" draw:textarea-vertical-align="middle"/>
    </style:style>
    <style:style style:name="gr13" style:family="graphic">
      <style:graphic-properties draw:fill="solid" draw:fill-color="#9999ff" draw:textarea-horizontal-align="center" draw:textarea-vertical-align="middle"/>
    </style:style>
    <style:style style:name="gr14" style:family="graphic">
      <style:graphic-properties draw:fill="solid" draw:fill-color="#993366" draw:textarea-horizontal-align="center" draw:textarea-vertical-align="middle"/>
    </style:style>
    <style:style style:name="gr15" style:family="graphic">
      <style:graphic-properties draw:fill="solid" draw:fill-color="#ffffcc" draw:textarea-horizontal-align="center" draw:textarea-vertical-align="middle"/>
    </style:style>
    <style:style style:name="gr16" style:family="graphic">
      <style:graphic-properties draw:fill="solid" draw:fill-color="#ccffff" draw:textarea-horizontal-align="center" draw:textarea-vertical-align="middle"/>
    </style:style>
    <style:style style:name="gr17" style:family="graphic">
      <style:graphic-properties draw:fill="solid" draw:fill-color="#660066" draw:textarea-horizontal-align="center" draw:textarea-vertical-align="middle"/>
    </style:style>
    <style:style style:name="gr18" style:family="graphic">
      <style:graphic-properties draw:fill-color="#000080" draw:textarea-horizontal-align="center" draw:textarea-vertical-align="middle"/>
    </style:style>
    <style:style style:name="gr19" style:family="graphic">
      <style:graphic-properties draw:fill-color="#35556b" draw:textarea-horizontal-align="center" draw:textarea-vertical-align="middle"/>
    </style:style>
    <style:style style:name="gr20" style:family="graphic">
      <style:graphic-properties draw:stroke="none" svg:stroke-color="#000000" draw:fill="none" draw:fill-color="#ffffff" draw:textarea-vertical-align="middle" fo:min-height="1.84cm"/>
    </style:style>
    <style:style style:name="gr21" style:family="graphic">
      <style:graphic-properties draw:stroke="none" svg:stroke-color="#000000" draw:fill="none" draw:fill-color="#ffffff" draw:textarea-vertical-align="middle" fo:min-height="1.782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family="Albany" style:font-style-name="Standard" style:font-family-generic="swiss" style:font-pitch="variable" fo:font-size="10pt" style:font-size-asian="24pt" style:font-size-complex="24pt"/>
    </style:style>
    <style:style style:name="P4" style:family="paragraph">
      <style:paragraph-properties fo:text-align="center"/>
      <style:text-properties fo:color="#999999" style:text-outline="true" fo:font-family="Albany" style:font-style-name="Standard" style:font-family-generic="swiss" style:font-pitch="variable" fo:font-size="36pt" fo:text-shadow="none" style:font-size-asian="24pt" style:font-size-complex="24pt"/>
    </style:style>
    <style:style style:name="P5" style:family="paragraph">
      <style:paragraph-properties fo:text-align="center"/>
      <style:text-properties fo:color="#000000" style:text-outline="true" fo:font-family="Albany" style:font-style-name="Standard" style:font-family-generic="swiss" style:font-pitch="variable" fo:font-size="36pt" fo:text-shadow="none" style:font-size-asian="24pt" style:font-size-complex="24pt"/>
    </style:style>
    <style:style style:name="T1" style:family="text">
      <style:text-properties fo:font-family="Albany" style:font-style-name="Standard" style:font-family-generic="swiss" style:font-pitch="variable" fo:font-size="10pt" style:font-size-asian="24pt" style:font-size-complex="24pt"/>
    </style:style>
    <style:style style:name="T2" style:family="text">
      <style:text-properties fo:color="#999999" style:text-outline="true" fo:font-family="Albany" style:font-style-name="Standard" style:font-family-generic="swiss" style:font-pitch="variable" fo:font-size="36pt" fo:text-shadow="none" style:font-size-asian="24pt" style:font-size-complex="24pt"/>
    </style:style>
    <style:style style:name="T3" style:family="text">
      <style:text-properties fo:color="#999999" style:text-outline="true" fo:font-family="Wingdings" style:font-style-name="Regular" style:font-pitch="variable" style:font-charset="x-symbol" fo:font-size="36pt" fo:text-shadow="none" style:font-size-asian="24pt" style:font-size-complex="24pt"/>
    </style:style>
    <style:style style:name="T4" style:family="text">
      <style:text-properties fo:color="#000000" style:text-outline="true" fo:font-family="Albany" style:font-style-name="Standard" style:font-family-generic="swiss" style:font-pitch="variable" fo:font-size="36pt" fo:text-shadow="none" style:font-size-asian="24pt" style:font-size-complex="24pt"/>
    </style:style>
  </office:automatic-styles>
  <office:body>
    <office:spreadsheet>
      <table:table table:name="Chart Da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1" table:default-cell-style-name="ce6"/>
        <table:table-column table:style-name="co1" table:number-columns-repeated="3" table:default-cell-style-name="ce7"/>
        <table:table-column table:style-name="co1" table:visibility="collapse" table:number-columns-repeated="250" table:default-cell-style-name="Default"/>
        <table:table-row table:style-name="ro1">
          <table:table-cell table:style-name="ce1" office:value-type="string">
            <text:p>Chart Type</text:p>
          </table:table-cell>
          <table:table-cell table:style-name="ce1"/>
          <table:table-cell table:style-name="ce4" office:value-type="string" table:number-columns-spanned="2" table:number-rows-spanned="1">
            <text:p>Scatter</text:p>
          </table:table-cell>
          <table:covered-table-cell table:style-name="ce3"/>
          <table:table-cell table:style-name="ce8" office:value-type="string">
            <text:p>Bar</text:p>
          </table:table-cell>
          <table:table-cell table:style-name="ce9" office:value-type="string">
            <text:p>Bar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Names</text:p>
          </table:table-cell>
          <table:table-cell/>
          <table:table-cell table:style-name="ce5" office:value-type="string" table:number-columns-spanned="2" table:number-rows-spanned="1">
            <text:p>Series 1</text:p>
          </table:table-cell>
          <table:covered-table-cell table:style-name="ce5"/>
          <table:table-cell table:style-name="ce5" office:value-type="string">
            <text:p>Series 2</text:p>
          </table:table-cell>
          <table:table-cell table:style-name="ce5" office:value-type="string">
            <text:p>Series 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Categories</text:p>
          </table:table-cell>
          <table:table-cell table:style-name="ce1" office:value-type="string">
            <text:p>X-Values</text:p>
          </table:table-cell>
          <table:table-cell table:number-columns-repeated="3" table:style-name="ce1" office:value-type="string">
            <text:p>Y-Values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es</text:p>
          </table:table-cell>
          <table:table-cell office:value-type="float" office:value="1">
            <text:p>1</text:p>
          </table:table-cell>
          <table:table-cell office:value-type="float" office:value="3.14">
            <text:p>3.14</text:p>
          </table:table-cell>
          <table:table-cell office:value-type="float" office:value="1">
            <text:p>1</text:p>
          </table:table-cell>
          <table:table-cell office:value-type="float" office:value="4.54">
            <text:p>4.54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rries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office:value-type="float" office:value="2">
            <text:p>2</text:p>
          </table:table-cell>
          <table:table-cell office:value-type="float" office:value="9.65">
            <text:p>9.65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rawberries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anas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6.2">
            <text:p>6.2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table:number-columns-repeated="255"/>
        </table:table-row>
        <table:table-row table:style-name="ro1">
          <table:table-cell office:value-type="float" office:value="6">
            <text:p>6</text:p>
          </table:table-cell>
          <table:table-cell table:number-columns-repeated="255"/>
        </table:table-row>
        <table:table-row table:style-name="ro1">
          <table:table-cell office:value-type="float" office:value="7">
            <text:p>7</text:p>
          </table:table-cell>
          <table:table-cell table:number-columns-repeated="255"/>
        </table:table-row>
        <table:table-row table:style-name="ro1">
          <table:table-cell office:value-type="float" office:value="8">
            <text:p>8</text:p>
          </table:table-cell>
          <table:table-cell table:number-columns-repeated="255"/>
        </table:table-row>
        <table:table-row table:style-name="ro1">
          <table:table-cell office:value-type="float" office:value="9">
            <text:p>9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table:number-columns-repeated="255"/>
        </table:table-row>
        <table:table-row table:style-name="ro1">
          <table:table-cell office:value-type="float" office:value="11">
            <text:p>11</text:p>
          </table:table-cell>
          <table:table-cell table:number-columns-repeated="255"/>
        </table:table-row>
        <table:table-row table:style-name="ro1">
          <table:table-cell office:value-type="float" office:value="12">
            <text:p>12</text:p>
          </table:table-cell>
          <table:table-cell table:number-columns-repeated="255"/>
        </table:table-row>
        <table:table-row table:style-name="ro1">
          <table:table-cell office:value-type="float" office:value="13">
            <text:p>13</text:p>
          </table:table-cell>
          <table:table-cell table:number-columns-repeated="255"/>
        </table:table-row>
        <table:table-row table:style-name="ro1">
          <table:table-cell office:value-type="float" office:value="14">
            <text:p>14</text:p>
          </table:table-cell>
          <table:table-cell table:number-columns-repeated="255"/>
        </table:table-row>
        <table:table-row table:style-name="ro1">
          <table:table-cell office:value-type="float" office:value="15">
            <text:p>15</text:p>
          </table:table-cell>
          <table:table-cell table:number-columns-repeated="255"/>
        </table:table-row>
        <table:table-row table:style-name="ro1">
          <table:table-cell office:value-type="float" office:value="16">
            <text:p>16</text:p>
          </table:table-cell>
          <table:table-cell table:number-columns-repeated="255"/>
        </table:table-row>
        <table:table-row table:style-name="ro1">
          <table:table-cell office:value-type="float" office:value="17">
            <text:p>17</text:p>
          </table:table-cell>
          <table:table-cell table:number-columns-repeated="255"/>
        </table:table-row>
        <table:table-row table:style-name="ro1">
          <table:table-cell office:value-type="float" office:value="18">
            <text:p>18</text:p>
          </table:table-cell>
          <table:table-cell table:number-columns-repeated="255"/>
        </table:table-row>
        <table:table-row table:style-name="ro1">
          <table:table-cell office:value-type="float" office:value="19">
            <text:p>19</text:p>
          </table:table-cell>
          <table:table-cell table:number-columns-repeated="255"/>
        </table:table-row>
        <table:table-row table:style-name="ro1">
          <table:table-cell office:value-type="float" office:value="20">
            <text:p>20</text:p>
          </table:table-cell>
          <table:table-cell table:number-columns-repeated="255"/>
        </table:table-row>
        <table:table-row table:style-name="ro1">
          <table:table-cell office:value-type="float" office:value="21">
            <text:p>21</text:p>
          </table:table-cell>
          <table:table-cell table:number-columns-repeated="255"/>
        </table:table-row>
        <table:table-row table:style-name="ro1">
          <table:table-cell office:value-type="float" office:value="22">
            <text:p>22</text:p>
          </table:table-cell>
          <table:table-cell table:number-columns-repeated="255"/>
        </table:table-row>
        <table:table-row table:style-name="ro1">
          <table:table-cell office:value-type="float" office:value="23">
            <text:p>23</text:p>
          </table:table-cell>
          <table:table-cell table:number-columns-repeated="255"/>
        </table:table-row>
        <table:table-row table:style-name="ro1">
          <table:table-cell office:value-type="float" office:value="24">
            <text:p>24</text:p>
          </table:table-cell>
          <table:table-cell table:number-columns-repeated="255"/>
        </table:table-row>
        <table:table-row table:style-name="ro1">
          <table:table-cell office:value-type="float" office:value="25">
            <text:p>25</text:p>
          </table:table-cell>
          <table:table-cell table:number-columns-repeated="255"/>
        </table:table-row>
        <table:table-row table:style-name="ro1">
          <table:table-cell office:value-type="float" office:value="26">
            <text:p>26</text:p>
          </table:table-cell>
          <table:table-cell table:number-columns-repeated="255"/>
        </table:table-row>
        <table:table-row table:style-name="ro1">
          <table:table-cell office:value-type="float" office:value="27">
            <text:p>27</text:p>
          </table:table-cell>
          <table:table-cell table:number-columns-repeated="255"/>
        </table:table-row>
        <table:table-row table:style-name="ro1">
          <table:table-cell office:value-type="float" office:value="28">
            <text:p>28</text:p>
          </table:table-cell>
          <table:table-cell table:number-columns-repeated="255"/>
        </table:table-row>
        <table:table-row table:style-name="ro1">
          <table:table-cell office:value-type="float" office:value="29">
            <text:p>29</text:p>
          </table:table-cell>
          <table:table-cell table:number-columns-repeated="255"/>
        </table:table-row>
        <table:table-row table:style-name="ro1">
          <table:table-cell office:value-type="float" office:value="30">
            <text:p>30</text:p>
          </table:table-cell>
          <table:table-cell table:number-columns-repeated="255"/>
        </table:table-row>
        <table:table-row table:style-name="ro1">
          <table:table-cell office:value-type="float" office:value="31">
            <text:p>31</text:p>
          </table:table-cell>
          <table:table-cell table:number-columns-repeated="255"/>
        </table:table-row>
        <table:table-row table:style-name="ro1">
          <table:table-cell office:value-type="float" office:value="32">
            <text:p>32</text:p>
          </table:table-cell>
          <table:table-cell table:number-columns-repeated="255"/>
        </table:table-row>
        <table:table-row table:style-name="ro1">
          <table:table-cell office:value-type="float" office:value="33">
            <text:p>33</text:p>
          </table:table-cell>
          <table:table-cell table:number-columns-repeated="255"/>
        </table:table-row>
        <table:table-row table:style-name="ro1">
          <table:table-cell office:value-type="float" office:value="34">
            <text:p>34</text:p>
          </table:table-cell>
          <table:table-cell table:number-columns-repeated="255"/>
        </table:table-row>
        <table:table-row table:style-name="ro1">
          <table:table-cell office:value-type="float" office:value="35">
            <text:p>35</text:p>
          </table:table-cell>
          <table:table-cell table:number-columns-repeated="255"/>
        </table:table-row>
        <table:table-row table:style-name="ro1">
          <table:table-cell office:value-type="float" office:value="36">
            <text:p>36</text:p>
          </table:table-cell>
          <table:table-cell table:number-columns-repeated="255"/>
        </table:table-row>
        <table:table-row table:style-name="ro1">
          <table:table-cell office:value-type="float" office:value="37">
            <text:p>37</text:p>
          </table:table-cell>
          <table:table-cell table:number-columns-repeated="255"/>
        </table:table-row>
        <table:table-row table:style-name="ro1">
          <table:table-cell office:value-type="float" office:value="38">
            <text:p>38</text:p>
          </table:table-cell>
          <table:table-cell table:number-columns-repeated="255"/>
        </table:table-row>
        <table:table-row table:style-name="ro1">
          <table:table-cell office:value-type="float" office:value="39">
            <text:p>39</text:p>
          </table:table-cell>
          <table:table-cell table:number-columns-repeated="255"/>
        </table:table-row>
        <table:table-row table:style-name="ro1">
          <table:table-cell office:value-type="float" office:value="40">
            <text:p>40</text:p>
          </table:table-cell>
          <table:table-cell table:number-columns-repeated="255"/>
        </table:table-row>
        <table:table-row table:style-name="ro1">
          <table:table-cell office:value-type="float" office:value="41">
            <text:p>41</text:p>
          </table:table-cell>
          <table:table-cell table:number-columns-repeated="255"/>
        </table:table-row>
        <table:table-row table:style-name="ro1">
          <table:table-cell office:value-type="float" office:value="42">
            <text:p>42</text:p>
          </table:table-cell>
          <table:table-cell table:number-columns-repeated="255"/>
        </table:table-row>
        <table:table-row table:style-name="ro1">
          <table:table-cell office:value-type="float" office:value="43">
            <text:p>43</text:p>
          </table:table-cell>
          <table:table-cell table:number-columns-repeated="255"/>
        </table:table-row>
        <table:table-row table:style-name="ro1">
          <table:table-cell office:value-type="float" office:value="44">
            <text:p>44</text:p>
          </table:table-cell>
          <table:table-cell table:number-columns-repeated="255"/>
        </table:table-row>
        <table:table-row table:style-name="ro1">
          <table:table-cell office:value-type="float" office:value="45">
            <text:p>45</text:p>
          </table:table-cell>
          <table:table-cell table:number-columns-repeated="255"/>
        </table:table-row>
        <table:table-row table:style-name="ro1">
          <table:table-cell office:value-type="float" office:value="46">
            <text:p>46</text:p>
          </table:table-cell>
          <table:table-cell table:number-columns-repeated="255"/>
        </table:table-row>
        <table:table-row table:style-name="ro1">
          <table:table-cell office:value-type="float" office:value="47">
            <text:p>47</text:p>
          </table:table-cell>
          <table:table-cell table:number-columns-repeated="255"/>
        </table:table-row>
        <table:table-row table:style-name="ro1">
          <table:table-cell office:value-type="float" office:value="48">
            <text:p>48</text:p>
          </table:table-cell>
          <table:table-cell table:number-columns-repeated="255"/>
        </table:table-row>
        <table:table-row table:style-name="ro1">
          <table:table-cell office:value-type="float" office:value="49">
            <text:p>49</text:p>
          </table:table-cell>
          <table:table-cell table:number-columns-repeated="255"/>
        </table:table-row>
        <table:table-row table:style-name="ro1">
          <table:table-cell office:value-type="float" office:value="50">
            <text:p>50</text:p>
          </table:table-cell>
          <table:table-cell table:number-columns-repeated="255"/>
        </table:table-row>
        <table:table-row table:style-name="ro1">
          <table:table-cell office:value-type="float" office:value="51">
            <text:p>51</text:p>
          </table:table-cell>
          <table:table-cell table:number-columns-repeated="255"/>
        </table:table-row>
        <table:table-row table:style-name="ro1">
          <table:table-cell office:value-type="float" office:value="52">
            <text:p>52</text:p>
          </table:table-cell>
          <table:table-cell table:number-columns-repeated="255"/>
        </table:table-row>
        <table:table-row table:style-name="ro1">
          <table:table-cell office:value-type="float" office:value="53">
            <text:p>53</text:p>
          </table:table-cell>
          <table:table-cell table:number-columns-repeated="255"/>
        </table:table-row>
        <table:table-row table:style-name="ro1">
          <table:table-cell office:value-type="float" office:value="54">
            <text:p>54</text:p>
          </table:table-cell>
          <table:table-cell table:number-columns-repeated="255"/>
        </table:table-row>
        <table:table-row table:style-name="ro1">
          <table:table-cell office:value-type="float" office:value="55">
            <text:p>55</text:p>
          </table:table-cell>
          <table:table-cell table:number-columns-repeated="255"/>
        </table:table-row>
        <table:table-row table:style-name="ro1">
          <table:table-cell office:value-type="float" office:value="56">
            <text:p>56</text:p>
          </table:table-cell>
          <table:table-cell table:number-columns-repeated="255"/>
        </table:table-row>
        <table:table-row table:style-name="ro1">
          <table:table-cell office:value-type="float" office:value="57">
            <text:p>57</text:p>
          </table:table-cell>
          <table:table-cell table:number-columns-repeated="255"/>
        </table:table-row>
        <table:table-row table:style-name="ro1">
          <table:table-cell office:value-type="float" office:value="58">
            <text:p>58</text:p>
          </table:table-cell>
          <table:table-cell table:number-columns-repeated="255"/>
        </table:table-row>
        <table:table-row table:style-name="ro1">
          <table:table-cell office:value-type="float" office:value="59">
            <text:p>59</text:p>
          </table:table-cell>
          <table:table-cell table:number-columns-repeated="255"/>
        </table:table-row>
        <table:table-row table:style-name="ro1">
          <table:table-cell office:value-type="float" office:value="60">
            <text:p>60</text:p>
          </table:table-cell>
          <table:table-cell table:number-columns-repeated="255"/>
        </table:table-row>
        <table:table-row table:style-name="ro1">
          <table:table-cell office:value-type="float" office:value="61">
            <text:p>61</text:p>
          </table:table-cell>
          <table:table-cell table:number-columns-repeated="255"/>
        </table:table-row>
        <table:table-row table:style-name="ro1">
          <table:table-cell office:value-type="float" office:value="62">
            <text:p>62</text:p>
          </table:table-cell>
          <table:table-cell table:number-columns-repeated="255"/>
        </table:table-row>
        <table:table-row table:style-name="ro1">
          <table:table-cell office:value-type="float" office:value="63">
            <text:p>63</text:p>
          </table:table-cell>
          <table:table-cell table:number-columns-repeated="255"/>
        </table:table-row>
        <table:table-row table:style-name="ro1">
          <table:table-cell office:value-type="float" office:value="64">
            <text:p>64</text:p>
          </table:table-cell>
          <table:table-cell table:number-columns-repeated="255"/>
        </table:table-row>
        <table:table-row table:style-name="ro1">
          <table:table-cell office:value-type="float" office:value="65">
            <text:p>65</text:p>
          </table:table-cell>
          <table:table-cell table:number-columns-repeated="255"/>
        </table:table-row>
        <table:table-row table:style-name="ro1">
          <table:table-cell office:value-type="float" office:value="66">
            <text:p>66</text:p>
          </table:table-cell>
          <table:table-cell table:number-columns-repeated="255"/>
        </table:table-row>
        <table:table-row table:style-name="ro1">
          <table:table-cell office:value-type="float" office:value="67">
            <text:p>67</text:p>
          </table:table-cell>
          <table:table-cell table:number-columns-repeated="255"/>
        </table:table-row>
        <table:table-row table:style-name="ro1">
          <table:table-cell office:value-type="float" office:value="68">
            <text:p>68</text:p>
          </table:table-cell>
          <table:table-cell table:number-columns-repeated="255"/>
        </table:table-row>
        <table:table-row table:style-name="ro1">
          <table:table-cell office:value-type="float" office:value="69">
            <text:p>69</text:p>
          </table:table-cell>
          <table:table-cell table:number-columns-repeated="255"/>
        </table:table-row>
        <table:table-row table:style-name="ro1">
          <table:table-cell office:value-type="float" office:value="70">
            <text:p>70</text:p>
          </table:table-cell>
          <table:table-cell table:number-columns-repeated="255"/>
        </table:table-row>
        <table:table-row table:style-name="ro1">
          <table:table-cell office:value-type="float" office:value="71">
            <text:p>71</text:p>
          </table:table-cell>
          <table:table-cell table:number-columns-repeated="255"/>
        </table:table-row>
        <table:table-row table:style-name="ro1">
          <table:table-cell office:value-type="float" office:value="72">
            <text:p>72</text:p>
          </table:table-cell>
          <table:table-cell table:number-columns-repeated="255"/>
        </table:table-row>
        <table:table-row table:style-name="ro1">
          <table:table-cell office:value-type="float" office:value="73">
            <text:p>73</text:p>
          </table:table-cell>
          <table:table-cell table:number-columns-repeated="255"/>
        </table:table-row>
        <table:table-row table:style-name="ro1">
          <table:table-cell office:value-type="float" office:value="74">
            <text:p>74</text:p>
          </table:table-cell>
          <table:table-cell table:number-columns-repeated="255"/>
        </table:table-row>
        <table:table-row table:style-name="ro1">
          <table:table-cell office:value-type="float" office:value="75">
            <text:p>75</text:p>
          </table:table-cell>
          <table:table-cell table:number-columns-repeated="255"/>
        </table:table-row>
        <table:table-row table:style-name="ro1">
          <table:table-cell office:value-type="float" office:value="76">
            <text:p>76</text:p>
          </table:table-cell>
          <table:table-cell table:number-columns-repeated="255"/>
        </table:table-row>
        <table:table-row table:style-name="ro1">
          <table:table-cell office:value-type="float" office:value="77">
            <text:p>77</text:p>
          </table:table-cell>
          <table:table-cell table:number-columns-repeated="255"/>
        </table:table-row>
        <table:table-row table:style-name="ro1">
          <table:table-cell office:value-type="float" office:value="78">
            <text:p>78</text:p>
          </table:table-cell>
          <table:table-cell table:number-columns-repeated="255"/>
        </table:table-row>
        <table:table-row table:style-name="ro1">
          <table:table-cell office:value-type="float" office:value="79">
            <text:p>79</text:p>
          </table:table-cell>
          <table:table-cell table:number-columns-repeated="255"/>
        </table:table-row>
        <table:table-row table:style-name="ro1">
          <table:table-cell office:value-type="float" office:value="80">
            <text:p>80</text:p>
          </table:table-cell>
          <table:table-cell table:number-columns-repeated="255"/>
        </table:table-row>
        <table:table-row table:style-name="ro1">
          <table:table-cell office:value-type="float" office:value="81">
            <text:p>81</text:p>
          </table:table-cell>
          <table:table-cell table:number-columns-repeated="255"/>
        </table:table-row>
        <table:table-row table:style-name="ro1">
          <table:table-cell office:value-type="float" office:value="82">
            <text:p>82</text:p>
          </table:table-cell>
          <table:table-cell table:number-columns-repeated="255"/>
        </table:table-row>
        <table:table-row table:style-name="ro1">
          <table:table-cell office:value-type="float" office:value="83">
            <text:p>83</text:p>
          </table:table-cell>
          <table:table-cell table:number-columns-repeated="255"/>
        </table:table-row>
        <table:table-row table:style-name="ro1">
          <table:table-cell office:value-type="float" office:value="84">
            <text:p>84</text:p>
          </table:table-cell>
          <table:table-cell table:number-columns-repeated="255"/>
        </table:table-row>
        <table:table-row table:style-name="ro1">
          <table:table-cell office:value-type="float" office:value="85">
            <text:p>85</text:p>
          </table:table-cell>
          <table:table-cell table:number-columns-repeated="255"/>
        </table:table-row>
        <table:table-row table:style-name="ro1">
          <table:table-cell office:value-type="float" office:value="86">
            <text:p>86</text:p>
          </table:table-cell>
          <table:table-cell table:number-columns-repeated="255"/>
        </table:table-row>
        <table:table-row table:style-name="ro1">
          <table:table-cell office:value-type="float" office:value="87">
            <text:p>87</text:p>
          </table:table-cell>
          <table:table-cell table:number-columns-repeated="255"/>
        </table:table-row>
        <table:table-row table:style-name="ro1">
          <table:table-cell office:value-type="float" office:value="88">
            <text:p>88</text:p>
          </table:table-cell>
          <table:table-cell table:number-columns-repeated="255"/>
        </table:table-row>
        <table:table-row table:style-name="ro1">
          <table:table-cell office:value-type="float" office:value="89">
            <text:p>89</text:p>
          </table:table-cell>
          <table:table-cell table:number-columns-repeated="255"/>
        </table:table-row>
        <table:table-row table:style-name="ro1">
          <table:table-cell office:value-type="float" office:value="90">
            <text:p>90</text:p>
          </table:table-cell>
          <table:table-cell table:number-columns-repeated="255"/>
        </table:table-row>
        <table:table-row table:style-name="ro1">
          <table:table-cell office:value-type="float" office:value="91">
            <text:p>91</text:p>
          </table:table-cell>
          <table:table-cell table:number-columns-repeated="255"/>
        </table:table-row>
        <table:table-row table:style-name="ro1">
          <table:table-cell office:value-type="float" office:value="92">
            <text:p>92</text:p>
          </table:table-cell>
          <table:table-cell table:number-columns-repeated="255"/>
        </table:table-row>
        <table:table-row table:style-name="ro1">
          <table:table-cell office:value-type="float" office:value="93">
            <text:p>93</text:p>
          </table:table-cell>
          <table:table-cell table:number-columns-repeated="255"/>
        </table:table-row>
        <table:table-row table:style-name="ro1">
          <table:table-cell office:value-type="float" office:value="94">
            <text:p>94</text:p>
          </table:table-cell>
          <table:table-cell table:number-columns-repeated="255"/>
        </table:table-row>
        <table:table-row table:style-name="ro1">
          <table:table-cell office:value-type="float" office:value="95">
            <text:p>95</text:p>
          </table:table-cell>
          <table:table-cell table:number-columns-repeated="255"/>
        </table:table-row>
        <table:table-row table:style-name="ro1">
          <table:table-cell office:value-type="float" office:value="96">
            <text:p>96</text:p>
          </table:table-cell>
          <table:table-cell table:number-columns-repeated="255"/>
        </table:table-row>
        <table:table-row table:style-name="ro1">
          <table:table-cell office:value-type="float" office:value="97">
            <text:p>97</text:p>
          </table:table-cell>
          <table:table-cell table:number-columns-repeated="255"/>
        </table:table-row>
        <table:table-row table:style-name="ro1">
          <table:table-cell office:value-type="float" office:value="98">
            <text:p>98</text:p>
          </table:table-cell>
          <table:table-cell table:number-columns-repeated="255"/>
        </table:table-row>
        <table:table-row table:style-name="ro1">
          <table:table-cell office:value-type="float" office:value="99">
            <text:p>99</text:p>
          </table:table-cell>
          <table:table-cell table:number-columns-repeated="255"/>
        </table:table-row>
        <table:table-row table:style-name="ro1">
          <table:table-cell office:value-type="float" office:value="100">
            <text:p>100</text:p>
          </table:table-cell>
          <table:table-cell table:number-columns-repeated="255"/>
        </table:table-row>
        <table:table-row table:style-name="ro1">
          <table:table-cell office:value-type="float" office:value="101">
            <text:p>101</text:p>
          </table:table-cell>
          <table:table-cell table:number-columns-repeated="255"/>
        </table:table-row>
        <table:table-row table:style-name="ro1">
          <table:table-cell office:value-type="float" office:value="102">
            <text:p>102</text:p>
          </table:table-cell>
          <table:table-cell table:number-columns-repeated="255"/>
        </table:table-row>
        <table:table-row table:style-name="ro1">
          <table:table-cell office:value-type="float" office:value="103">
            <text:p>103</text:p>
          </table:table-cell>
          <table:table-cell table:number-columns-repeated="255"/>
        </table:table-row>
        <table:table-row table:style-name="ro1">
          <table:table-cell office:value-type="float" office:value="104">
            <text:p>104</text:p>
          </table:table-cell>
          <table:table-cell table:number-columns-repeated="255"/>
        </table:table-row>
        <table:table-row table:style-name="ro1">
          <table:table-cell office:value-type="float" office:value="105">
            <text:p>105</text:p>
          </table:table-cell>
          <table:table-cell table:number-columns-repeated="255"/>
        </table:table-row>
        <table:table-row table:style-name="ro1">
          <table:table-cell office:value-type="float" office:value="106">
            <text:p>106</text:p>
          </table:table-cell>
          <table:table-cell table:number-columns-repeated="255"/>
        </table:table-row>
        <table:table-row table:style-name="ro1">
          <table:table-cell office:value-type="float" office:value="107">
            <text:p>107</text:p>
          </table:table-cell>
          <table:table-cell table:number-columns-repeated="255"/>
        </table:table-row>
        <table:table-row table:style-name="ro1">
          <table:table-cell office:value-type="float" office:value="108">
            <text:p>108</text:p>
          </table:table-cell>
          <table:table-cell table:number-columns-repeated="255"/>
        </table:table-row>
        <table:table-row table:style-name="ro1">
          <table:table-cell office:value-type="float" office:value="109">
            <text:p>109</text:p>
          </table:table-cell>
          <table:table-cell table:number-columns-repeated="255"/>
        </table:table-row>
        <table:table-row table:style-name="ro1">
          <table:table-cell office:value-type="float" office:value="110">
            <text:p>110</text:p>
          </table:table-cell>
          <table:table-cell table:number-columns-repeated="255"/>
        </table:table-row>
        <table:table-row table:style-name="ro1">
          <table:table-cell office:value-type="float" office:value="111">
            <text:p>111</text:p>
          </table:table-cell>
          <table:table-cell table:number-columns-repeated="255"/>
        </table:table-row>
        <table:table-row table:style-name="ro1">
          <table:table-cell office:value-type="float" office:value="112">
            <text:p>112</text:p>
          </table:table-cell>
          <table:table-cell table:number-columns-repeated="255"/>
        </table:table-row>
        <table:table-row table:style-name="ro1">
          <table:table-cell office:value-type="float" office:value="113">
            <text:p>113</text:p>
          </table:table-cell>
          <table:table-cell table:number-columns-repeated="255"/>
        </table:table-row>
        <table:table-row table:style-name="ro1">
          <table:table-cell office:value-type="float" office:value="114">
            <text:p>114</text:p>
          </table:table-cell>
          <table:table-cell table:number-columns-repeated="255"/>
        </table:table-row>
        <table:table-row table:style-name="ro1">
          <table:table-cell office:value-type="float" office:value="115">
            <text:p>115</text:p>
          </table:table-cell>
          <table:table-cell table:number-columns-repeated="255"/>
        </table:table-row>
        <table:table-row table:style-name="ro1">
          <table:table-cell office:value-type="float" office:value="116">
            <text:p>116</text:p>
          </table:table-cell>
          <table:table-cell table:number-columns-repeated="255"/>
        </table:table-row>
        <table:table-row table:style-name="ro1">
          <table:table-cell office:value-type="float" office:value="117">
            <text:p>117</text:p>
          </table:table-cell>
          <table:table-cell table:number-columns-repeated="255"/>
        </table:table-row>
        <table:table-row table:style-name="ro1">
          <table:table-cell office:value-type="float" office:value="118">
            <text:p>118</text:p>
          </table:table-cell>
          <table:table-cell table:number-columns-repeated="255"/>
        </table:table-row>
        <table:table-row table:style-name="ro1">
          <table:table-cell office:value-type="float" office:value="119">
            <text:p>119</text:p>
          </table:table-cell>
          <table:table-cell table:number-columns-repeated="255"/>
        </table:table-row>
        <table:table-row table:style-name="ro1">
          <table:table-cell office:value-type="float" office:value="120">
            <text:p>120</text:p>
          </table:table-cell>
          <table:table-cell table:number-columns-repeated="255"/>
        </table:table-row>
        <table:table-row table:style-name="ro1">
          <table:table-cell office:value-type="float" office:value="121">
            <text:p>121</text:p>
          </table:table-cell>
          <table:table-cell table:number-columns-repeated="255"/>
        </table:table-row>
        <table:table-row table:style-name="ro1">
          <table:table-cell office:value-type="float" office:value="122">
            <text:p>122</text:p>
          </table:table-cell>
          <table:table-cell table:number-columns-repeated="255"/>
        </table:table-row>
        <table:table-row table:style-name="ro1">
          <table:table-cell office:value-type="float" office:value="123">
            <text:p>123</text:p>
          </table:table-cell>
          <table:table-cell table:number-columns-repeated="255"/>
        </table:table-row>
        <table:table-row table:style-name="ro1">
          <table:table-cell office:value-type="float" office:value="124">
            <text:p>124</text:p>
          </table:table-cell>
          <table:table-cell table:number-columns-repeated="255"/>
        </table:table-row>
        <table:table-row table:style-name="ro1">
          <table:table-cell office:value-type="float" office:value="125">
            <text:p>125</text:p>
          </table:table-cell>
          <table:table-cell table:number-columns-repeated="255"/>
        </table:table-row>
        <table:table-row table:style-name="ro1">
          <table:table-cell office:value-type="float" office:value="126">
            <text:p>126</text:p>
          </table:table-cell>
          <table:table-cell table:number-columns-repeated="255"/>
        </table:table-row>
        <table:table-row table:style-name="ro1">
          <table:table-cell office:value-type="float" office:value="127">
            <text:p>127</text:p>
          </table:table-cell>
          <table:table-cell table:number-columns-repeated="255"/>
        </table:table-row>
        <table:table-row table:style-name="ro1">
          <table:table-cell office:value-type="float" office:value="128">
            <text:p>128</text:p>
          </table:table-cell>
          <table:table-cell table:number-columns-repeated="255"/>
        </table:table-row>
        <table:table-row table:style-name="ro1">
          <table:table-cell office:value-type="float" office:value="129">
            <text:p>129</text:p>
          </table:table-cell>
          <table:table-cell table:number-columns-repeated="255"/>
        </table:table-row>
        <table:table-row table:style-name="ro1">
          <table:table-cell office:value-type="float" office:value="130">
            <text:p>130</text:p>
          </table:table-cell>
          <table:table-cell table:number-columns-repeated="255"/>
        </table:table-row>
        <table:table-row table:style-name="ro1">
          <table:table-cell office:value-type="float" office:value="131">
            <text:p>131</text:p>
          </table:table-cell>
          <table:table-cell table:number-columns-repeated="255"/>
        </table:table-row>
        <table:table-row table:style-name="ro1">
          <table:table-cell office:value-type="float" office:value="132">
            <text:p>132</text:p>
          </table:table-cell>
          <table:table-cell table:number-columns-repeated="255"/>
        </table:table-row>
        <table:table-row table:style-name="ro1">
          <table:table-cell office:value-type="float" office:value="133">
            <text:p>133</text:p>
          </table:table-cell>
          <table:table-cell table:number-columns-repeated="255"/>
        </table:table-row>
        <table:table-row table:style-name="ro1">
          <table:table-cell office:value-type="float" office:value="134">
            <text:p>134</text:p>
          </table:table-cell>
          <table:table-cell table:number-columns-repeated="255"/>
        </table:table-row>
        <table:table-row table:style-name="ro1">
          <table:table-cell office:value-type="float" office:value="135">
            <text:p>135</text:p>
          </table:table-cell>
          <table:table-cell table:number-columns-repeated="255"/>
        </table:table-row>
        <table:table-row table:style-name="ro1">
          <table:table-cell office:value-type="float" office:value="136">
            <text:p>136</text:p>
          </table:table-cell>
          <table:table-cell table:number-columns-repeated="255"/>
        </table:table-row>
        <table:table-row table:style-name="ro1">
          <table:table-cell office:value-type="float" office:value="137">
            <text:p>137</text:p>
          </table:table-cell>
          <table:table-cell table:number-columns-repeated="255"/>
        </table:table-row>
        <table:table-row table:style-name="ro1">
          <table:table-cell office:value-type="float" office:value="138">
            <text:p>138</text:p>
          </table:table-cell>
          <table:table-cell table:number-columns-repeated="255"/>
        </table:table-row>
        <table:table-row table:style-name="ro1">
          <table:table-cell office:value-type="float" office:value="139">
            <text:p>139</text:p>
          </table:table-cell>
          <table:table-cell table:number-columns-repeated="255"/>
        </table:table-row>
        <table:table-row table:style-name="ro1">
          <table:table-cell office:value-type="float" office:value="140">
            <text:p>140</text:p>
          </table:table-cell>
          <table:table-cell table:number-columns-repeated="255"/>
        </table:table-row>
        <table:table-row table:style-name="ro1">
          <table:table-cell office:value-type="float" office:value="141">
            <text:p>141</text:p>
          </table:table-cell>
          <table:table-cell table:number-columns-repeated="255"/>
        </table:table-row>
        <table:table-row table:style-name="ro1">
          <table:table-cell office:value-type="float" office:value="142">
            <text:p>142</text:p>
          </table:table-cell>
          <table:table-cell table:number-columns-repeated="255"/>
        </table:table-row>
        <table:table-row table:style-name="ro1">
          <table:table-cell office:value-type="float" office:value="143">
            <text:p>143</text:p>
          </table:table-cell>
          <table:table-cell table:number-columns-repeated="255"/>
        </table:table-row>
        <table:table-row table:style-name="ro1">
          <table:table-cell office:value-type="float" office:value="144">
            <text:p>144</text:p>
          </table:table-cell>
          <table:table-cell table:number-columns-repeated="255"/>
        </table:table-row>
        <table:table-row table:style-name="ro1">
          <table:table-cell office:value-type="float" office:value="145">
            <text:p>145</text:p>
          </table:table-cell>
          <table:table-cell table:number-columns-repeated="255"/>
        </table:table-row>
        <table:table-row table:style-name="ro1">
          <table:table-cell office:value-type="float" office:value="146">
            <text:p>146</text:p>
          </table:table-cell>
          <table:table-cell table:number-columns-repeated="255"/>
        </table:table-row>
        <table:table-row table:style-name="ro1">
          <table:table-cell office:value-type="float" office:value="147">
            <text:p>147</text:p>
          </table:table-cell>
          <table:table-cell table:number-columns-repeated="255"/>
        </table:table-row>
        <table:table-row table:style-name="ro1">
          <table:table-cell office:value-type="float" office:value="148">
            <text:p>148</text:p>
          </table:table-cell>
          <table:table-cell table:number-columns-repeated="255"/>
        </table:table-row>
        <table:table-row table:style-name="ro1">
          <table:table-cell office:value-type="float" office:value="149">
            <text:p>149</text:p>
          </table:table-cell>
          <table:table-cell table:number-columns-repeated="255"/>
        </table:table-row>
        <table:table-row table:style-name="ro1">
          <table:table-cell office:value-type="float" office:value="150">
            <text:p>150</text:p>
          </table:table-cell>
          <table:table-cell table:number-columns-repeated="255"/>
        </table:table-row>
        <table:table-row table:style-name="ro1">
          <table:table-cell office:value-type="float" office:value="151">
            <text:p>151</text:p>
          </table:table-cell>
          <table:table-cell table:number-columns-repeated="255"/>
        </table:table-row>
        <table:table-row table:style-name="ro1">
          <table:table-cell office:value-type="float" office:value="152">
            <text:p>152</text:p>
          </table:table-cell>
          <table:table-cell table:number-columns-repeated="255"/>
        </table:table-row>
        <table:table-row table:style-name="ro1">
          <table:table-cell office:value-type="float" office:value="153">
            <text:p>153</text:p>
          </table:table-cell>
          <table:table-cell table:number-columns-repeated="255"/>
        </table:table-row>
        <table:table-row table:style-name="ro1">
          <table:table-cell office:value-type="float" office:value="154">
            <text:p>154</text:p>
          </table:table-cell>
          <table:table-cell table:number-columns-repeated="255"/>
        </table:table-row>
        <table:table-row table:style-name="ro1">
          <table:table-cell office:value-type="float" office:value="155">
            <text:p>155</text:p>
          </table:table-cell>
          <table:table-cell table:number-columns-repeated="255"/>
        </table:table-row>
        <table:table-row table:style-name="ro1">
          <table:table-cell office:value-type="float" office:value="156">
            <text:p>156</text:p>
          </table:table-cell>
          <table:table-cell table:number-columns-repeated="255"/>
        </table:table-row>
        <table:table-row table:style-name="ro1">
          <table:table-cell office:value-type="float" office:value="157">
            <text:p>157</text:p>
          </table:table-cell>
          <table:table-cell table:number-columns-repeated="255"/>
        </table:table-row>
        <table:table-row table:style-name="ro1">
          <table:table-cell office:value-type="float" office:value="158">
            <text:p>158</text:p>
          </table:table-cell>
          <table:table-cell table:number-columns-repeated="255"/>
        </table:table-row>
        <table:table-row table:style-name="ro1">
          <table:table-cell office:value-type="float" office:value="159">
            <text:p>159</text:p>
          </table:table-cell>
          <table:table-cell table:number-columns-repeated="255"/>
        </table:table-row>
        <table:table-row table:style-name="ro1">
          <table:table-cell office:value-type="float" office:value="160">
            <text:p>160</text:p>
          </table:table-cell>
          <table:table-cell table:number-columns-repeated="255"/>
        </table:table-row>
        <table:table-row table:style-name="ro1">
          <table:table-cell office:value-type="float" office:value="161">
            <text:p>161</text:p>
          </table:table-cell>
          <table:table-cell table:number-columns-repeated="255"/>
        </table:table-row>
        <table:table-row table:style-name="ro1">
          <table:table-cell office:value-type="float" office:value="162">
            <text:p>162</text:p>
          </table:table-cell>
          <table:table-cell table:number-columns-repeated="255"/>
        </table:table-row>
        <table:table-row table:style-name="ro1">
          <table:table-cell office:value-type="float" office:value="163">
            <text:p>163</text:p>
          </table:table-cell>
          <table:table-cell table:number-columns-repeated="255"/>
        </table:table-row>
        <table:table-row table:style-name="ro1">
          <table:table-cell office:value-type="float" office:value="164">
            <text:p>164</text:p>
          </table:table-cell>
          <table:table-cell table:number-columns-repeated="255"/>
        </table:table-row>
        <table:table-row table:style-name="ro1">
          <table:table-cell office:value-type="float" office:value="165">
            <text:p>165</text:p>
          </table:table-cell>
          <table:table-cell table:number-columns-repeated="255"/>
        </table:table-row>
        <table:table-row table:style-name="ro1">
          <table:table-cell office:value-type="float" office:value="166">
            <text:p>166</text:p>
          </table:table-cell>
          <table:table-cell table:number-columns-repeated="255"/>
        </table:table-row>
        <table:table-row table:style-name="ro1">
          <table:table-cell office:value-type="float" office:value="167">
            <text:p>167</text:p>
          </table:table-cell>
          <table:table-cell table:number-columns-repeated="255"/>
        </table:table-row>
        <table:table-row table:style-name="ro1">
          <table:table-cell office:value-type="float" office:value="168">
            <text:p>168</text:p>
          </table:table-cell>
          <table:table-cell table:number-columns-repeated="255"/>
        </table:table-row>
        <table:table-row table:style-name="ro1">
          <table:table-cell office:value-type="float" office:value="169">
            <text:p>169</text:p>
          </table:table-cell>
          <table:table-cell table:number-columns-repeated="255"/>
        </table:table-row>
        <table:table-row table:style-name="ro1">
          <table:table-cell office:value-type="float" office:value="170">
            <text:p>170</text:p>
          </table:table-cell>
          <table:table-cell table:number-columns-repeated="255"/>
        </table:table-row>
        <table:table-row table:style-name="ro1">
          <table:table-cell office:value-type="float" office:value="171">
            <text:p>171</text:p>
          </table:table-cell>
          <table:table-cell table:number-columns-repeated="255"/>
        </table:table-row>
        <table:table-row table:style-name="ro1">
          <table:table-cell office:value-type="float" office:value="172">
            <text:p>172</text:p>
          </table:table-cell>
          <table:table-cell table:number-columns-repeated="255"/>
        </table:table-row>
        <table:table-row table:style-name="ro1">
          <table:table-cell office:value-type="float" office:value="173">
            <text:p>173</text:p>
          </table:table-cell>
          <table:table-cell table:number-columns-repeated="255"/>
        </table:table-row>
        <table:table-row table:style-name="ro1">
          <table:table-cell office:value-type="float" office:value="174">
            <text:p>174</text:p>
          </table:table-cell>
          <table:table-cell table:number-columns-repeated="255"/>
        </table:table-row>
        <table:table-row table:style-name="ro1">
          <table:table-cell office:value-type="float" office:value="175">
            <text:p>175</text:p>
          </table:table-cell>
          <table:table-cell table:number-columns-repeated="255"/>
        </table:table-row>
        <table:table-row table:style-name="ro1">
          <table:table-cell office:value-type="float" office:value="176">
            <text:p>176</text:p>
          </table:table-cell>
          <table:table-cell table:number-columns-repeated="255"/>
        </table:table-row>
        <table:table-row table:style-name="ro1">
          <table:table-cell office:value-type="float" office:value="177">
            <text:p>177</text:p>
          </table:table-cell>
          <table:table-cell table:number-columns-repeated="255"/>
        </table:table-row>
        <table:table-row table:style-name="ro1">
          <table:table-cell office:value-type="float" office:value="178">
            <text:p>178</text:p>
          </table:table-cell>
          <table:table-cell table:number-columns-repeated="255"/>
        </table:table-row>
        <table:table-row table:style-name="ro1">
          <table:table-cell office:value-type="float" office:value="179">
            <text:p>179</text:p>
          </table:table-cell>
          <table:table-cell table:number-columns-repeated="255"/>
        </table:table-row>
        <table:table-row table:style-name="ro1">
          <table:table-cell office:value-type="float" office:value="180">
            <text:p>180</text:p>
          </table:table-cell>
          <table:table-cell table:number-columns-repeated="255"/>
        </table:table-row>
        <table:table-row table:style-name="ro1">
          <table:table-cell office:value-type="float" office:value="181">
            <text:p>181</text:p>
          </table:table-cell>
          <table:table-cell table:number-columns-repeated="255"/>
        </table:table-row>
        <table:table-row table:style-name="ro1">
          <table:table-cell office:value-type="float" office:value="182">
            <text:p>182</text:p>
          </table:table-cell>
          <table:table-cell table:number-columns-repeated="255"/>
        </table:table-row>
        <table:table-row table:style-name="ro1">
          <table:table-cell office:value-type="float" office:value="183">
            <text:p>183</text:p>
          </table:table-cell>
          <table:table-cell table:number-columns-repeated="255"/>
        </table:table-row>
        <table:table-row table:style-name="ro1">
          <table:table-cell office:value-type="float" office:value="184">
            <text:p>184</text:p>
          </table:table-cell>
          <table:table-cell table:number-columns-repeated="255"/>
        </table:table-row>
        <table:table-row table:style-name="ro1">
          <table:table-cell office:value-type="float" office:value="185">
            <text:p>185</text:p>
          </table:table-cell>
          <table:table-cell table:number-columns-repeated="255"/>
        </table:table-row>
        <table:table-row table:style-name="ro1">
          <table:table-cell office:value-type="float" office:value="186">
            <text:p>186</text:p>
          </table:table-cell>
          <table:table-cell table:number-columns-repeated="255"/>
        </table:table-row>
        <table:table-row table:style-name="ro1">
          <table:table-cell office:value-type="float" office:value="187">
            <text:p>187</text:p>
          </table:table-cell>
          <table:table-cell table:number-columns-repeated="255"/>
        </table:table-row>
        <table:table-row table:style-name="ro1">
          <table:table-cell office:value-type="float" office:value="188">
            <text:p>188</text:p>
          </table:table-cell>
          <table:table-cell table:number-columns-repeated="255"/>
        </table:table-row>
        <table:table-row table:style-name="ro1">
          <table:table-cell office:value-type="float" office:value="189">
            <text:p>189</text:p>
          </table:table-cell>
          <table:table-cell table:number-columns-repeated="255"/>
        </table:table-row>
        <table:table-row table:style-name="ro1">
          <table:table-cell office:value-type="float" office:value="190">
            <text:p>190</text:p>
          </table:table-cell>
          <table:table-cell table:number-columns-repeated="255"/>
        </table:table-row>
        <table:table-row table:style-name="ro1">
          <table:table-cell office:value-type="float" office:value="191">
            <text:p>191</text:p>
          </table:table-cell>
          <table:table-cell table:number-columns-repeated="255"/>
        </table:table-row>
        <table:table-row table:style-name="ro1">
          <table:table-cell office:value-type="float" office:value="192">
            <text:p>192</text:p>
          </table:table-cell>
          <table:table-cell table:number-columns-repeated="255"/>
        </table:table-row>
        <table:table-row table:style-name="ro1">
          <table:table-cell office:value-type="float" office:value="193">
            <text:p>193</text:p>
          </table:table-cell>
          <table:table-cell table:number-columns-repeated="255"/>
        </table:table-row>
        <table:table-row table:style-name="ro1">
          <table:table-cell office:value-type="float" office:value="194">
            <text:p>194</text:p>
          </table:table-cell>
          <table:table-cell table:number-columns-repeated="255"/>
        </table:table-row>
        <table:table-row table:style-name="ro1">
          <table:table-cell office:value-type="float" office:value="195">
            <text:p>195</text:p>
          </table:table-cell>
          <table:table-cell table:number-columns-repeated="255"/>
        </table:table-row>
        <table:table-row table:style-name="ro1">
          <table:table-cell office:value-type="float" office:value="196">
            <text:p>196</text:p>
          </table:table-cell>
          <table:table-cell table:number-columns-repeated="255"/>
        </table:table-row>
        <table:table-row table:style-name="ro1">
          <table:table-cell office:value-type="float" office:value="197">
            <text:p>197</text:p>
          </table:table-cell>
          <table:table-cell table:number-columns-repeated="255"/>
        </table:table-row>
      </table:table>
      <table:table table:name="Different Types" table:style-name="ta1" table:print="false"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number-columns-repeated="7" table:default-cell-style-name="Default"/>
        <table:table-row table:style-name="ro2">
          <table:table-cell table:style-name="ce10" office:value-type="string">
            <text:p>Series have separate x-values</text:p>
          </table:table-cell>
          <table:table-cell table:style-name="Default" table:number-columns-repeated="2"/>
          <table:table-cell table:number-columns-repeated="6"/>
          <table:table-cell office:value-type="string">
            <text:p>Review &amp; Comment</text:p>
          </table:table-cell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4" office:value-type="string" table:number-columns-spanned="2" table:number-rows-spanned="1">
            <text:p>Scatter</text:p>
          </table:table-cell>
          <table:covered-table-cell table:style-name="ce3"/>
          <table:table-cell table:style-name="ce8" office:value-type="string" table:number-columns-spanned="2" table:number-rows-spanned="1">
            <text:p>Scatter</text:p>
          </table:table-cell>
          <table:covered-table-cell table:style-name="ce12"/>
          <table:table-cell table:number-columns-repeated="4"/>
          <table:table-cell office:value-type="string">
            <text:p>ok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5" office:value-type="string" table:number-columns-spanned="2" table:number-rows-spanned="1">
            <text:p>Series 1</text:p>
          </table:table-cell>
          <table:covered-table-cell table:style-name="ce5"/>
          <table:table-cell table:style-name="ce5" office:value-type="string" table:number-columns-spanned="2" table:number-rows-spanned="1">
            <text:p>Series 2</text:p>
          </table:table-cell>
          <table:covered-table-cell table:style-name="ce5"/>
          <table:table-cell table:number-columns-repeated="5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4.54">
            <text:p>4.5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9.65">
            <text:p>9.6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3.7">
            <text:p>3.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6.2">
            <text:p>6.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0" office:value-type="string">
            <text:p>Series share their x-valu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1" office:value-type="string">
            <text:p>Scatter</text:p>
          </table:table-cell>
          <table:table-cell table:style-name="ce4" office:value-type="string">
            <text:p>Scatter</text:p>
          </table:table-cell>
          <table:table-cell table:style-name="ce8" office:value-type="string">
            <text:p>Scatter</text:p>
          </table:table-cell>
          <table:table-cell table:number-columns-repeated="5"/>
          <table:table-cell office:value-type="string">
            <text:p>ok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3"/>
          <table:table-cell table:style-name="ce5" office:value-type="string">
            <text:p>Series 1</text:p>
          </table:table-cell>
          <table:table-cell table:style-name="ce5" office:value-type="string">
            <text:p>Series 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number-columns-repeated="2" table:style-name="ce1" office:value-type="string">
            <text:p>Y-Value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7" office:value-type="float" office:value="4.54">
            <text:p>4.5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7" office:value-type="float" office:value="9.65">
            <text:p>9.6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7" office:value-type="float" office:value="3.7">
            <text:p>3.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7" office:value-type="float" office:value="6.2">
            <text:p>6.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4" office:value-type="string" table:number-columns-spanned="2" table:number-rows-spanned="1">
            <text:p>Scatter</text:p>
          </table:table-cell>
          <table:covered-table-cell table:style-name="ce3"/>
          <table:table-cell table:style-name="ce8" office:value-type="string">
            <text:p>Scatter</text:p>
          </table:table-cell>
          <table:table-cell table:number-columns-repeated="5"/>
          <table:table-cell office:value-type="string">
            <text:p>unnötig, Vorstudie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5" office:value-type="string" table:number-columns-spanned="2" table:number-rows-spanned="1">
            <text:p>Series 1</text:p>
          </table:table-cell>
          <table:covered-table-cell table:style-name="ce5"/>
          <table:table-cell table:style-name="ce5" office:value-type="string">
            <text:p>Series 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number-columns-repeated="2" table:style-name="ce1" office:value-type="string">
            <text:p>Y-Value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7" office:value-type="float" office:value="4.54">
            <text:p>4.5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7" office:value-type="float" office:value="9.65">
            <text:p>9.6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7" office:value-type="float" office:value="3.7">
            <text:p>3.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7" office:value-type="float" office:value="6.2">
            <text:p>6.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4" office:value-type="string" table:number-columns-spanned="2" table:number-rows-spanned="1">
            <text:p>Scatter</text:p>
          </table:table-cell>
          <table:covered-table-cell table:style-name="ce3"/>
          <table:table-cell table:style-name="ce8" office:value-type="string" table:number-columns-spanned="2" table:number-rows-spanned="1">
            <text:p>Scatter</text:p>
          </table:table-cell>
          <table:covered-table-cell table:style-name="ce12"/>
          <table:table-cell table:number-columns-repeated="4"/>
          <table:table-cell office:value-type="string">
            <text:p>too much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5" office:value-type="string" table:number-columns-spanned="2" table:number-rows-spanned="1">
            <text:p>Series 1</text:p>
          </table:table-cell>
          <table:covered-table-cell table:style-name="ce5"/>
          <table:table-cell table:style-name="ce5" office:value-type="string" table:number-columns-spanned="2" table:number-rows-spanned="1">
            <text:p>Series 2</text:p>
            <draw:frame table:end-cell-address="'Different Types'.D34" table:end-x="1.563cm" table:end-y="0.199cm" draw:z-index="3" draw:name="Grafik 1" draw:style-name="gr1" draw:text-style-name="P1" svg:width="0.917cm" svg:height="0.917cm" svg:x="0.645cm" svg:y="0.185cm">
              <draw:image xlink:href="Pictures/100002010000001A0000001AB8BC57D1.png" xlink:type="simple" xlink:show="embed" xlink:actuate="onLoad">
                <text:p/>
              </draw:image>
            </draw:frame>
          </table:table-cell>
          <table:covered-table-cell table:style-name="ce5"/>
          <table:table-cell table:number-columns-repeated="5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1" office:value-type="float" office:value="1">
            <text:p>1</text:p>
          </table:table-cell>
          <table:table-cell table:style-name="ce7" office:value-type="float" office:value="4.54">
            <text:p>4.5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1" office:value-type="float" office:value="3">
            <text:p>3</text:p>
          </table:table-cell>
          <table:table-cell table:style-name="ce7" office:value-type="float" office:value="9.65">
            <text:p>9.6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1" office:value-type="float" office:value="4">
            <text:p>4</text:p>
          </table:table-cell>
          <table:table-cell table:style-name="ce7" office:value-type="float" office:value="3.7">
            <text:p>3.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6.2">
            <text:p>6.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0" office:value-type="string">
            <text:p>Bubble Chart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4" office:value-type="string" table:number-columns-spanned="3" table:number-rows-spanned="1">
            <text:p>Bubble</text:p>
          </table:table-cell>
          <table:covered-table-cell table:style-name="ce3"/>
          <table:covered-table-cell/>
          <table:table-cell table:style-name="ce8" office:value-type="string" table:number-columns-spanned="3" table:number-rows-spanned="1">
            <text:p>Bubble</text:p>
          </table:table-cell>
          <table:covered-table-cell table:style-name="ce3"/>
          <table:covered-table-cell/>
          <table:table-cell table:number-columns-repeated="2"/>
          <table:table-cell office:value-type="string">
            <text:p>too much, Vorstudie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5" office:value-type="string" table:number-columns-spanned="3" table:number-rows-spanned="1">
            <text:p>Series 1</text:p>
          </table:table-cell>
          <table:covered-table-cell table:style-name="ce5"/>
          <table:covered-table-cell/>
          <table:table-cell table:style-name="ce5" office:value-type="string" table:number-columns-spanned="3" table:number-rows-spanned="1">
            <text:p>Series 2</text:p>
            <draw:frame table:end-cell-address="'Different Types'.E44" table:end-x="1.449cm" table:end-y="0.169cm" draw:z-index="1" draw:name="Grafik 1" draw:style-name="gr1" draw:text-style-name="P1" svg:width="0.917cm" svg:height="0.917cm" svg:x="0.531cm" svg:y="0.155cm">
              <draw:image xlink:href="Pictures/100002010000001A0000001AB8BC57D1.png" xlink:type="simple" xlink:show="embed" xlink:actuate="onLoad">
                <text:p/>
              </draw:image>
            </draw:frame>
          </table:table-cell>
          <table:covered-table-cell table:style-name="ce5">
            <draw:frame table:end-cell-address="'Different Types'.F44" table:end-x="1.508cm" table:end-y="0.169cm" draw:z-index="0" draw:name="Grafik 1" draw:style-name="gr1" draw:text-style-name="P1" svg:width="0.917cm" svg:height="0.917cm" svg:x="0.59cm" svg:y="0.155cm">
              <draw:image xlink:href="Pictures/100002010000001A0000001AB8BC57D1.png" xlink:type="simple" xlink:show="embed" xlink:actuate="onLoad">
                <text:p/>
              </draw:image>
            </draw:frame>
          </table:covered-table-cell>
          <table:covered-table-cell/>
          <table:table-cell table:number-columns-repeated="3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Radiu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11" office:value-type="float" office:value="3.14">
            <text:p>3.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14">
            <text:p>3.14</text:p>
          </table:table-cell>
          <table:table-cell table:style-name="ce11" office:value-type="float" office:value="3.14">
            <text:p>3.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11" office:value-type="float" office:value="2.13">
            <text:p>2.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.13">
            <text:p>2.13</text:p>
          </table:table-cell>
          <table:table-cell table:style-name="ce11" office:value-type="float" office:value="2.13">
            <text:p>2.1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11" office:value-type="float" office:value="2.41">
            <text:p>2.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41">
            <text:p>2.41</text:p>
          </table:table-cell>
          <table:table-cell table:style-name="ce11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11" office:value-type="float" office:value="5.4">
            <text:p>5.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.4">
            <text:p>5.4</text:p>
          </table:table-cell>
          <table:table-cell table:style-name="ce11" office:value-type="float" office:value="5.4">
            <text:p>5.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4" office:value-type="string" table:number-columns-spanned="3" table:number-rows-spanned="1">
            <text:p>Bubble</text:p>
          </table:table-cell>
          <table:covered-table-cell table:style-name="ce3"/>
          <table:covered-table-cell/>
          <table:table-cell table:style-name="ce8" office:value-type="string" table:number-columns-spanned="3" table:number-rows-spanned="1">
            <text:p>Bubble</text:p>
          </table:table-cell>
          <table:covered-table-cell table:style-name="ce3"/>
          <table:covered-table-cell/>
          <table:table-cell table:number-columns-repeated="2"/>
          <table:table-cell office:value-type="string">
            <text:p>feature set equivalent to MS Graph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5" office:value-type="string" table:number-columns-spanned="3" table:number-rows-spanned="1">
            <text:p>Series 1</text:p>
          </table:table-cell>
          <table:covered-table-cell table:style-name="ce5"/>
          <table:covered-table-cell/>
          <table:table-cell table:style-name="ce5" office:value-type="string" table:number-columns-spanned="3" table:number-rows-spanned="1">
            <text:p>Series 2</text:p>
            <draw:frame table:end-cell-address="'Different Types'.E53" table:end-x="1.449cm" table:end-y="0.169cm" draw:z-index="2" draw:name="Grafik 1" draw:style-name="gr1" draw:text-style-name="P1" svg:width="0.917cm" svg:height="0.917cm" svg:x="0.531cm" svg:y="0.154cm">
              <draw:image xlink:href="Pictures/100002010000001A0000001AB8BC57D1.png" xlink:type="simple" xlink:show="embed" xlink:actuate="onLoad">
                <text:p/>
              </draw:image>
            </draw:frame>
          </table:table-cell>
          <table:covered-table-cell table:style-name="ce5"/>
          <table:covered-table-cell/>
          <table:table-cell table:number-columns-repeated="2"/>
          <table:table-cell office:value-type="string">
            <text:p>but linking is too much</text:p>
          </table:table-cell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Radiu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11" office:value-type="float" office:value="3.14">
            <text:p>3.14</text:p>
          </table:table-cell>
          <table:table-cell table:style-name="ce1" office:value-type="float" office:value="1">
            <text:p>1</text:p>
          </table:table-cell>
          <table:table-cell table:style-name="ce7" office:value-type="float" office:value="3.14">
            <text:p>3.14</text:p>
          </table:table-cell>
          <table:table-cell table:style-name="ce11" office:value-type="float" office:value="3.14">
            <text:p>3.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11" office:value-type="float" office:value="2.13">
            <text:p>2.13</text:p>
          </table:table-cell>
          <table:table-cell table:style-name="ce1" office:value-type="float" office:value="3">
            <text:p>3</text:p>
          </table:table-cell>
          <table:table-cell table:style-name="ce7" office:value-type="float" office:value="2.13">
            <text:p>2.13</text:p>
          </table:table-cell>
          <table:table-cell table:style-name="ce11" office:value-type="float" office:value="2.13">
            <text:p>2.1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11" office:value-type="float" office:value="2.41">
            <text:p>2.41</text:p>
          </table:table-cell>
          <table:table-cell table:style-name="ce1" office:value-type="float" office:value="4">
            <text:p>4</text:p>
          </table:table-cell>
          <table:table-cell table:style-name="ce7" office:value-type="float" office:value="2.41">
            <text:p>2.41</text:p>
          </table:table-cell>
          <table:table-cell table:style-name="ce11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11" office:value-type="float" office:value="5.4">
            <text:p>5.4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5.4">
            <text:p>5.4</text:p>
          </table:table-cell>
          <table:table-cell table:style-name="ce11" office:value-type="float" office:value="5.4">
            <text:p>5.4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Chart Type</text:p>
          </table:table-cell>
          <table:table-cell table:style-name="ce1" office:value-type="string">
            <text:p>Bubble</text:p>
          </table:table-cell>
          <table:table-cell table:style-name="ce4" office:value-type="string" table:number-columns-spanned="2" table:number-rows-spanned="1">
            <text:p>Bubble</text:p>
          </table:table-cell>
          <table:covered-table-cell/>
          <table:table-cell table:style-name="ce8" office:value-type="string" table:number-columns-spanned="2" table:number-rows-spanned="1">
            <text:p>Bubble</text:p>
          </table:table-cell>
          <table:covered-table-cell/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 table:style-name="ce1" office:value-type="string">
            <text:p>Names</text:p>
          </table:table-cell>
          <table:table-cell table:style-name="ce3"/>
          <table:table-cell table:style-name="ce5" office:value-type="string" table:number-columns-spanned="2" table:number-rows-spanned="1">
            <text:p>Series 1</text:p>
          </table:table-cell>
          <table:covered-table-cell/>
          <table:table-cell table:style-name="ce5" office:value-type="string" table:number-columns-spanned="2" table:number-rows-spanned="1">
            <text:p>Series 2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Roles</text:p>
          </table:table-cell>
          <table:table-cell table:style-name="ce1" office:value-type="string">
            <text:p>X-Value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Y-Values</text:p>
          </table:table-cell>
          <table:table-cell table:style-name="ce1" office:value-type="string">
            <text:p>Radiu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  <table:table-cell table:style-name="ce11" office:value-type="float" office:value="3.14">
            <text:p>3.14</text:p>
          </table:table-cell>
          <table:table-cell table:style-name="ce7" office:value-type="float" office:value="4.54">
            <text:p>4.54</text:p>
          </table:table-cell>
          <table:table-cell table:style-name="ce11" office:value-type="float" office:value="3.14">
            <text:p>3.1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3">
            <text:p>2.13</text:p>
          </table:table-cell>
          <table:table-cell table:style-name="ce11" office:value-type="float" office:value="2.13">
            <text:p>2.13</text:p>
          </table:table-cell>
          <table:table-cell table:style-name="ce7" office:value-type="float" office:value="9.65">
            <text:p>9.65</text:p>
          </table:table-cell>
          <table:table-cell table:style-name="ce11" office:value-type="float" office:value="2.13">
            <text:p>2.1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table:style-name="ce11" office:value-type="float" office:value="2.41">
            <text:p>2.41</text:p>
          </table:table-cell>
          <table:table-cell table:style-name="ce7" office:value-type="float" office:value="3.7">
            <text:p>3.7</text:p>
          </table:table-cell>
          <table:table-cell table:style-name="ce11" office:value-type="float" office:value="2.41">
            <text:p>2.4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table:style-name="ce11" office:value-type="float" office:value="5.4">
            <text:p>5.4</text:p>
          </table:table-cell>
          <table:table-cell table:style-name="ce7" office:value-type="float" office:value="6.2">
            <text:p>6.2</text:p>
          </table:table-cell>
          <table:table-cell table:style-name="ce11" office:value-type="float" office:value="5.4">
            <text:p>5.4</text:p>
          </table:table-cell>
          <table:table-cell table:number-columns-repeated="4"/>
        </table:table-row>
      </table:table>
      <table:table table:name="Gradient" table:style-name="ta1" table:print="false">
        <table:table-column table:style-name="co1" table:default-cell-style-name="Default"/>
        <table:table-column table:style-name="co1" table:default-cell-style-name="HeaderCell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0" office:value-type="string">
            <text:p>Use a Gradient for Showing Series Colors, Different Shading Colo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3" office:value-type="string">
            <text:p>Scatter Char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>
            <draw:rect table:end-cell-address="Gradient.D6" table:end-x="2.232cm" table:end-y="0.417cm" draw:z-index="0" draw:style-name="gr2" draw:text-style-name="P3" svg:width="2.259cm" svg:height="0.451cm" svg:x="2.23cm" svg:y="0.417cm">
              <text:p text:style-name="P2"><text:span text:style-name="T1"><text:s/></text:span><text:span text:style-name="T1">Scatter</text:span></text:p>
            </draw:rect>
          </table:table-cell>
          <table:table-cell>
            <draw:rect table:end-cell-address="Gradient.E6" table:end-x="2.232cm" table:end-y="0.418cm" draw:z-index="1" draw:style-name="gr3" draw:text-style-name="P3" svg:width="2.259cm" svg:height="0.451cm" svg:x="2.23cm" svg:y="0.418cm">
              <text:p text:style-name="P2"><text:span text:style-name="T1"><text:s/></text:span><text:span text:style-name="T1">Scatter</text:span></text:p>
            </draw:rect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17" office:value-type="string">
            <text:p>Scatter</text:p>
          </table:table-cell>
          <table:table-cell table:number-columns-repeated="2" table:style-name="HeaderCell" office:value-type="string">
            <text:p>Scat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/>
          <table:table-cell table:style-name="ce27" office:value-type="string">
            <text:p>Series 1</text:p>
          </table:table-cell>
          <table:table-cell table:style-name="ce34" office:value-type="string">
            <text:p>Series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8" office:value-type="string">
            <text:p>Y-Values</text:p>
          </table:table-cell>
          <table:table-cell table:style-name="ce35" office:value-type="string">
            <text:p>Y-Values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3.14">
            <text:p>3.14</text:p>
          </table:table-cell>
          <table:table-cell table:style-name="ce36" office:value-type="float" office:value="4.54">
            <text:p>4.54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2.13">
            <text:p>2.13</text:p>
          </table:table-cell>
          <table:table-cell table:style-name="ce36" office:value-type="float" office:value="9.65">
            <text:p>9.65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2.41">
            <text:p>2.41</text:p>
          </table:table-cell>
          <table:table-cell table:style-name="ce36" office:value-type="float" office:value="3.7">
            <text:p>3.7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0" office:value-type="float" office:value="5.4">
            <text:p>5.4</text:p>
          </table:table-cell>
          <table:table-cell table:style-name="ce37" office:value-type="float" office:value="6.2">
            <text:p>6.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>
            <draw:rect table:end-cell-address="Gradient.D15" table:end-x="2.232cm" table:end-y="0.419cm" draw:z-index="2" draw:style-name="gr2" draw:text-style-name="P3" svg:width="4.516cm" svg:height="0.451cm" svg:x="2.231cm" svg:y="0.418cm">
              <text:p text:style-name="P2"><text:span text:style-name="T1"><text:s/></text:span><text:span text:style-name="T1">Scatter</text:span></text:p>
            </draw:rect>
          </table:table-cell>
          <table:table-cell/>
          <table:table-cell>
            <draw:rect table:end-cell-address="Gradient.F15" table:end-x="2.232cm" table:end-y="0.419cm" draw:z-index="3" draw:style-name="gr3" draw:text-style-name="P3" svg:width="4.515cm" svg:height="0.451cm" svg:x="2.232cm" svg:y="0.418cm">
              <text:p text:style-name="P2"><text:span text:style-name="T1"><text:s/></text:span><text:span text:style-name="T1">Scatter</text:span></text:p>
            </draw:rect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17" office:value-type="string" table:number-columns-spanned="2" table:number-rows-spanned="1">
            <text:p>Scatter</text:p>
          </table:table-cell>
          <table:covered-table-cell table:style-name="HeaderCell"/>
          <table:table-cell table:style-name="ce17" office:value-type="string" table:number-columns-spanned="2" table:number-rows-spanned="1">
            <text:p>Scatter</text:p>
          </table:table-cell>
          <table:covered-table-cell table:style-name="HeaderCell"/>
          <table:table-cell table:number-columns-repeated="2"/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 table:number-columns-repeated="2"/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22" office:value-type="string">
            <text:p>X-Values</text:p>
          </table:table-cell>
          <table:table-cell table:style-name="ce35" office:value-type="string">
            <text:p>Y-Values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3.14">
            <text:p>3.14</text:p>
          </table:table-cell>
          <table:table-cell table:style-name="ce23" office:value-type="float" office:value="1">
            <text:p>1</text:p>
          </table:table-cell>
          <table:table-cell table:style-name="ce36" office:value-type="float" office:value="4.54">
            <text:p>4.54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YValues" office:value-type="float" office:value="2.13">
            <text:p>2.13</text:p>
          </table:table-cell>
          <table:table-cell table:style-name="ce23" office:value-type="float" office:value="2">
            <text:p>2</text:p>
          </table:table-cell>
          <table:table-cell table:style-name="ce36" office:value-type="float" office:value="9.65">
            <text:p>9.6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YValues" office:value-type="float" office:value="2.41">
            <text:p>2.41</text:p>
          </table:table-cell>
          <table:table-cell table:style-name="ce23" office:value-type="float" office:value="5">
            <text:p>5</text:p>
          </table:table-cell>
          <table:table-cell table:style-name="ce36" office:value-type="float" office:value="3.7">
            <text:p>3.7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31" office:value-type="float" office:value="5.4">
            <text:p>5.4</text:p>
          </table:table-cell>
          <table:table-cell table:style-name="ce24" office:value-type="float" office:value="6">
            <text:p>6</text:p>
          </table:table-cell>
          <table:table-cell table:style-name="ce37" office:value-type="float" office:value="6.2">
            <text:p>6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6" office:value-type="string">
            <text:p>Bar Chart with Default Colo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>
            <draw:rect table:end-cell-address="Gradient.D25" table:end-x="2.232cm" table:end-y="0.419cm" draw:z-index="4" draw:style-name="gr4" draw:text-style-name="P3" svg:width="2.259cm" svg:height="0.451cm" svg:x="2.23cm" svg:y="0.419cm">
              <text:p text:style-name="P2"><text:span text:style-name="T1"><text:s/></text:span><text:span text:style-name="T1">Bar</text:span></text:p>
            </draw:rect>
          </table:table-cell>
          <table:table-cell>
            <draw:rect table:end-cell-address="Gradient.E25" table:end-x="2.234cm" table:end-y="0.419cm" draw:z-index="6" draw:style-name="gr5" draw:text-style-name="P3" svg:width="2.259cm" svg:height="0.451cm" svg:x="2.232cm" svg:y="0.419cm">
              <text:p text:style-name="P2"><text:span text:style-name="T1"><text:s/></text:span><text:span text:style-name="T1">Bar</text:span></text:p>
            </draw:rect>
          </table:table-cell>
          <table:table-cell>
            <draw:rect table:end-cell-address="Gradient.F25" table:end-x="2.234cm" table:end-y="0.42cm" draw:z-index="5" draw:style-name="gr6" draw:text-style-name="P3" svg:width="2.259cm" svg:height="0.451cm" svg:x="2.232cm" svg:y="0.42cm">
              <text:p text:style-name="P2"><text:span text:style-name="T1"><text:s/></text:span><text:span text:style-name="T1">Bar</text:span></text:p>
            </draw:rect>
          </table:table-cell>
          <table:table-cell>
            <draw:rect table:end-cell-address="Gradient.G25" table:end-x="2.288cm" table:end-y="0.419cm" draw:z-index="8" draw:style-name="gr7" draw:text-style-name="P3" svg:width="2.313cm" svg:height="0.451cm" svg:x="2.232cm" svg:y="0.419cm">
              <text:p text:style-name="P2"><text:span text:style-name="T1"><text:s/></text:span><text:span text:style-name="T1">Bar</text:span></text:p>
            </draw:rect>
          </table:table-cell>
          <table:table-cell>
            <draw:rect table:end-cell-address="Gradient.H25" table:end-x="2.256cm" table:end-y="0.419cm" draw:z-index="7" draw:style-name="gr8" draw:text-style-name="P3" svg:width="2.259cm" svg:height="0.451cm" svg:x="2.288cm" svg:y="0.419cm">
              <text:p text:style-name="P2"><text:span text:style-name="T1"><text:s/></text:span><text:span text:style-name="T1">Bar</text:span></text:p>
            </draw:rect>
          </table:table-cell>
          <table:table-cell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HeaderCell"/>
          <table:table-cell table:number-columns-repeated="5" table:style-name="HeaderCell" office:value-type="string">
            <text:p>Bar</text:p>
          </table:table-cell>
        </table:table-row>
        <table:table-row table:style-name="ro1">
          <table:table-cell/>
          <table:table-cell office:value-type="string">
            <text:p>Names</text:p>
          </table:table-cell>
          <table:table-cell table:style-name="ce25"/>
          <table:table-cell table:style-name="ce27" office:value-type="string">
            <text:p>Series 1</text:p>
          </table:table-cell>
          <table:table-cell table:style-name="ce27" office:value-type="string">
            <text:p>Series 2</text:p>
          </table:table-cell>
          <table:table-cell table:style-name="ce27" office:value-type="string">
            <text:p>Series 3</text:p>
          </table:table-cell>
          <table:table-cell table:style-name="ce27" office:value-type="string">
            <text:p>Series 4</text:p>
          </table:table-cell>
          <table:table-cell table:style-name="ce27" office:value-type="string">
            <text:p>Series 5</text:p>
          </table:table-cell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Categories</text:p>
          </table:table-cell>
          <table:table-cell table:number-columns-repeated="5" table:style-name="ce28" office:value-type="string">
            <text:p>Y-Value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Apples</text:p>
          </table:table-cell>
          <table:table-cell table:style-name="ce29" office:value-type="float" office:value="3.14">
            <text:p>3.14</text:p>
          </table:table-cell>
          <table:table-cell table:style-name="ce29" office:value-type="float" office:value="3.24">
            <text:p>3.24</text:p>
          </table:table-cell>
          <table:table-cell table:style-name="ce29" office:value-type="float" office:value="4.54">
            <text:p>4.54</text:p>
          </table:table-cell>
          <table:table-cell table:style-name="ce29" office:value-type="float" office:value="2.31">
            <text:p>2.31</text:p>
          </table:table-cell>
          <table:table-cell table:style-name="ce29" office:value-type="float" office:value="2.1">
            <text:p>2.1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string">
            <text:p>Cherries</text:p>
          </table:table-cell>
          <table:table-cell table:style-name="ce29" office:value-type="float" office:value="2.13">
            <text:p>2.13</text:p>
          </table:table-cell>
          <table:table-cell table:style-name="ce29" office:value-type="float" office:value="1.2">
            <text:p>1.2</text:p>
          </table:table-cell>
          <table:table-cell table:style-name="ce29" office:value-type="float" office:value="9.65">
            <text:p>9.65</text:p>
          </table:table-cell>
          <table:table-cell table:style-name="ce29" office:value-type="float" office:value="2.1">
            <text:p>2.1</text:p>
          </table:table-cell>
          <table:table-cell table:style-name="ce29" office:value-type="float" office:value="3.2">
            <text:p>3.2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string">
            <text:p>Strawberries</text:p>
          </table:table-cell>
          <table:table-cell table:style-name="ce29" office:value-type="float" office:value="2.41">
            <text:p>2.41</text:p>
          </table:table-cell>
          <table:table-cell table:style-name="ce29" office:value-type="float" office:value="5.3">
            <text:p>5.3</text:p>
          </table:table-cell>
          <table:table-cell table:style-name="ce29" office:value-type="float" office:value="3.7">
            <text:p>3.7</text:p>
          </table:table-cell>
          <table:table-cell table:style-name="ce29" office:value-type="float" office:value="3.5">
            <text:p>3.5</text:p>
          </table:table-cell>
          <table:table-cell table:style-name="ce29" office:value-type="float" office:value="4">
            <text:p>4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string">
            <text:p>Bananas</text:p>
          </table:table-cell>
          <table:table-cell table:style-name="ce30" office:value-type="float" office:value="5.4">
            <text:p>5.4</text:p>
          </table:table-cell>
          <table:table-cell table:style-name="ce30" office:value-type="float" office:value="3.2">
            <text:p>3.2</text:p>
          </table:table-cell>
          <table:table-cell table:style-name="ce33" office:value-type="float" office:value="6.2">
            <text:p>6.2</text:p>
          </table:table-cell>
          <table:table-cell table:style-name="ce30" office:value-type="float" office:value="7.5">
            <text:p>7.5</text:p>
          </table:table-cell>
          <table:table-cell table:style-name="ce30" office:value-type="float" office:value="5.3">
            <text:p>5.3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6" office:value-type="string">
            <text:p>Bubble Chart</text:p>
          </table:table-cell>
          <table:table-cell table:number-columns-repeated="6"/>
        </table:table-row>
        <table:table-row table:style-name="ro1">
          <table:table-cell/>
          <table:table-cell table:style-name="Default">
            <draw:rect table:end-cell-address="Gradient.E35" table:end-x="2.228cm" table:end-y="0.418cm" draw:z-index="9" draw:style-name="gr9" draw:text-style-name="P3" svg:width="6.768cm" svg:height="0.451cm" svg:x="2.233cm" svg:y="0.418cm">
              <text:p text:style-name="P2"><text:span text:style-name="T1"><text:s/></text:span><text:span text:style-name="T1">Bubble</text:span></text:p>
            </draw:rect>
          </table:table-cell>
          <table:table-cell table:number-columns-repeated="2"/>
          <table:table-cell>
            <draw:rect table:end-cell-address="Gradient.H35" table:end-x="2.247cm" table:end-y="0.418cm" draw:z-index="10" draw:style-name="gr10" draw:text-style-name="P3" svg:width="6.822cm" svg:height="0.451cm" svg:x="2.232cm" svg:y="0.418cm">
              <text:p text:style-name="P2"><text:span text:style-name="T1"><text:s/></text:span><text:span text:style-name="T1">Bubble</text:span></text:p>
            </draw:rect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17" office:value-type="string" table:number-columns-spanned="3" table:number-rows-spanned="1">
            <text:p>Bubble</text:p>
          </table:table-cell>
          <table:covered-table-cell table:style-name="HeaderCell"/>
          <table:covered-table-cell/>
          <table:table-cell table:style-name="ce17" office:value-type="string" table:number-columns-spanned="3" table:number-rows-spanned="1">
            <text:p>Bubble</text:p>
          </table:table-cell>
          <table:covered-table-cell table:style-name="HeaderCell"/>
          <table:covered-table-cell/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 office:value-type="string" table:number-columns-spanned="3" table:number-rows-spanned="1">
            <text:p>Series 1</text:p>
          </table:table-cell>
          <table:covered-table-cell table:style-name="ce27"/>
          <table:covered-table-cell/>
          <table:table-cell table:style-name="ce38" office:value-type="string" table:number-columns-spanned="3" table:number-rows-spanned="1">
            <text:p>Series 2</text:p>
          </table:table-cell>
          <table:covered-table-cell table:style-name="ce43"/>
          <table:covered-table-cell/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39" office:value-type="string">
            <text:p>Radiu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39" office:value-type="string">
            <text:p>Radiu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3.14">
            <text:p>3.14</text:p>
          </table:table-cell>
          <table:table-cell table:style-name="Radius" office:value-type="float" office:value="3.24">
            <text:p>3.24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4.54">
            <text:p>4.54</text:p>
          </table:table-cell>
          <table:table-cell table:style-name="ce41" office:value-type="float" office:value="4.54">
            <text:p>4.54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YValues" office:value-type="float" office:value="2.13">
            <text:p>2.13</text:p>
          </table:table-cell>
          <table:table-cell table:style-name="Radius" office:value-type="float" office:value="1.2">
            <text:p>1.2</text:p>
          </table:table-cell>
          <table:table-cell table:style-name="ce23" office:value-type="float" office:value="2">
            <text:p>2</text:p>
          </table:table-cell>
          <table:table-cell table:style-name="YValues" office:value-type="float" office:value="9.65">
            <text:p>9.65</text:p>
          </table:table-cell>
          <table:table-cell table:style-name="ce41" office:value-type="float" office:value="9.65">
            <text:p>9.65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YValues" office:value-type="float" office:value="2.41">
            <text:p>2.41</text:p>
          </table:table-cell>
          <table:table-cell table:style-name="Radius" office:value-type="float" office:value="5.3">
            <text:p>5.3</text:p>
          </table:table-cell>
          <table:table-cell table:style-name="ce23" office:value-type="float" office:value="5">
            <text:p>5</text:p>
          </table:table-cell>
          <table:table-cell table:style-name="YValues" office:value-type="float" office:value="3.7">
            <text:p>3.7</text:p>
          </table:table-cell>
          <table:table-cell table:style-name="ce41" office:value-type="float" office:value="3.7">
            <text:p>3.7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31" office:value-type="float" office:value="5.4">
            <text:p>5.4</text:p>
          </table:table-cell>
          <table:table-cell table:style-name="ce40" office:value-type="float" office:value="3.2">
            <text:p>3.2</text:p>
          </table:table-cell>
          <table:table-cell table:style-name="ce24" office:value-type="float" office:value="6">
            <text:p>6</text:p>
          </table:table-cell>
          <table:table-cell table:style-name="ce31" office:value-type="float" office:value="6.2">
            <text:p>6.2</text:p>
          </table:table-cell>
          <table:table-cell table:style-name="ce42" office:value-type="float" office:value="6.2">
            <text:p>6.2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>
            <draw:rect table:end-cell-address="Gradient.E44" table:end-x="2.226cm" table:end-y="0.429cm" draw:z-index="11" draw:style-name="gr9" draw:text-style-name="P3" svg:width="4.513cm" svg:height="0.451cm" svg:x="2.228cm" svg:y="0.428cm">
              <text:p text:style-name="P2"><text:span text:style-name="T1"><text:s/></text:span><text:span text:style-name="T1">Bubble</text:span></text:p>
            </draw:rect>
          </table:table-cell>
          <table:table-cell/>
          <table:table-cell>
            <draw:rect table:end-cell-address="Gradient.G44" table:end-x="2.28cm" table:end-y="0.431cm" draw:z-index="12" draw:style-name="gr10" draw:text-style-name="P3" svg:width="4.57cm" svg:height="0.451cm" svg:x="2.225cm" svg:y="0.43cm">
              <text:p text:style-name="P2"><text:span text:style-name="T1"><text:s/></text:span><text:span text:style-name="T1">Bubble</text:span></text:p>
            </draw:rect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17" office:value-type="string">
            <text:p>Bubble</text:p>
          </table:table-cell>
          <table:table-cell table:style-name="ce17" office:value-type="string" table:number-columns-spanned="2" table:number-rows-spanned="1">
            <text:p>Bubble</text:p>
          </table:table-cell>
          <table:covered-table-cell table:style-name="HeaderCell"/>
          <table:table-cell table:style-name="ce17" office:value-type="string" table:number-columns-spanned="2" table:number-rows-spanned="1">
            <text:p>Bubble</text:p>
          </table:table-cell>
          <table:covered-table-cell table:style-name="HeaderCell"/>
          <table:table-cell/>
        </table:table-row>
        <table:table-row table:style-name="ro1">
          <table:table-cell/>
          <table:table-cell office:value-type="string">
            <text:p>Names</text:p>
          </table:table-cell>
          <table:table-cell table:style-name="ce26"/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/>
        </table:table-row>
        <table:table-row table:style-name="ro1">
          <table:table-cell/>
          <table:table-cell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2" office:value-type="string">
            <text:p>Y-Values</text:p>
          </table:table-cell>
          <table:table-cell table:style-name="NonEditable" office:value-type="string">
            <text:p>Radius</text:p>
          </table:table-cell>
          <table:table-cell table:style-name="ce22" office:value-type="string">
            <text:p>Y-Values</text:p>
          </table:table-cell>
          <table:table-cell table:style-name="ce35" office:value-type="string">
            <text:p>Radius</text:p>
          </table:table-cell>
          <table:table-cell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3.14">
            <text:p>3.14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4.54">
            <text:p>4.54</text:p>
          </table:table-cell>
          <table:table-cell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41" office:value-type="float" office:value="2.13">
            <text:p>2.13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9.65">
            <text:p>9.65</text:p>
          </table:table-cell>
          <table:table-cell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41" office:value-type="float" office:value="2.41">
            <text:p>2.41</text:p>
          </table:table-cell>
          <table:table-cell table:style-name="ce32" office:value-type="float" office:value="5">
            <text:p>5</text:p>
          </table:table-cell>
          <table:table-cell table:style-name="ce41" office:value-type="float" office:value="3.7">
            <text:p>3.7</text:p>
          </table:table-cell>
          <table:table-cell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5.4">
            <text:p>5.4</text:p>
          </table:table-cell>
          <table:table-cell table:style-name="ce33" office:value-type="float" office:value="6">
            <text:p>6</text:p>
          </table:table-cell>
          <table:table-cell table:style-name="ce42" office:value-type="float" office:value="6.2">
            <text:p>6.2</text:p>
          </table:table-cell>
          <table:table-cell/>
        </table:table-row>
      </table:table>
      <table:table table:name="Icon" table:style-name="ta1" table:print="false">
        <table:table-column table:style-name="co1" table:default-cell-style-name="Default"/>
        <table:table-column table:style-name="co1" table:default-cell-style-name="HeaderCell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0" office:value-type="string">
            <text:p>Gradient Replaced by Icon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3" office:value-type="string">
            <text:p>Scatter Char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17" office:value-type="string">
            <text:p>Scatter</text:p>
          </table:table-cell>
          <table:table-cell table:style-name="HeaderCell" office:value-type="string">
            <text:p>Scatter</text:p>
            <draw:rect table:end-cell-address="Icon.D6" table:end-x="2.104cm" table:end-y="0.302cm" draw:z-index="0" draw:style-name="gr11" draw:text-style-name="P1" svg:width="0.266cm" svg:height="0.266cm" svg:x="1.837cm" svg:y="0.035cm">
              <text:p/>
            </draw:rect>
          </table:table-cell>
          <table:table-cell table:style-name="HeaderCell" office:value-type="string">
            <text:p>Scatter</text:p>
            <draw:rect table:end-cell-address="Icon.E6" table:end-x="2.119cm" table:end-y="0.302cm" draw:z-index="1" draw:style-name="gr12" draw:text-style-name="P1" svg:width="0.266cm" svg:height="0.266cm" svg:x="1.852cm" svg:y="0.035cm">
              <text:p/>
            </draw:rect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s</text:p>
          </table:table-cell>
          <table:table-cell table:style-name="ce25"/>
          <table:table-cell table:style-name="ce27" office:value-type="string">
            <text:p>Series 1</text:p>
          </table:table-cell>
          <table:table-cell table:style-name="ce34" office:value-type="string">
            <text:p>Series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8" office:value-type="string">
            <text:p>Y-Values</text:p>
          </table:table-cell>
          <table:table-cell table:style-name="ce35" office:value-type="string">
            <text:p>Y-Values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3.14">
            <text:p>3.14</text:p>
          </table:table-cell>
          <table:table-cell table:style-name="ce36" office:value-type="float" office:value="4.54">
            <text:p>4.54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2.13">
            <text:p>2.13</text:p>
          </table:table-cell>
          <table:table-cell table:style-name="ce36" office:value-type="float" office:value="9.65">
            <text:p>9.65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2.41">
            <text:p>2.41</text:p>
          </table:table-cell>
          <table:table-cell table:style-name="ce36" office:value-type="float" office:value="3.7">
            <text:p>3.7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0" office:value-type="float" office:value="5.4">
            <text:p>5.4</text:p>
          </table:table-cell>
          <table:table-cell table:style-name="ce37" office:value-type="float" office:value="6.2">
            <text:p>6.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46" office:value-type="string" table:number-columns-spanned="2" table:number-rows-spanned="1">
            <text:p>Scatter</text:p>
          </table:table-cell>
          <table:covered-table-cell table:style-name="ce46">
            <draw:rect table:end-cell-address="Icon.D15" table:end-x="2.104cm" table:end-y="0.314cm" draw:z-index="2" draw:style-name="gr11" draw:text-style-name="P1" svg:width="0.266cm" svg:height="0.266cm" svg:x="1.837cm" svg:y="0.047cm">
              <text:p/>
            </draw:rect>
          </table:covered-table-cell>
          <table:table-cell table:style-name="ce46" office:value-type="string" table:number-columns-spanned="2" table:number-rows-spanned="1">
            <text:p>Scatter</text:p>
          </table:table-cell>
          <table:covered-table-cell table:style-name="ce46">
            <draw:rect table:end-cell-address="Icon.F15" table:end-x="2.118cm" table:end-y="0.314cm" draw:z-index="3" draw:style-name="gr12" draw:text-style-name="P1" svg:width="0.266cm" svg:height="0.266cm" svg:x="1.851cm" svg:y="0.047cm">
              <text:p/>
            </draw:rect>
          </table:covered-table-cell>
          <table:table-cell table:number-columns-repeated="2"/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 table:number-columns-repeated="2"/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22" office:value-type="string">
            <text:p>X-Values</text:p>
          </table:table-cell>
          <table:table-cell table:style-name="ce35" office:value-type="string">
            <text:p>Y-Values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3.14">
            <text:p>3.14</text:p>
          </table:table-cell>
          <table:table-cell table:style-name="ce23" office:value-type="float" office:value="1">
            <text:p>1</text:p>
          </table:table-cell>
          <table:table-cell table:style-name="ce36" office:value-type="float" office:value="4.54">
            <text:p>4.54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YValues" office:value-type="float" office:value="2.13">
            <text:p>2.13</text:p>
          </table:table-cell>
          <table:table-cell table:style-name="ce23" office:value-type="float" office:value="2">
            <text:p>2</text:p>
          </table:table-cell>
          <table:table-cell table:style-name="ce36" office:value-type="float" office:value="9.65">
            <text:p>9.6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YValues" office:value-type="float" office:value="2.41">
            <text:p>2.41</text:p>
          </table:table-cell>
          <table:table-cell table:style-name="ce23" office:value-type="float" office:value="5">
            <text:p>5</text:p>
          </table:table-cell>
          <table:table-cell table:style-name="ce36" office:value-type="float" office:value="3.7">
            <text:p>3.7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31" office:value-type="float" office:value="5.4">
            <text:p>5.4</text:p>
          </table:table-cell>
          <table:table-cell table:style-name="ce24" office:value-type="float" office:value="6">
            <text:p>6</text:p>
          </table:table-cell>
          <table:table-cell table:style-name="ce37" office:value-type="float" office:value="6.2">
            <text:p>6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6" office:value-type="string">
            <text:p>Bar Chart with Default Colo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HeaderCell"/>
          <table:table-cell table:style-name="HeaderCell" office:value-type="string">
            <text:p>Bar</text:p>
            <draw:rect table:end-cell-address="Icon.D25" table:end-x="2.084cm" table:end-y="0.306cm" draw:z-index="4" draw:style-name="gr13" draw:text-style-name="P1" svg:width="0.266cm" svg:height="0.266cm" svg:x="1.817cm" svg:y="0.039cm">
              <text:p/>
            </draw:rect>
          </table:table-cell>
          <table:table-cell table:style-name="HeaderCell" office:value-type="string">
            <text:p>Bar</text:p>
            <draw:rect table:end-cell-address="Icon.E25" table:end-x="2.147cm" table:end-y="0.314cm" draw:z-index="5" draw:style-name="gr14" draw:text-style-name="P1" svg:width="0.266cm" svg:height="0.266cm" svg:x="1.88cm" svg:y="0.047cm">
              <text:p/>
            </draw:rect>
          </table:table-cell>
          <table:table-cell table:style-name="HeaderCell" office:value-type="string">
            <text:p>Bar</text:p>
            <draw:rect table:end-cell-address="Icon.F25" table:end-x="2.146cm" table:end-y="0.314cm" draw:z-index="6" draw:style-name="gr15" draw:text-style-name="P1" svg:width="0.266cm" svg:height="0.266cm" svg:x="1.879cm" svg:y="0.047cm">
              <text:p/>
            </draw:rect>
          </table:table-cell>
          <table:table-cell table:style-name="HeaderCell" office:value-type="string">
            <text:p>Bar</text:p>
            <draw:rect table:end-cell-address="Icon.G25" table:end-x="2.173cm" table:end-y="0.314cm" draw:z-index="7" draw:style-name="gr16" draw:text-style-name="P1" svg:width="0.266cm" svg:height="0.266cm" svg:x="1.906cm" svg:y="0.047cm">
              <text:p/>
            </draw:rect>
          </table:table-cell>
          <table:table-cell table:style-name="HeaderCell" office:value-type="string">
            <text:p>Bar</text:p>
            <draw:rect table:end-cell-address="Icon.H25" table:end-x="2.166cm" table:end-y="0.314cm" draw:z-index="8" draw:style-name="gr17" draw:text-style-name="P1" svg:width="0.266cm" svg:height="0.266cm" svg:x="1.899cm" svg:y="0.047cm">
              <text:p/>
            </draw:rect>
          </table:table-cell>
        </table:table-row>
        <table:table-row table:style-name="ro1">
          <table:table-cell/>
          <table:table-cell office:value-type="string">
            <text:p>Names</text:p>
          </table:table-cell>
          <table:table-cell table:style-name="ce25"/>
          <table:table-cell table:style-name="ce27" office:value-type="string">
            <text:p>Series 1</text:p>
          </table:table-cell>
          <table:table-cell table:style-name="ce27" office:value-type="string">
            <text:p>Series 2</text:p>
          </table:table-cell>
          <table:table-cell table:style-name="ce27" office:value-type="string">
            <text:p>Series 3</text:p>
          </table:table-cell>
          <table:table-cell table:style-name="ce27" office:value-type="string">
            <text:p>Series 4</text:p>
          </table:table-cell>
          <table:table-cell table:style-name="ce27" office:value-type="string">
            <text:p>Series 5</text:p>
          </table:table-cell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Categories</text:p>
          </table:table-cell>
          <table:table-cell table:number-columns-repeated="5" table:style-name="ce28" office:value-type="string">
            <text:p>Y-Value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Apples</text:p>
          </table:table-cell>
          <table:table-cell table:style-name="ce29" office:value-type="float" office:value="3.14">
            <text:p>3.14</text:p>
          </table:table-cell>
          <table:table-cell table:style-name="ce29" office:value-type="float" office:value="3.24">
            <text:p>3.24</text:p>
          </table:table-cell>
          <table:table-cell table:style-name="ce29" office:value-type="float" office:value="4.54">
            <text:p>4.54</text:p>
          </table:table-cell>
          <table:table-cell table:style-name="ce29" office:value-type="float" office:value="2.31">
            <text:p>2.31</text:p>
          </table:table-cell>
          <table:table-cell table:style-name="ce29" office:value-type="float" office:value="2.1">
            <text:p>2.1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string">
            <text:p>Cherries</text:p>
          </table:table-cell>
          <table:table-cell table:style-name="ce29" office:value-type="float" office:value="2.13">
            <text:p>2.13</text:p>
          </table:table-cell>
          <table:table-cell table:style-name="ce29" office:value-type="float" office:value="1.2">
            <text:p>1.2</text:p>
          </table:table-cell>
          <table:table-cell table:style-name="ce29" office:value-type="float" office:value="9.65">
            <text:p>9.65</text:p>
          </table:table-cell>
          <table:table-cell table:style-name="ce29" office:value-type="float" office:value="2.1">
            <text:p>2.1</text:p>
          </table:table-cell>
          <table:table-cell table:style-name="ce29" office:value-type="float" office:value="3.2">
            <text:p>3.2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string">
            <text:p>Strawberries</text:p>
          </table:table-cell>
          <table:table-cell table:style-name="ce29" office:value-type="float" office:value="2.41">
            <text:p>2.41</text:p>
          </table:table-cell>
          <table:table-cell table:style-name="ce29" office:value-type="float" office:value="5.3">
            <text:p>5.3</text:p>
          </table:table-cell>
          <table:table-cell table:style-name="ce29" office:value-type="float" office:value="3.7">
            <text:p>3.7</text:p>
          </table:table-cell>
          <table:table-cell table:style-name="ce29" office:value-type="float" office:value="3.5">
            <text:p>3.5</text:p>
          </table:table-cell>
          <table:table-cell table:style-name="ce29" office:value-type="float" office:value="4">
            <text:p>4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string">
            <text:p>Bananas</text:p>
          </table:table-cell>
          <table:table-cell table:style-name="ce30" office:value-type="float" office:value="5.4">
            <text:p>5.4</text:p>
          </table:table-cell>
          <table:table-cell table:style-name="ce30" office:value-type="float" office:value="3.2">
            <text:p>3.2</text:p>
          </table:table-cell>
          <table:table-cell table:style-name="ce33" office:value-type="float" office:value="6.2">
            <text:p>6.2</text:p>
          </table:table-cell>
          <table:table-cell table:style-name="ce30" office:value-type="float" office:value="7.5">
            <text:p>7.5</text:p>
          </table:table-cell>
          <table:table-cell table:style-name="ce30" office:value-type="float" office:value="5.3">
            <text:p>5.3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6" office:value-type="string">
            <text:p>Bubble Char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47" office:value-type="string" table:number-columns-spanned="3" table:number-rows-spanned="1">
            <text:p>Bubble</text:p>
          </table:table-cell>
          <table:covered-table-cell table:style-name="HeaderCell"/>
          <table:covered-table-cell>
            <draw:circle table:end-cell-address="Icon.E35" table:end-x="2.126cm" table:end-y="0.311cm" draw:z-index="11" draw:style-name="gr18" draw:text-style-name="P1" svg:width="0.27cm" svg:height="0.27cm" svg:x="1.855cm" svg:y="0.04cm">
              <text:p/>
            </draw:circle>
          </table:covered-table-cell>
          <table:table-cell table:style-name="ce47" office:value-type="string" table:number-columns-spanned="3" table:number-rows-spanned="1">
            <text:p>Bubble</text:p>
          </table:table-cell>
          <table:covered-table-cell table:style-name="HeaderCell"/>
          <table:covered-table-cell>
            <draw:circle table:end-cell-address="Icon.H35" table:end-x="2.131cm" table:end-y="0.312cm" draw:z-index="12" draw:style-name="gr19" draw:text-style-name="P1" svg:width="0.27cm" svg:height="0.27cm" svg:x="1.86cm" svg:y="0.041cm">
              <text:p/>
            </draw:circle>
          </table:covered-table-cell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 office:value-type="string" table:number-columns-spanned="3" table:number-rows-spanned="1">
            <text:p>Series 1</text:p>
          </table:table-cell>
          <table:covered-table-cell table:style-name="ce27"/>
          <table:covered-table-cell/>
          <table:table-cell table:style-name="ce38" office:value-type="string" table:number-columns-spanned="3" table:number-rows-spanned="1">
            <text:p>Series 2</text:p>
          </table:table-cell>
          <table:covered-table-cell table:style-name="ce43"/>
          <table:covered-table-cell/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39" office:value-type="string">
            <text:p>Radiu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39" office:value-type="string">
            <text:p>Radiu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3.14">
            <text:p>3.14</text:p>
          </table:table-cell>
          <table:table-cell table:style-name="Radius" office:value-type="float" office:value="3.24">
            <text:p>3.24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4.54">
            <text:p>4.54</text:p>
          </table:table-cell>
          <table:table-cell table:style-name="ce41" office:value-type="float" office:value="4.54">
            <text:p>4.54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YValues" office:value-type="float" office:value="2.13">
            <text:p>2.13</text:p>
          </table:table-cell>
          <table:table-cell table:style-name="Radius" office:value-type="float" office:value="1.2">
            <text:p>1.2</text:p>
          </table:table-cell>
          <table:table-cell table:style-name="ce23" office:value-type="float" office:value="2">
            <text:p>2</text:p>
          </table:table-cell>
          <table:table-cell table:style-name="YValues" office:value-type="float" office:value="9.65">
            <text:p>9.65</text:p>
          </table:table-cell>
          <table:table-cell table:style-name="ce41" office:value-type="float" office:value="9.65">
            <text:p>9.65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YValues" office:value-type="float" office:value="2.41">
            <text:p>2.41</text:p>
          </table:table-cell>
          <table:table-cell table:style-name="Radius" office:value-type="float" office:value="5.3">
            <text:p>5.3</text:p>
          </table:table-cell>
          <table:table-cell table:style-name="ce23" office:value-type="float" office:value="5">
            <text:p>5</text:p>
          </table:table-cell>
          <table:table-cell table:style-name="YValues" office:value-type="float" office:value="3.7">
            <text:p>3.7</text:p>
          </table:table-cell>
          <table:table-cell table:style-name="ce41" office:value-type="float" office:value="3.7">
            <text:p>3.7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31" office:value-type="float" office:value="5.4">
            <text:p>5.4</text:p>
          </table:table-cell>
          <table:table-cell table:style-name="ce40" office:value-type="float" office:value="3.2">
            <text:p>3.2</text:p>
          </table:table-cell>
          <table:table-cell table:style-name="ce24" office:value-type="float" office:value="6">
            <text:p>6</text:p>
          </table:table-cell>
          <table:table-cell table:style-name="ce31" office:value-type="float" office:value="6.2">
            <text:p>6.2</text:p>
          </table:table-cell>
          <table:table-cell table:style-name="ce42" office:value-type="float" office:value="6.2">
            <text:p>6.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48" office:value-type="string">
            <text:p>Bubble</text:p>
          </table:table-cell>
          <table:table-cell table:style-name="ce49" office:value-type="string" table:number-columns-spanned="2" table:number-rows-spanned="1">
            <text:p>Bubble</text:p>
          </table:table-cell>
          <table:covered-table-cell table:style-name="ce50">
            <draw:circle table:end-cell-address="Icon.E44" table:end-x="2.107cm" table:end-y="0.322cm" draw:z-index="9" draw:style-name="gr18" draw:text-style-name="P1" svg:width="0.27cm" svg:height="0.27cm" svg:x="1.836cm" svg:y="0.051cm">
              <text:p/>
            </draw:circle>
          </table:covered-table-cell>
          <table:table-cell table:style-name="ce47" office:value-type="string" table:number-columns-spanned="2" table:number-rows-spanned="1">
            <text:p>Bubble</text:p>
          </table:table-cell>
          <table:covered-table-cell table:style-name="HeaderCell">
            <draw:circle table:end-cell-address="Icon.G44" table:end-x="2.176cm" table:end-y="0.323cm" draw:z-index="10" draw:style-name="gr19" draw:text-style-name="P1" svg:width="0.27cm" svg:height="0.27cm" svg:x="1.905cm" svg:y="0.052cm">
              <text:p/>
            </draw:circle>
          </table:covered-table-cell>
          <table:table-cell/>
        </table:table-row>
        <table:table-row table:style-name="ro1">
          <table:table-cell/>
          <table:table-cell office:value-type="string">
            <text:p>Names</text:p>
          </table:table-cell>
          <table:table-cell table:style-name="ce26"/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/>
        </table:table-row>
        <table:table-row table:style-name="ro1">
          <table:table-cell/>
          <table:table-cell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2" office:value-type="string">
            <text:p>Y-Values</text:p>
          </table:table-cell>
          <table:table-cell table:style-name="NonEditable" office:value-type="string">
            <text:p>Radius</text:p>
          </table:table-cell>
          <table:table-cell table:style-name="ce22" office:value-type="string">
            <text:p>Y-Values</text:p>
          </table:table-cell>
          <table:table-cell table:style-name="ce35" office:value-type="string">
            <text:p>Radius</text:p>
          </table:table-cell>
          <table:table-cell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3.14">
            <text:p>3.14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4.54">
            <text:p>4.54</text:p>
          </table:table-cell>
          <table:table-cell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41" office:value-type="float" office:value="2.13">
            <text:p>2.13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9.65">
            <text:p>9.65</text:p>
          </table:table-cell>
          <table:table-cell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41" office:value-type="float" office:value="2.41">
            <text:p>2.41</text:p>
          </table:table-cell>
          <table:table-cell table:style-name="ce32" office:value-type="float" office:value="5">
            <text:p>5</text:p>
          </table:table-cell>
          <table:table-cell table:style-name="ce41" office:value-type="float" office:value="3.7">
            <text:p>3.7</text:p>
          </table:table-cell>
          <table:table-cell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5.4">
            <text:p>5.4</text:p>
          </table:table-cell>
          <table:table-cell table:style-name="ce33" office:value-type="float" office:value="6">
            <text:p>6</text:p>
          </table:table-cell>
          <table:table-cell table:style-name="ce42" office:value-type="float" office:value="6.2">
            <text:p>6.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44" office:value-type="string">
            <text:p>Advantages over the Gradient version: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45" office:value-type="string">
            <text:p>●</text:p>
          </table:table-cell>
          <table:table-cell office:value-type="string">
            <text:p>With icons you can show gradients, bitmap fillings, etc.</text:p>
          </table:table-cell>
          <table:table-cell table:number-columns-repeated="5"/>
        </table:table-row>
        <table:table-row table:style-name="ro1">
          <table:table-cell/>
          <table:table-cell table:style-name="ce45" office:value-type="string">
            <text:p>●</text:p>
          </table:table-cell>
          <table:table-cell office:value-type="string">
            <text:p>You can have different icons for different chart types</text:p>
          </table:table-cell>
          <table:table-cell table:number-columns-repeated="5"/>
        </table:table-row>
        <table:table-row table:style-name="ro1">
          <table:table-cell/>
          <table:table-cell table:style-name="ce45"/>
          <table:table-cell table:number-columns-repeated="6"/>
        </table:table-row>
      </table:table>
      <table:table table:name="Icon on the lef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HeaderCell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>
            <text:p>BM: My current favorite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>
            <text:p>Gradient Replaced by Icon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3" office:value-type="string">
            <text:p>Scatter Char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17" office:value-type="string">
            <text:p>Scatter</text:p>
          </table:table-cell>
          <table:table-cell table:style-name="HeaderCell" office:value-type="string">
            <text:p><text:s text:c="4"/>Scatter</text:p>
            <draw:rect table:end-cell-address="'Icon on the left'.D6" table:end-x="0.332cm" table:end-y="0.302cm" draw:z-index="0" draw:style-name="gr11" draw:text-style-name="P1" svg:width="0.266cm" svg:height="0.266cm" svg:x="0.065cm" svg:y="0.035cm">
              <text:p/>
            </draw:rect>
          </table:table-cell>
          <table:table-cell table:style-name="HeaderCell" office:value-type="string">
            <text:p><text:s text:c="4"/>Scatter</text:p>
            <draw:rect table:end-cell-address="'Icon on the left'.E6" table:end-x="0.32cm" table:end-y="0.302cm" draw:z-index="1" draw:style-name="gr12" draw:text-style-name="P1" svg:width="0.266cm" svg:height="0.266cm" svg:x="0.053cm" svg:y="0.035cm">
              <text:p/>
            </draw:rect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s</text:p>
          </table:table-cell>
          <table:table-cell table:style-name="ce25"/>
          <table:table-cell table:style-name="ce27" office:value-type="string">
            <text:p>Series 1</text:p>
          </table:table-cell>
          <table:table-cell table:style-name="ce34" office:value-type="string">
            <text:p>Series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8" office:value-type="string">
            <text:p>Y-Values</text:p>
          </table:table-cell>
          <table:table-cell table:style-name="ce35" office:value-type="string">
            <text:p>Y-Values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3.14">
            <text:p>3.14</text:p>
          </table:table-cell>
          <table:table-cell table:style-name="ce36" office:value-type="float" office:value="4.54">
            <text:p>4.54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2.13">
            <text:p>2.13</text:p>
          </table:table-cell>
          <table:table-cell table:style-name="ce36" office:value-type="float" office:value="9.65">
            <text:p>9.65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2.41">
            <text:p>2.41</text:p>
          </table:table-cell>
          <table:table-cell table:style-name="ce36" office:value-type="float" office:value="3.7">
            <text:p>3.7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0" office:value-type="float" office:value="5.4">
            <text:p>5.4</text:p>
          </table:table-cell>
          <table:table-cell table:style-name="ce37" office:value-type="float" office:value="6.2">
            <text:p>6.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46" office:value-type="string" table:number-columns-spanned="2" table:number-rows-spanned="1">
            <text:p><text:s text:c="4"/>Scatter</text:p>
            <draw:rect table:end-cell-address="'Icon on the left'.C15" table:end-x="0.334cm" table:end-y="0.315cm" draw:z-index="2" draw:style-name="gr11" draw:text-style-name="P1" svg:width="0.266cm" svg:height="0.266cm" svg:x="0.067cm" svg:y="0.048cm">
              <text:p/>
            </draw:rect>
          </table:table-cell>
          <table:covered-table-cell table:style-name="ce46"/>
          <table:table-cell table:style-name="ce46" office:value-type="string" table:number-columns-spanned="2" table:number-rows-spanned="1">
            <text:p><text:s text:c="4"/>Scatter</text:p>
            <draw:rect table:end-cell-address="'Icon on the left'.E15" table:end-x="0.332cm" table:end-y="0.315cm" draw:z-index="3" draw:style-name="gr12" draw:text-style-name="P1" svg:width="0.266cm" svg:height="0.266cm" svg:x="0.065cm" svg:y="0.048cm">
              <text:p/>
            </draw:rect>
          </table:table-cell>
          <table:covered-table-cell table:style-name="ce46"/>
          <table:table-cell table:number-columns-repeated="2"/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 table:number-columns-repeated="2"/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22" office:value-type="string">
            <text:p>X-Values</text:p>
          </table:table-cell>
          <table:table-cell table:style-name="ce35" office:value-type="string">
            <text:p>Y-Values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3.14">
            <text:p>3.14</text:p>
          </table:table-cell>
          <table:table-cell table:style-name="ce23" office:value-type="float" office:value="1">
            <text:p>1</text:p>
          </table:table-cell>
          <table:table-cell table:style-name="ce36" office:value-type="float" office:value="4.54">
            <text:p>4.54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YValues" office:value-type="float" office:value="2.13">
            <text:p>2.13</text:p>
          </table:table-cell>
          <table:table-cell table:style-name="ce23" office:value-type="float" office:value="2">
            <text:p>2</text:p>
          </table:table-cell>
          <table:table-cell table:style-name="ce36" office:value-type="float" office:value="9.65">
            <text:p>9.6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YValues" office:value-type="float" office:value="2.41">
            <text:p>2.41</text:p>
          </table:table-cell>
          <table:table-cell table:style-name="ce23" office:value-type="float" office:value="5">
            <text:p>5</text:p>
          </table:table-cell>
          <table:table-cell table:style-name="ce36" office:value-type="float" office:value="3.7">
            <text:p>3.7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31" office:value-type="float" office:value="5.4">
            <text:p>5.4</text:p>
          </table:table-cell>
          <table:table-cell table:style-name="ce24" office:value-type="float" office:value="6">
            <text:p>6</text:p>
          </table:table-cell>
          <table:table-cell table:style-name="ce37" office:value-type="float" office:value="6.2">
            <text:p>6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6" office:value-type="string">
            <text:p>Bar Chart with Default Colo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HeaderCell"/>
          <table:table-cell table:style-name="HeaderCell" office:value-type="string">
            <text:p><text:s text:c="4"/>Bar</text:p>
            <draw:rect table:end-cell-address="'Icon on the left'.D25" table:end-x="0.357cm" table:end-y="0.306cm" draw:z-index="4" draw:style-name="gr13" draw:text-style-name="P1" svg:width="0.266cm" svg:height="0.266cm" svg:x="0.09cm" svg:y="0.039cm">
              <text:p/>
            </draw:rect>
          </table:table-cell>
          <table:table-cell table:style-name="HeaderCell" office:value-type="string">
            <text:p><text:s text:c="4"/>Bar</text:p>
            <draw:rect table:end-cell-address="'Icon on the left'.E25" table:end-x="0.348cm" table:end-y="0.314cm" draw:z-index="5" draw:style-name="gr14" draw:text-style-name="P1" svg:width="0.266cm" svg:height="0.266cm" svg:x="0.081cm" svg:y="0.047cm">
              <text:p/>
            </draw:rect>
          </table:table-cell>
          <table:table-cell table:style-name="HeaderCell" office:value-type="string">
            <text:p><text:s text:c="4"/>Bar</text:p>
            <draw:rect table:end-cell-address="'Icon on the left'.F25" table:end-x="0.346cm" table:end-y="0.314cm" draw:z-index="6" draw:style-name="gr15" draw:text-style-name="P1" svg:width="0.266cm" svg:height="0.266cm" svg:x="0.079cm" svg:y="0.047cm">
              <text:p/>
            </draw:rect>
          </table:table-cell>
          <table:table-cell table:style-name="HeaderCell" office:value-type="string">
            <text:p><text:s text:c="4"/>Bar</text:p>
            <draw:rect table:end-cell-address="'Icon on the left'.G25" table:end-x="0.357cm" table:end-y="0.314cm" draw:z-index="7" draw:style-name="gr16" draw:text-style-name="P1" svg:width="0.266cm" svg:height="0.266cm" svg:x="0.09cm" svg:y="0.047cm">
              <text:p/>
            </draw:rect>
          </table:table-cell>
          <table:table-cell table:style-name="HeaderCell" office:value-type="string">
            <text:p><text:s text:c="4"/>Bar</text:p>
            <draw:rect table:end-cell-address="'Icon on the left'.H25" table:end-x="0.378cm" table:end-y="0.314cm" draw:z-index="8" draw:style-name="gr17" draw:text-style-name="P1" svg:width="0.266cm" svg:height="0.266cm" svg:x="0.111cm" svg:y="0.047cm">
              <text:p/>
            </draw:rect>
          </table:table-cell>
        </table:table-row>
        <table:table-row table:style-name="ro1">
          <table:table-cell/>
          <table:table-cell office:value-type="string">
            <text:p>Names</text:p>
          </table:table-cell>
          <table:table-cell table:style-name="ce25"/>
          <table:table-cell table:style-name="ce27" office:value-type="string">
            <text:p>Series 1</text:p>
          </table:table-cell>
          <table:table-cell table:style-name="ce27" office:value-type="string">
            <text:p>Series 2</text:p>
          </table:table-cell>
          <table:table-cell table:style-name="ce27" office:value-type="string">
            <text:p>Series 3</text:p>
          </table:table-cell>
          <table:table-cell table:style-name="ce27" office:value-type="string">
            <text:p>Series 4</text:p>
          </table:table-cell>
          <table:table-cell table:style-name="ce27" office:value-type="string">
            <text:p>Series 5</text:p>
          </table:table-cell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Categories</text:p>
          </table:table-cell>
          <table:table-cell table:number-columns-repeated="5" table:style-name="ce28" office:value-type="string">
            <text:p>Y-Value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Apples</text:p>
          </table:table-cell>
          <table:table-cell table:style-name="ce29" office:value-type="float" office:value="3.14">
            <text:p>3.14</text:p>
          </table:table-cell>
          <table:table-cell table:style-name="ce29" office:value-type="float" office:value="3.24">
            <text:p>3.24</text:p>
          </table:table-cell>
          <table:table-cell table:style-name="ce29" office:value-type="float" office:value="4.54">
            <text:p>4.54</text:p>
          </table:table-cell>
          <table:table-cell table:style-name="ce29" office:value-type="float" office:value="2.31">
            <text:p>2.31</text:p>
          </table:table-cell>
          <table:table-cell table:style-name="ce29" office:value-type="float" office:value="2.1">
            <text:p>2.1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string">
            <text:p>Cherries</text:p>
          </table:table-cell>
          <table:table-cell table:style-name="ce29" office:value-type="float" office:value="2.13">
            <text:p>2.13</text:p>
          </table:table-cell>
          <table:table-cell table:style-name="ce29" office:value-type="float" office:value="1.2">
            <text:p>1.2</text:p>
          </table:table-cell>
          <table:table-cell table:style-name="ce29" office:value-type="float" office:value="9.65">
            <text:p>9.65</text:p>
          </table:table-cell>
          <table:table-cell table:style-name="ce29" office:value-type="float" office:value="2.1">
            <text:p>2.1</text:p>
          </table:table-cell>
          <table:table-cell table:style-name="ce29" office:value-type="float" office:value="3.2">
            <text:p>3.2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string">
            <text:p>Strawberries</text:p>
          </table:table-cell>
          <table:table-cell table:style-name="ce29" office:value-type="float" office:value="2.41">
            <text:p>2.41</text:p>
          </table:table-cell>
          <table:table-cell table:style-name="ce29" office:value-type="float" office:value="5.3">
            <text:p>5.3</text:p>
          </table:table-cell>
          <table:table-cell table:style-name="ce29" office:value-type="float" office:value="3.7">
            <text:p>3.7</text:p>
          </table:table-cell>
          <table:table-cell table:style-name="ce29" office:value-type="float" office:value="3.5">
            <text:p>3.5</text:p>
          </table:table-cell>
          <table:table-cell table:style-name="ce29" office:value-type="float" office:value="4">
            <text:p>4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string">
            <text:p>Bananas</text:p>
          </table:table-cell>
          <table:table-cell table:style-name="ce30" office:value-type="float" office:value="5.4">
            <text:p>5.4</text:p>
          </table:table-cell>
          <table:table-cell table:style-name="ce30" office:value-type="float" office:value="3.2">
            <text:p>3.2</text:p>
          </table:table-cell>
          <table:table-cell table:style-name="ce33" office:value-type="float" office:value="6.2">
            <text:p>6.2</text:p>
          </table:table-cell>
          <table:table-cell table:style-name="ce30" office:value-type="float" office:value="7.5">
            <text:p>7.5</text:p>
          </table:table-cell>
          <table:table-cell table:style-name="ce30" office:value-type="float" office:value="5.3">
            <text:p>5.3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16" office:value-type="string">
            <text:p>Bubble Char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47" office:value-type="string" table:number-columns-spanned="3" table:number-rows-spanned="1">
            <text:p><text:s text:c="4"/>Bubble</text:p>
            <draw:circle table:end-cell-address="'Icon on the left'.C35" table:end-x="0.343cm" table:end-y="0.311cm" draw:z-index="11" draw:style-name="gr18" draw:text-style-name="P1" svg:width="0.27cm" svg:height="0.27cm" svg:x="0.072cm" svg:y="0.04cm">
              <text:p/>
            </draw:circle>
          </table:table-cell>
          <table:covered-table-cell table:style-name="HeaderCell"/>
          <table:covered-table-cell/>
          <table:table-cell table:style-name="ce47" office:value-type="string" table:number-columns-spanned="3" table:number-rows-spanned="1">
            <text:p><text:s text:c="4"/>Bubble</text:p>
            <draw:circle table:end-cell-address="'Icon on the left'.F35" table:end-x="0.354cm" table:end-y="0.313cm" draw:z-index="12" draw:style-name="gr19" draw:text-style-name="P1" svg:width="0.27cm" svg:height="0.27cm" svg:x="0.083cm" svg:y="0.042cm">
              <text:p/>
            </draw:circle>
          </table:table-cell>
          <table:covered-table-cell table:style-name="HeaderCell"/>
          <table:covered-table-cell/>
        </table:table-row>
        <table:table-row table:style-name="ro1">
          <table:table-cell/>
          <table:table-cell office:value-type="string">
            <text:p>Names</text:p>
          </table:table-cell>
          <table:table-cell table:style-name="ce18" office:value-type="string" table:number-columns-spanned="3" table:number-rows-spanned="1">
            <text:p>Series 1</text:p>
          </table:table-cell>
          <table:covered-table-cell table:style-name="ce27"/>
          <table:covered-table-cell/>
          <table:table-cell table:style-name="ce38" office:value-type="string" table:number-columns-spanned="3" table:number-rows-spanned="1">
            <text:p>Series 2</text:p>
          </table:table-cell>
          <table:covered-table-cell table:style-name="ce43"/>
          <table:covered-table-cell/>
        </table:table-row>
        <table:table-row table:style-name="ro1">
          <table:table-cell/>
          <table:table-cell office:value-type="string">
            <text:p>Role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39" office:value-type="string">
            <text:p>Radius</text:p>
          </table:table-cell>
          <table:table-cell table:style-name="ce22" office:value-type="string">
            <text:p>X-Values</text:p>
          </table:table-cell>
          <table:table-cell table:style-name="NonEditable" office:value-type="string">
            <text:p>Y-Values</text:p>
          </table:table-cell>
          <table:table-cell table:style-name="ce39" office:value-type="string">
            <text:p>Radiu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3.14">
            <text:p>3.14</text:p>
          </table:table-cell>
          <table:table-cell table:style-name="Radius" office:value-type="float" office:value="3.24">
            <text:p>3.24</text:p>
          </table:table-cell>
          <table:table-cell table:style-name="ce23" office:value-type="float" office:value="1">
            <text:p>1</text:p>
          </table:table-cell>
          <table:table-cell table:style-name="YValues" office:value-type="float" office:value="4.54">
            <text:p>4.54</text:p>
          </table:table-cell>
          <table:table-cell table:style-name="ce41" office:value-type="float" office:value="4.54">
            <text:p>4.54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YValues" office:value-type="float" office:value="2.13">
            <text:p>2.13</text:p>
          </table:table-cell>
          <table:table-cell table:style-name="Radius" office:value-type="float" office:value="1.2">
            <text:p>1.2</text:p>
          </table:table-cell>
          <table:table-cell table:style-name="ce23" office:value-type="float" office:value="2">
            <text:p>2</text:p>
          </table:table-cell>
          <table:table-cell table:style-name="YValues" office:value-type="float" office:value="9.65">
            <text:p>9.65</text:p>
          </table:table-cell>
          <table:table-cell table:style-name="ce41" office:value-type="float" office:value="9.65">
            <text:p>9.65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YValues" office:value-type="float" office:value="2.41">
            <text:p>2.41</text:p>
          </table:table-cell>
          <table:table-cell table:style-name="Radius" office:value-type="float" office:value="5.3">
            <text:p>5.3</text:p>
          </table:table-cell>
          <table:table-cell table:style-name="ce23" office:value-type="float" office:value="5">
            <text:p>5</text:p>
          </table:table-cell>
          <table:table-cell table:style-name="YValues" office:value-type="float" office:value="3.7">
            <text:p>3.7</text:p>
          </table:table-cell>
          <table:table-cell table:style-name="ce41" office:value-type="float" office:value="3.7">
            <text:p>3.7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31" office:value-type="float" office:value="5.4">
            <text:p>5.4</text:p>
          </table:table-cell>
          <table:table-cell table:style-name="ce40" office:value-type="float" office:value="3.2">
            <text:p>3.2</text:p>
          </table:table-cell>
          <table:table-cell table:style-name="ce24" office:value-type="float" office:value="6">
            <text:p>6</text:p>
          </table:table-cell>
          <table:table-cell table:style-name="ce31" office:value-type="float" office:value="6.2">
            <text:p>6.2</text:p>
          </table:table-cell>
          <table:table-cell table:style-name="ce42" office:value-type="float" office:value="6.2">
            <text:p>6.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art Type</text:p>
          </table:table-cell>
          <table:table-cell table:style-name="ce48" office:value-type="string">
            <text:p>Bubble</text:p>
          </table:table-cell>
          <table:table-cell table:style-name="ce49" office:value-type="string" table:number-columns-spanned="2" table:number-rows-spanned="1">
            <text:p><text:s text:c="4"/>Bubble</text:p>
            <draw:circle table:end-cell-address="'Icon on the left'.D44" table:end-x="0.366cm" table:end-y="0.322cm" draw:z-index="9" draw:style-name="gr18" draw:text-style-name="P1" svg:width="0.27cm" svg:height="0.27cm" svg:x="0.095cm" svg:y="0.051cm">
              <text:p/>
            </draw:circle>
          </table:table-cell>
          <table:covered-table-cell table:style-name="ce50"/>
          <table:table-cell table:style-name="ce47" office:value-type="string" table:number-columns-spanned="2" table:number-rows-spanned="1">
            <text:p><text:s text:c="4"/>Bubble</text:p>
            <draw:circle table:end-cell-address="'Icon on the left'.F44" table:end-x="0.334cm" table:end-y="0.324cm" draw:z-index="10" draw:style-name="gr19" draw:text-style-name="P1" svg:width="0.27cm" svg:height="0.27cm" svg:x="0.063cm" svg:y="0.053cm">
              <text:p/>
            </draw:circle>
          </table:table-cell>
          <table:covered-table-cell table:style-name="HeaderCell"/>
          <table:table-cell/>
        </table:table-row>
        <table:table-row table:style-name="ro1">
          <table:table-cell/>
          <table:table-cell office:value-type="string">
            <text:p>Names</text:p>
          </table:table-cell>
          <table:table-cell table:style-name="ce26"/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/>
        </table:table-row>
        <table:table-row table:style-name="ro1">
          <table:table-cell/>
          <table:table-cell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2" office:value-type="string">
            <text:p>Y-Values</text:p>
          </table:table-cell>
          <table:table-cell table:style-name="NonEditable" office:value-type="string">
            <text:p>Radius</text:p>
          </table:table-cell>
          <table:table-cell table:style-name="ce22" office:value-type="string">
            <text:p>Y-Values</text:p>
          </table:table-cell>
          <table:table-cell table:style-name="ce35" office:value-type="string">
            <text:p>Radius</text:p>
          </table:table-cell>
          <table:table-cell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3.14">
            <text:p>3.14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4.54">
            <text:p>4.54</text:p>
          </table:table-cell>
          <table:table-cell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41" office:value-type="float" office:value="2.13">
            <text:p>2.13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9.65">
            <text:p>9.65</text:p>
          </table:table-cell>
          <table:table-cell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41" office:value-type="float" office:value="2.41">
            <text:p>2.41</text:p>
          </table:table-cell>
          <table:table-cell table:style-name="ce32" office:value-type="float" office:value="5">
            <text:p>5</text:p>
          </table:table-cell>
          <table:table-cell table:style-name="ce41" office:value-type="float" office:value="3.7">
            <text:p>3.7</text:p>
          </table:table-cell>
          <table:table-cell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5.4">
            <text:p>5.4</text:p>
          </table:table-cell>
          <table:table-cell table:style-name="ce33" office:value-type="float" office:value="6">
            <text:p>6</text:p>
          </table:table-cell>
          <table:table-cell table:style-name="ce42" office:value-type="float" office:value="6.2">
            <text:p>6.2</text:p>
          </table:table-cell>
          <table:table-cell/>
        </table:table-row>
      </table:table>
      <table:table table:name="Big Letter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0" office:value-type="string">
            <text:p>Different Roles get Different Big Tex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13" office:value-type="string">
            <text:p>Scatter Char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ce17" office:value-type="string">
            <text:p>Scatter</text:p>
          </table:table-cell>
          <table:table-cell table:style-name="HeaderCell" office:value-type="string">
            <text:p>Scatter</text:p>
            <draw:rect table:end-cell-address="'Big Letter'.D6" table:end-x="2.104cm" table:end-y="0.302cm" draw:z-index="0" draw:style-name="gr11" draw:text-style-name="P1" svg:width="0.266cm" svg:height="0.266cm" svg:x="1.837cm" svg:y="0.035cm">
              <text:p/>
            </draw:rect>
          </table:table-cell>
          <table:table-cell table:style-name="HeaderCell" office:value-type="string">
            <text:p>Scatter</text:p>
            <draw:rect table:end-cell-address="'Big Letter'.E6" table:end-x="2.119cm" table:end-y="0.302cm" draw:z-index="1" draw:style-name="gr12" draw:text-style-name="P1" svg:width="0.266cm" svg:height="0.266cm" svg:x="1.852cm" svg:y="0.035cm">
              <text:p/>
            </draw:rect>
          </table:table-cell>
          <table:table-cell table:number-columns-repeated="3"/>
        </table:table-row>
        <table:table-row table:style-name="ro1">
          <table:table-cell/>
          <table:table-cell table:style-name="HeaderCell" office:value-type="string">
            <text:p>Names</text:p>
            <draw:frame table:end-cell-address="'Big Letter'.C11" table:end-x="2.228cm" table:end-y="0.423cm" draw:z-index="13" draw:style-name="gr20" draw:text-style-name="P4" svg:width="2.257cm" svg:height="1.84cm" svg:x="2.228cm" svg:y="0.389cm">
              <draw:text-box>
                <text:p text:style-name="P1"><text:span text:style-name="T2">X</text:span></text:p>
              </draw:text-box>
            </draw:frame>
          </table:table-cell>
          <table:table-cell table:style-name="ce27">
            <draw:frame table:end-cell-address="'Big Letter'.D11" table:end-x="2.256cm" table:end-y="0.444cm" draw:z-index="14" draw:style-name="gr20" draw:text-style-name="P4" svg:width="2.257cm" svg:height="1.84cm" svg:x="2.256cm" svg:y="0.41cm">
              <draw:text-box>
                <text:p text:style-name="P1"><text:span text:style-name="T2">Y</text:span></text:p>
              </draw:text-box>
            </draw:frame>
          </table:table-cell>
          <table:table-cell table:style-name="ce27" office:value-type="string">
            <text:p>Series 1</text:p>
            <draw:frame table:end-cell-address="'Big Letter'.E11" table:end-x="2.255cm" table:end-y="0.444cm" draw:z-index="15" draw:style-name="gr20" draw:text-style-name="P4" svg:width="2.257cm" svg:height="1.84cm" svg:x="2.255cm" svg:y="0.41cm">
              <draw:text-box>
                <text:p text:style-name="P1"><text:span text:style-name="T2">Y</text:span></text:p>
              </draw:text-box>
            </draw:frame>
          </table:table-cell>
          <table:table-cell table:style-name="ce27" office:value-type="string">
            <text:p>Series 2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.14">
            <text:p>3.14</text:p>
          </table:table-cell>
          <table:table-cell table:style-name="ce27" office:value-type="float" office:value="4.54">
            <text:p>4.54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.13">
            <text:p>2.13</text:p>
          </table:table-cell>
          <table:table-cell table:style-name="ce27" office:value-type="float" office:value="9.65">
            <text:p>9.65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.41">
            <text:p>2.41</text:p>
          </table:table-cell>
          <table:table-cell table:style-name="ce27" office:value-type="float" office:value="3.7">
            <text:p>3.7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5.4">
            <text:p>5.4</text:p>
          </table:table-cell>
          <table:table-cell table:style-name="ce51" office:value-type="float" office:value="6.2">
            <text:p>6.2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ce46" office:value-type="string" table:number-columns-spanned="2" table:number-rows-spanned="1">
            <text:p>Scatter</text:p>
          </table:table-cell>
          <table:covered-table-cell table:style-name="ce46">
            <draw:rect table:end-cell-address="'Big Letter'.D15" table:end-x="2.105cm" table:end-y="0.315cm" draw:z-index="2" draw:style-name="gr11" draw:text-style-name="P1" svg:width="0.266cm" svg:height="0.266cm" svg:x="1.838cm" svg:y="0.048cm">
              <text:p/>
            </draw:rect>
          </table:covered-table-cell>
          <table:table-cell table:style-name="ce46" office:value-type="string" table:number-columns-spanned="2" table:number-rows-spanned="1">
            <text:p>Scatter</text:p>
          </table:table-cell>
          <table:covered-table-cell table:style-name="ce46">
            <draw:rect table:end-cell-address="'Big Letter'.F15" table:end-x="2.118cm" table:end-y="0.315cm" draw:z-index="3" draw:style-name="gr12" draw:text-style-name="P1" svg:width="0.266cm" svg:height="0.266cm" svg:x="1.851cm" svg:y="0.048cm">
              <text:p/>
            </draw:rect>
          </table:covered-table-cell>
          <table:table-cell table:number-columns-repeated="2"/>
        </table:table-row>
        <table:table-row table:style-name="ro1">
          <table:table-cell/>
          <table:table-cell table:style-name="HeaderCell" office:value-type="string">
            <text:p>Names</text:p>
          </table:table-cell>
          <table:table-cell table:style-name="ce18" office:value-type="string" table:number-columns-spanned="2" table:number-rows-spanned="1">
            <text:p>Series 1</text:p>
            <draw:frame table:end-cell-address="'Big Letter'.C20" table:end-x="2.258cm" table:end-y="0.385cm" draw:z-index="16" draw:style-name="gr21" draw:text-style-name="P4" svg:width="2.257cm" svg:height="1.782cm" svg:x="0cm" svg:y="0.408cm">
              <draw:text-box>
                <text:p text:style-name="P1"><text:span text:style-name="T2">X</text:span></text:p>
              </draw:text-box>
            </draw:frame>
            <draw:frame table:end-cell-address="'Big Letter'.D20" table:end-x="2.256cm" table:end-y="0.385cm" draw:z-index="18" draw:style-name="gr21" draw:text-style-name="P4" svg:width="2.257cm" svg:height="1.782cm" svg:x="2.256cm" svg:y="0.408cm">
              <draw:text-box>
                <text:p text:style-name="P1"><text:span text:style-name="T2">Y</text:span></text:p>
              </draw:text-box>
            </draw:frame>
          </table:table-cell>
          <table:covered-table-cell table:style-name="ce27">
            <draw:frame table:end-cell-address="'Big Letter'.E20" table:end-x="2.255cm" table:end-y="0.385cm" draw:z-index="17" draw:style-name="gr21" draw:text-style-name="P4" svg:width="2.257cm" svg:height="1.782cm" svg:x="2.255cm" svg:y="0.408cm">
              <draw:text-box>
                <text:p text:style-name="P1"><text:span text:style-name="T2">X</text:span></text:p>
              </draw:text-box>
            </draw:frame>
          </table:covered-table-cell>
          <table:table-cell table:style-name="ce38" office:value-type="string" table:number-columns-spanned="2" table:number-rows-spanned="1">
            <text:p>Series 2</text:p>
            <draw:frame table:end-cell-address="'Big Letter'.F20" table:end-x="2.255cm" table:end-y="0.385cm" draw:z-index="19" draw:style-name="gr21" draw:text-style-name="P4" svg:width="2.257cm" svg:height="1.782cm" svg:x="2.255cm" svg:y="0.408cm">
              <draw:text-box>
                <text:p text:style-name="P1"><text:span text:style-name="T2">Y</text:span></text:p>
              </draw:text-box>
            </draw:frame>
          </table:table-cell>
          <table:covered-table-cell table:style-name="ce43"/>
          <table:table-cell table:number-columns-repeated="2"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hartEditorCell" office:value-type="float" office:value="3.14">
            <text:p>3.14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4.54">
            <text:p>4.54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hartEditorCell" office:value-type="float" office:value="2.13">
            <text:p>2.13</text:p>
          </table:table-cell>
          <table:table-cell table:style-name="ce23" office:value-type="float" office:value="2">
            <text:p>2</text:p>
          </table:table-cell>
          <table:table-cell table:style-name="ce56" office:value-type="float" office:value="9.65">
            <text:p>9.6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hartEditorCell" office:value-type="float" office:value="2.41">
            <text:p>2.41</text:p>
          </table:table-cell>
          <table:table-cell table:style-name="ce23" office:value-type="float" office:value="5">
            <text:p>5</text:p>
          </table:table-cell>
          <table:table-cell table:style-name="ce56" office:value-type="float" office:value="3.7">
            <text:p>3.7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55" office:value-type="float" office:value="5.4">
            <text:p>5.4</text:p>
          </table:table-cell>
          <table:table-cell table:style-name="ce24" office:value-type="float" office:value="6">
            <text:p>6</text:p>
          </table:table-cell>
          <table:table-cell table:style-name="ce57" office:value-type="float" office:value="6.2">
            <text:p>6.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16" office:value-type="string">
            <text:p>Bar Chart with Default Colo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HeaderCell"/>
          <table:table-cell table:style-name="HeaderCell" office:value-type="string">
            <text:p>Bar</text:p>
            <draw:rect table:end-cell-address="'Big Letter'.D25" table:end-x="2.084cm" table:end-y="0.306cm" draw:z-index="4" draw:style-name="gr13" draw:text-style-name="P1" svg:width="0.266cm" svg:height="0.266cm" svg:x="1.817cm" svg:y="0.039cm">
              <text:p/>
            </draw:rect>
          </table:table-cell>
          <table:table-cell table:style-name="HeaderCell" office:value-type="string">
            <text:p>Bar</text:p>
            <draw:rect table:end-cell-address="'Big Letter'.E25" table:end-x="2.147cm" table:end-y="0.314cm" draw:z-index="5" draw:style-name="gr14" draw:text-style-name="P1" svg:width="0.266cm" svg:height="0.266cm" svg:x="1.88cm" svg:y="0.047cm">
              <text:p/>
            </draw:rect>
          </table:table-cell>
          <table:table-cell table:style-name="HeaderCell" office:value-type="string">
            <text:p>Bar</text:p>
            <draw:rect table:end-cell-address="'Big Letter'.F25" table:end-x="2.146cm" table:end-y="0.314cm" draw:z-index="6" draw:style-name="gr15" draw:text-style-name="P1" svg:width="0.266cm" svg:height="0.266cm" svg:x="1.879cm" svg:y="0.047cm">
              <text:p/>
            </draw:rect>
          </table:table-cell>
          <table:table-cell table:style-name="HeaderCell" office:value-type="string">
            <text:p>Bar</text:p>
            <draw:rect table:end-cell-address="'Big Letter'.G25" table:end-x="2.174cm" table:end-y="0.314cm" draw:z-index="7" draw:style-name="gr16" draw:text-style-name="P1" svg:width="0.266cm" svg:height="0.266cm" svg:x="1.907cm" svg:y="0.047cm">
              <text:p/>
            </draw:rect>
          </table:table-cell>
          <table:table-cell table:style-name="HeaderCell" office:value-type="string">
            <text:p>Bar</text:p>
            <draw:rect table:end-cell-address="'Big Letter'.H25" table:end-x="2.166cm" table:end-y="0.314cm" draw:z-index="8" draw:style-name="gr17" draw:text-style-name="P1" svg:width="0.266cm" svg:height="0.266cm" svg:x="1.899cm" svg:y="0.047cm">
              <text:p/>
            </draw:rect>
          </table:table-cell>
        </table:table-row>
        <table:table-row table:style-name="ro1">
          <table:table-cell/>
          <table:table-cell table:style-name="HeaderCell" office:value-type="string">
            <text:p>Names</text:p>
            <draw:frame table:end-cell-address="'Big Letter'.C30" table:end-x="2.23cm" table:end-y="0.395cm" draw:z-index="25" draw:style-name="gr21" draw:text-style-name="P4" svg:width="2.257cm" svg:height="1.782cm" svg:x="2.23cm" svg:y="0.418cm">
              <draw:text-box>
                <text:p text:style-name="P1"><text:span text:style-name="T2">C</text:span></text:p>
              </draw:text-box>
            </draw:frame>
          </table:table-cell>
          <table:table-cell table:style-name="ce25">
            <draw:frame table:end-cell-address="'Big Letter'.D30" table:end-x="2.256cm" table:end-y="0.384cm" draw:z-index="20" draw:style-name="gr21" draw:text-style-name="P4" svg:width="2.257cm" svg:height="1.782cm" svg:x="2.256cm" svg:y="0.407cm">
              <draw:text-box>
                <text:p text:style-name="P1"><text:span text:style-name="T2">Y</text:span></text:p>
              </draw:text-box>
            </draw:frame>
          </table:table-cell>
          <table:table-cell table:style-name="ce27" office:value-type="string">
            <text:p>Series 1</text:p>
            <draw:frame table:end-cell-address="'Big Letter'.E30" table:end-x="2.255cm" table:end-y="0.384cm" draw:z-index="21" draw:style-name="gr21" draw:text-style-name="P4" svg:width="2.257cm" svg:height="1.782cm" svg:x="2.255cm" svg:y="0.407cm">
              <draw:text-box>
                <text:p text:style-name="P1"><text:span text:style-name="T2">Y</text:span></text:p>
              </draw:text-box>
            </draw:frame>
          </table:table-cell>
          <table:table-cell table:style-name="ce27" office:value-type="string">
            <text:p>Series 2</text:p>
            <draw:frame table:end-cell-address="'Big Letter'.F30" table:end-x="2.255cm" table:end-y="0.384cm" draw:z-index="22" draw:style-name="gr21" draw:text-style-name="P4" svg:width="2.257cm" svg:height="1.782cm" svg:x="2.255cm" svg:y="0.407cm">
              <draw:text-box>
                <text:p text:style-name="P1"><text:span text:style-name="T2">Y</text:span></text:p>
              </draw:text-box>
            </draw:frame>
          </table:table-cell>
          <table:table-cell table:style-name="ce27" office:value-type="string">
            <text:p>Series 3</text:p>
            <draw:frame table:end-cell-address="'Big Letter'.G30" table:end-x="2.253cm" table:end-y="0.384cm" draw:z-index="23" draw:style-name="gr21" draw:text-style-name="P4" svg:width="2.257cm" svg:height="1.782cm" svg:x="2.253cm" svg:y="0.407cm">
              <draw:text-box>
                <text:p text:style-name="P1"><text:span text:style-name="T2">Y</text:span></text:p>
              </draw:text-box>
            </draw:frame>
          </table:table-cell>
          <table:table-cell table:style-name="ce27" office:value-type="string">
            <text:p>Series 4</text:p>
          </table:table-cell>
          <table:table-cell table:style-name="ce27" office:value-type="string">
            <text:p>Series 5</text:p>
            <draw:frame table:end-cell-address="'Big Letter'.I30" table:end-x="0.016cm" table:end-y="0.384cm" draw:z-index="24" draw:style-name="gr21" draw:text-style-name="P4" svg:width="2.257cm" svg:height="1.782cm" svg:x="0.016cm" svg:y="0.407cm">
              <draw:text-box>
                <text:p text:style-name="P1"><text:span text:style-name="T2">Y</text:span></text:p>
              </draw:text-box>
            </draw:frame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52" office:value-type="string">
            <text:p>Apples</text:p>
          </table:table-cell>
          <table:table-cell table:style-name="ce27" office:value-type="float" office:value="3.14">
            <text:p>3.14</text:p>
          </table:table-cell>
          <table:table-cell table:style-name="ce27" office:value-type="float" office:value="3.24">
            <text:p>3.24</text:p>
          </table:table-cell>
          <table:table-cell table:style-name="ce27" office:value-type="float" office:value="4.54">
            <text:p>4.54</text:p>
          </table:table-cell>
          <table:table-cell table:style-name="ce27" office:value-type="float" office:value="2.31">
            <text:p>2.31</text:p>
          </table:table-cell>
          <table:table-cell table:style-name="ce27" office:value-type="float" office:value="2.1">
            <text:p>2.1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52" office:value-type="string">
            <text:p>Cherries</text:p>
          </table:table-cell>
          <table:table-cell table:style-name="ce27" office:value-type="float" office:value="2.13">
            <text:p>2.13</text:p>
          </table:table-cell>
          <table:table-cell table:style-name="ce27" office:value-type="float" office:value="1.2">
            <text:p>1.2</text:p>
          </table:table-cell>
          <table:table-cell table:style-name="ce27" office:value-type="float" office:value="9.65">
            <text:p>9.65</text:p>
          </table:table-cell>
          <table:table-cell table:style-name="ce27" office:value-type="float" office:value="2.1">
            <text:p>2.1</text:p>
          </table:table-cell>
          <table:table-cell table:style-name="ce27" office:value-type="float" office:value="3.2">
            <text:p>3.2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52" office:value-type="string">
            <text:p>Strawberries</text:p>
          </table:table-cell>
          <table:table-cell table:style-name="ce27" office:value-type="float" office:value="2.41">
            <text:p>2.41</text:p>
          </table:table-cell>
          <table:table-cell table:style-name="ce27" office:value-type="float" office:value="5.3">
            <text:p>5.3</text:p>
          </table:table-cell>
          <table:table-cell table:style-name="ce27" office:value-type="float" office:value="3.7">
            <text:p>3.7</text:p>
          </table:table-cell>
          <table:table-cell table:style-name="ce27" office:value-type="float" office:value="3.5">
            <text:p>3.5</text:p>
          </table:table-cell>
          <table:table-cell table:style-name="ce27" office:value-type="float" office:value="4">
            <text:p>4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53" office:value-type="string">
            <text:p>Bananas</text:p>
          </table:table-cell>
          <table:table-cell table:style-name="ce51" office:value-type="float" office:value="5.4">
            <text:p>5.4</text:p>
          </table:table-cell>
          <table:table-cell table:style-name="ce51" office:value-type="float" office:value="3.2">
            <text:p>3.2</text:p>
          </table:table-cell>
          <table:table-cell table:style-name="ce51" office:value-type="float" office:value="6.2">
            <text:p>6.2</text:p>
          </table:table-cell>
          <table:table-cell table:style-name="ce51" office:value-type="float" office:value="7.5">
            <text:p>7.5</text:p>
          </table:table-cell>
          <table:table-cell table:style-name="ce51" office:value-type="float" office:value="5.3">
            <text:p>5.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16" office:value-type="string">
            <text:p>Bubble Char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ce47" office:value-type="string" table:number-columns-spanned="3" table:number-rows-spanned="1">
            <text:p>Bubble</text:p>
          </table:table-cell>
          <table:covered-table-cell table:style-name="HeaderCell"/>
          <table:covered-table-cell>
            <draw:circle table:end-cell-address="'Big Letter'.E35" table:end-x="2.127cm" table:end-y="0.311cm" draw:z-index="11" draw:style-name="gr18" draw:text-style-name="P1" svg:width="0.27cm" svg:height="0.27cm" svg:x="1.856cm" svg:y="0.04cm">
              <text:p/>
            </draw:circle>
          </table:covered-table-cell>
          <table:table-cell table:style-name="ce47" office:value-type="string" table:number-columns-spanned="3" table:number-rows-spanned="1">
            <text:p>Bubble</text:p>
          </table:table-cell>
          <table:covered-table-cell table:style-name="HeaderCell"/>
          <table:covered-table-cell>
            <draw:circle table:end-cell-address="'Big Letter'.H35" table:end-x="2.132cm" table:end-y="0.313cm" draw:z-index="12" draw:style-name="gr19" draw:text-style-name="P1" svg:width="0.27cm" svg:height="0.27cm" svg:x="1.861cm" svg:y="0.042cm">
              <text:p/>
            </draw:circle>
          </table:covered-table-cell>
        </table:table-row>
        <table:table-row table:style-name="ro1">
          <table:table-cell/>
          <table:table-cell table:style-name="HeaderCell" office:value-type="string">
            <text:p>Names</text:p>
          </table:table-cell>
          <table:table-cell table:style-name="ce18" office:value-type="string" table:number-columns-spanned="3" table:number-rows-spanned="1">
            <text:p>Series 1</text:p>
            <draw:frame table:end-cell-address="'Big Letter'.C40" table:end-x="2.257cm" table:end-y="0.423cm" draw:z-index="26" draw:style-name="gr21" draw:text-style-name="P4" svg:width="2.257cm" svg:height="1.782cm" svg:x="-0.001cm" svg:y="0.447cm">
              <draw:text-box>
                <text:p text:style-name="P1"><text:span text:style-name="T2">X</text:span></text:p>
              </draw:text-box>
            </draw:frame>
            <draw:frame table:end-cell-address="'Big Letter'.D40" table:end-x="2.256cm" table:end-y="0.423cm" draw:z-index="32" draw:style-name="gr21" draw:text-style-name="P4" svg:width="2.257cm" svg:height="1.782cm" svg:x="2.256cm" svg:y="0.447cm">
              <draw:text-box>
                <text:p text:style-name="P1"><text:span text:style-name="T2">Y</text:span></text:p>
              </draw:text-box>
            </draw:frame>
          </table:table-cell>
          <table:covered-table-cell table:style-name="ce27">
            <draw:frame table:end-cell-address="'Big Letter'.E40" table:end-x="2.255cm" table:end-y="0.423cm" draw:z-index="33" draw:style-name="gr21" draw:text-style-name="P4" svg:width="2.257cm" svg:height="1.782cm" svg:x="2.255cm" svg:y="0.447cm">
              <draw:text-box>
                <text:p text:style-name="P1"><text:span text:style-name="T3"></text:span></text:p>
              </draw:text-box>
            </draw:frame>
          </table:covered-table-cell>
          <table:covered-table-cell>
            <draw:frame table:end-cell-address="'Big Letter'.F40" table:end-x="2.254cm" table:end-y="0.423cm" draw:z-index="27" draw:style-name="gr21" draw:text-style-name="P4" svg:width="2.257cm" svg:height="1.782cm" svg:x="2.254cm" svg:y="0.447cm">
              <draw:text-box>
                <text:p text:style-name="P1"><text:span text:style-name="T2">X</text:span></text:p>
              </draw:text-box>
            </draw:frame>
          </table:covered-table-cell>
          <table:table-cell table:style-name="ce38" office:value-type="string" table:number-columns-spanned="3" table:number-rows-spanned="1">
            <text:p>Series 2</text:p>
            <draw:frame table:end-cell-address="'Big Letter'.G40" table:end-x="2.253cm" table:end-y="0.423cm" draw:z-index="31" draw:style-name="gr21" draw:text-style-name="P4" svg:width="2.257cm" svg:height="1.782cm" svg:x="2.253cm" svg:y="0.447cm">
              <draw:text-box>
                <text:p text:style-name="P1"><text:span text:style-name="T2">Y</text:span></text:p>
              </draw:text-box>
            </draw:frame>
          </table:table-cell>
          <table:covered-table-cell table:style-name="ce43"/>
          <table:covered-table-cell>
            <draw:frame table:end-cell-address="'Big Letter'.I40" table:end-x="0.016cm" table:end-y="0.423cm" draw:z-index="34" draw:style-name="gr21" draw:text-style-name="P4" svg:width="2.257cm" svg:height="1.782cm" svg:x="0.016cm" svg:y="0.447cm">
              <draw:text-box>
                <text:p text:style-name="P1"><text:span text:style-name="T3"></text:span></text:p>
              </draw:text-box>
            </draw:frame>
          </table:covered-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hartEditorCell" office:value-type="float" office:value="3.14">
            <text:p>3.14</text:p>
          </table:table-cell>
          <table:table-cell table:style-name="ce56" office:value-type="float" office:value="3.24">
            <text:p>3.24</text:p>
          </table:table-cell>
          <table:table-cell table:style-name="ce25" office:value-type="float" office:value="1">
            <text:p>1</text:p>
          </table:table-cell>
          <table:table-cell table:style-name="ChartEditorCell" office:value-type="float" office:value="4.54">
            <text:p>4.54</text:p>
          </table:table-cell>
          <table:table-cell table:style-name="ce56" office:value-type="float" office:value="4.54">
            <text:p>4.54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hartEditorCell" office:value-type="float" office:value="2.13">
            <text:p>2.13</text:p>
          </table:table-cell>
          <table:table-cell table:style-name="ce56" office:value-type="float" office:value="1.2">
            <text:p>1.2</text:p>
          </table:table-cell>
          <table:table-cell table:style-name="ce25" office:value-type="float" office:value="2">
            <text:p>2</text:p>
          </table:table-cell>
          <table:table-cell table:style-name="ChartEditorCell" office:value-type="float" office:value="9.65">
            <text:p>9.65</text:p>
          </table:table-cell>
          <table:table-cell table:style-name="ce56" office:value-type="float" office:value="9.65">
            <text:p>9.65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hartEditorCell" office:value-type="float" office:value="2.41">
            <text:p>2.41</text:p>
          </table:table-cell>
          <table:table-cell table:style-name="ce56" office:value-type="float" office:value="5.3">
            <text:p>5.3</text:p>
          </table:table-cell>
          <table:table-cell table:style-name="ce25" office:value-type="float" office:value="5">
            <text:p>5</text:p>
          </table:table-cell>
          <table:table-cell table:style-name="ChartEditorCell" office:value-type="float" office:value="3.7">
            <text:p>3.7</text:p>
          </table:table-cell>
          <table:table-cell table:style-name="ce56" office:value-type="float" office:value="3.7">
            <text:p>3.7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5.4">
            <text:p>5.4</text:p>
          </table:table-cell>
          <table:table-cell table:style-name="ce57" office:value-type="float" office:value="3.2">
            <text:p>3.2</text:p>
          </table:table-cell>
          <table:table-cell table:style-name="ce54" office:value-type="float" office:value="6">
            <text:p>6</text:p>
          </table:table-cell>
          <table:table-cell table:style-name="ce55" office:value-type="float" office:value="6.2">
            <text:p>6.2</text:p>
          </table:table-cell>
          <table:table-cell table:style-name="ce57" office:value-type="float" office:value="6.2">
            <text:p>6.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ce48" office:value-type="string">
            <text:p>Bubble</text:p>
          </table:table-cell>
          <table:table-cell table:style-name="ce49" office:value-type="string" table:number-columns-spanned="2" table:number-rows-spanned="1">
            <text:p>Bubble</text:p>
          </table:table-cell>
          <table:covered-table-cell table:style-name="ce50">
            <draw:circle table:end-cell-address="'Big Letter'.E44" table:end-x="2.107cm" table:end-y="0.322cm" draw:z-index="9" draw:style-name="gr18" draw:text-style-name="P1" svg:width="0.27cm" svg:height="0.27cm" svg:x="1.836cm" svg:y="0.051cm">
              <text:p/>
            </draw:circle>
          </table:covered-table-cell>
          <table:table-cell table:style-name="ce47" office:value-type="string" table:number-columns-spanned="2" table:number-rows-spanned="1">
            <text:p>Bubble</text:p>
          </table:table-cell>
          <table:covered-table-cell table:style-name="HeaderCell">
            <draw:circle table:end-cell-address="'Big Letter'.G44" table:end-x="2.176cm" table:end-y="0.324cm" draw:z-index="10" draw:style-name="gr19" draw:text-style-name="P1" svg:width="0.27cm" svg:height="0.27cm" svg:x="1.905cm" svg:y="0.053cm">
              <text:p/>
            </draw:circle>
          </table:covered-table-cell>
          <table:table-cell/>
        </table:table-row>
        <table:table-row table:style-name="ro1">
          <table:table-cell/>
          <table:table-cell table:style-name="HeaderCell" office:value-type="string">
            <text:p>Names</text:p>
          </table:table-cell>
          <table:table-cell table:style-name="ce26"/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  <table:table-cell/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7" office:value-type="float" office:value="1">
            <text:p>1</text:p>
            <draw:frame table:end-cell-address="'Big Letter'.C49" table:end-x="2.257cm" table:end-y="0.428cm" draw:z-index="28" draw:style-name="gr21" draw:text-style-name="P4" svg:width="2.257cm" svg:height="1.782cm" svg:x="-0.001cm" svg:y="0cm">
              <draw:text-box>
                <text:p text:style-name="P1"><text:span text:style-name="T2">X</text:span></text:p>
              </draw:text-box>
            </draw:frame>
            <draw:frame table:end-cell-address="'Big Letter'.D49" table:end-x="2.256cm" table:end-y="0.428cm" draw:z-index="29" draw:style-name="gr21" draw:text-style-name="P4" svg:width="2.257cm" svg:height="1.782cm" svg:x="2.256cm" svg:y="0cm">
              <draw:text-box>
                <text:p text:style-name="P1"><text:span text:style-name="T2">Y</text:span></text:p>
              </draw:text-box>
            </draw:frame>
          </table:table-cell>
          <table:table-cell table:style-name="ce25" office:value-type="float" office:value="1">
            <text:p>1</text:p>
            <draw:frame table:end-cell-address="'Big Letter'.E49" table:end-x="2.255cm" table:end-y="0.428cm" draw:z-index="35" draw:style-name="gr21" draw:text-style-name="P4" svg:width="2.257cm" svg:height="1.782cm" svg:x="2.255cm" svg:y="0cm">
              <draw:text-box>
                <text:p text:style-name="P1"><text:span text:style-name="T3"></text:span></text:p>
              </draw:text-box>
            </draw:frame>
          </table:table-cell>
          <table:table-cell table:style-name="ce56" office:value-type="float" office:value="3.14">
            <text:p>3.14</text:p>
            <draw:frame table:end-cell-address="'Big Letter'.F49" table:end-x="2.254cm" table:end-y="0.428cm" draw:z-index="30" draw:style-name="gr21" draw:text-style-name="P4" svg:width="2.257cm" svg:height="1.782cm" svg:x="2.254cm" svg:y="0cm">
              <draw:text-box>
                <text:p text:style-name="P1"><text:span text:style-name="T2">Y</text:span></text:p>
              </draw:text-box>
            </draw:frame>
          </table:table-cell>
          <table:table-cell table:style-name="ce25" office:value-type="float" office:value="1">
            <text:p>1</text:p>
            <draw:frame table:end-cell-address="'Big Letter'.G49" table:end-x="2.253cm" table:end-y="0.428cm" draw:z-index="36" draw:style-name="gr21" draw:text-style-name="P4" svg:width="2.257cm" svg:height="1.782cm" svg:x="2.253cm" svg:y="0cm">
              <draw:text-box>
                <text:p text:style-name="P1"><text:span text:style-name="T3"></text:span></text:p>
              </draw:text-box>
            </draw:frame>
          </table:table-cell>
          <table:table-cell table:style-name="ce56" office:value-type="float" office:value="4.54">
            <text:p>4.54</text:p>
          </table:table-cell>
          <table:table-cell/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56" office:value-type="float" office:value="2.13">
            <text:p>2.13</text:p>
          </table:table-cell>
          <table:table-cell table:style-name="ce25" office:value-type="float" office:value="2">
            <text:p>2</text:p>
          </table:table-cell>
          <table:table-cell table:style-name="ce56" office:value-type="float" office:value="9.65">
            <text:p>9.65</text:p>
          </table:table-cell>
          <table:table-cell/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56" office:value-type="float" office:value="2.41">
            <text:p>2.41</text:p>
          </table:table-cell>
          <table:table-cell table:style-name="ce25" office:value-type="float" office:value="5">
            <text:p>5</text:p>
          </table:table-cell>
          <table:table-cell table:style-name="ce56" office:value-type="float" office:value="3.7">
            <text:p>3.7</text:p>
          </table:table-cell>
          <table:table-cell/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51" office:value-type="float" office:value="7">
            <text:p>7</text:p>
          </table:table-cell>
          <table:table-cell table:style-name="ce54" office:value-type="float" office:value="7">
            <text:p>7</text:p>
          </table:table-cell>
          <table:table-cell table:style-name="ce57" office:value-type="float" office:value="5.4">
            <text:p>5.4</text:p>
          </table:table-cell>
          <table:table-cell table:style-name="ce54" office:value-type="float" office:value="6">
            <text:p>6</text:p>
          </table:table-cell>
          <table:table-cell table:style-name="ce57" office:value-type="float" office:value="6.2">
            <text:p>6.2</text:p>
          </table:table-cell>
          <table:table-cell/>
        </table:table-row>
      </table:table>
      <table:table table:name="Big Letter 2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4"/>
        <table:table-column table:style-name="co1" table:default-cell-style-name="ce25"/>
        <table:table-column table:style-name="co1" table:default-cell-style-name="ce56"/>
        <table:table-column table:style-name="co1" table:default-cell-style-name="ce25"/>
        <table:table-column table:style-name="co1" table:default-cell-style-name="ce86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ce46" office:value-type="string" table:number-columns-spanned="2" table:number-rows-spanned="1">
            <text:p>Scatter</text:p>
          </table:table-cell>
          <table:covered-table-cell table:style-name="ce46">
            <draw:rect table:end-cell-address="'Big Letter 2'.D4" table:end-x="2.088cm" table:end-y="0.315cm" draw:z-index="0" draw:style-name="gr11" draw:text-style-name="P1" svg:width="0.265cm" svg:height="0.266cm" svg:x="1.822cm" svg:y="0.048cm">
              <text:p/>
            </draw:rect>
          </table:covered-table-cell>
          <table:table-cell table:style-name="ce46" office:value-type="string" table:number-columns-spanned="2" table:number-rows-spanned="1">
            <text:p>Scatter</text:p>
          </table:table-cell>
          <table:covered-table-cell table:style-name="ce46">
            <draw:rect table:end-cell-address="'Big Letter 2'.F4" table:end-x="2.09cm" table:end-y="0.315cm" draw:z-index="1" draw:style-name="gr12" draw:text-style-name="P1" svg:width="0.265cm" svg:height="0.266cm" svg:x="1.824cm" svg:y="0.048cm">
              <text:p/>
            </draw:rect>
          </table:covered-table-cell>
          <table:table-cell table:number-columns-repeated="10"/>
        </table:table-row>
        <table:table-row table:style-name="ro1">
          <table:table-cell/>
          <table:table-cell table:style-name="HeaderCell" office:value-type="string">
            <text:p>Names</text:p>
          </table:table-cell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83" office:value-type="string" table:number-columns-spanned="2" table:number-rows-spanned="1">
            <text:p>Series 2</text:p>
          </table:table-cell>
          <table:covered-table-cell table:style-name="ce85"/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hartEditorCell" office:value-type="float" office:value="3.14">
            <text:p>3.14</text:p>
          </table:table-cell>
          <table:table-cell table:style-name="ce23" office:value-type="float" office:value="1">
            <text:p>1</text:p>
          </table:table-cell>
          <table:table-cell office:value-type="float" office:value="4.54">
            <text:p>4.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hartEditorCell" office:value-type="float" office:value="2.13">
            <text:p>2.13</text:p>
          </table:table-cell>
          <table:table-cell table:style-name="ce23" office:value-type="float" office:value="2">
            <text:p>2</text:p>
          </table:table-cell>
          <table:table-cell office:value-type="float" office:value="9.65">
            <text:p>9.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hartEditorCell" office:value-type="float" office:value="2.41">
            <text:p>2.41</text:p>
          </table:table-cell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hartEditorCell" office:value-type="float" office:value="5.4">
            <text:p>5.4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  <draw:g table:end-cell-address="'Big Letter 2'.F17" table:end-x="2.227cm" table:end-y="0.271cm" draw:z-index="2">
              <draw:frame draw:style-name="gr21" draw:text-style-name="P4" svg:width="2.252cm" svg:height="1.782cm" svg:x="2.252cm" svg:y="0.295cm">
                <draw:text-box>
                  <text:p text:style-name="P1"><text:span text:style-name="T2">X</text:span></text:p>
                </draw:text-box>
              </draw:frame>
              <draw:frame draw:style-name="gr21" draw:text-style-name="P4" svg:width="2.251cm" svg:height="1.782cm" svg:x="6.754cm" svg:y="0.295cm">
                <draw:text-box>
                  <text:p text:style-name="P1"><text:span text:style-name="T2">X</text:span></text:p>
                </draw:text-box>
              </draw:frame>
              <draw:frame draw:style-name="gr21" draw:text-style-name="P4" svg:width="2.251cm" svg:height="1.782cm" svg:x="4.503cm" svg:y="0.295cm">
                <draw:text-box>
                  <text:p text:style-name="P1"><text:span text:style-name="T2">Y</text:span></text:p>
                </draw:text-box>
              </draw:frame>
              <draw:frame draw:style-name="gr21" draw:text-style-name="P4" svg:width="2.252cm" svg:height="1.782cm" svg:x="9.006cm" svg:y="0.295cm">
                <draw:text-box>
                  <text:p text:style-name="P1"><text:span text:style-name="T2">Y</text:span></text:p>
                </draw:text-box>
              </draw:frame>
            </draw:g>
          </table:table-cell>
          <table:table-cell table:number-columns-repeated="1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8"/>
          <table:table-cell table:style-name="ce78"/>
          <table:table-cell table:style-name="ce68"/>
          <table:table-cell table:style-name="ce87"/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58" office:value-type="string">
            <text:p>Chart Type</text:p>
          </table:table-cell>
          <table:table-cell table:style-name="ce69" office:value-type="string" table:number-columns-spanned="2" table:number-rows-spanned="1">
            <text:p>Scatter</text:p>
          </table:table-cell>
          <table:covered-table-cell table:style-name="ce69">
            <draw:rect table:end-cell-address="'Big Letter 2'.D26" table:end-x="2.088cm" table:end-y="0.315cm" draw:z-index="3" draw:style-name="gr11" draw:text-style-name="P1" svg:width="0.265cm" svg:height="0.266cm" svg:x="1.822cm" svg:y="0.048cm">
              <text:p/>
            </draw:rect>
          </table:covered-table-cell>
          <table:table-cell table:style-name="ce69" office:value-type="string" table:number-columns-spanned="2" table:number-rows-spanned="1">
            <text:p>Scatter</text:p>
          </table:table-cell>
          <table:covered-table-cell table:style-name="ce69">
            <draw:rect table:end-cell-address="'Big Letter 2'.F26" table:end-x="2.09cm" table:end-y="0.315cm" draw:z-index="4" draw:style-name="gr12" draw:text-style-name="P1" svg:width="0.265cm" svg:height="0.266cm" svg:x="1.824cm" svg:y="0.048cm">
              <text:p/>
            </draw:rect>
          </table:covered-table-cell>
          <table:table-cell table:style-name="ce91"/>
          <table:table-cell table:style-name="ce93"/>
          <table:table-cell table:number-columns-repeated="8"/>
        </table:table-row>
        <table:table-row table:style-name="ro1">
          <table:table-cell/>
          <table:table-cell table:style-name="ce59" office:value-type="string">
            <text:p>Names</text:p>
          </table:table-cell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83" office:value-type="string" table:number-columns-spanned="2" table:number-rows-spanned="1">
            <text:p>Series 2</text:p>
          </table:table-cell>
          <table:covered-table-cell table:style-name="ce85"/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hartEditorCell" office:value-type="float" office:value="3.14">
            <text:p>3.14</text:p>
          </table:table-cell>
          <table:table-cell table:style-name="ce23" office:value-type="float" office:value="1">
            <text:p>1</text:p>
          </table:table-cell>
          <table:table-cell office:value-type="float" office:value="4.54">
            <text:p>4.54</text:p>
          </table:table-cell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hartEditorCell" office:value-type="float" office:value="2.13">
            <text:p>2.13</text:p>
          </table:table-cell>
          <table:table-cell table:style-name="ce23" office:value-type="float" office:value="2">
            <text:p>2</text:p>
          </table:table-cell>
          <table:table-cell office:value-type="float" office:value="9.65">
            <text:p>9.65</text:p>
          </table:table-cell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hartEditorCell" office:value-type="float" office:value="2.41">
            <text:p>2.41</text:p>
          </table:table-cell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hartEditorCell" office:value-type="float" office:value="5.4">
            <text:p>5.4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5">
            <text:p>5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6">
            <text:p>6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7">
            <text:p>7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8">
            <text:p>8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9">
            <text:p>9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0">
            <text:p>10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1">
            <text:p>11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2">
            <text:p>12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3">
            <text:p>13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4">
            <text:p>14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5">
            <text:p>15</text:p>
          </table:table-cell>
          <table:table-cell table:number-columns-repeated="5"/>
          <table:table-cell table:style-name="ce94"/>
          <table:table-cell table:number-columns-repeated="8"/>
        </table:table-row>
        <table:table-row table:style-name="ro1">
          <table:table-cell/>
          <table:table-cell table:style-name="ce60" office:value-type="float" office:value="16">
            <text:p>16</text:p>
          </table:table-cell>
          <table:table-cell table:style-name="ce68"/>
          <table:table-cell table:style-name="ce78"/>
          <table:table-cell table:style-name="ce68"/>
          <table:table-cell table:style-name="ce87"/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1">
            <draw:g table:end-cell-address="'Big Letter 2'.F48" table:end-x="2.227cm" table:end-y="0.007cm" draw:z-index="5">
              <draw:frame draw:style-name="gr21" draw:text-style-name="P4" svg:width="2.252cm" svg:height="1.782cm" svg:x="2.252cm" svg:y="0.031cm">
                <draw:text-box>
                  <text:p text:style-name="P1"><text:span text:style-name="T2">X</text:span></text:p>
                </draw:text-box>
              </draw:frame>
              <draw:frame draw:style-name="gr21" draw:text-style-name="P4" svg:width="2.251cm" svg:height="1.782cm" svg:x="6.754cm" svg:y="0.031cm">
                <draw:text-box>
                  <text:p text:style-name="P1"><text:span text:style-name="T2">X</text:span></text:p>
                </draw:text-box>
              </draw:frame>
              <draw:frame draw:style-name="gr21" draw:text-style-name="P4" svg:width="2.251cm" svg:height="1.782cm" svg:x="4.503cm" svg:y="0.031cm">
                <draw:text-box>
                  <text:p text:style-name="P1"><text:span text:style-name="T2">Y</text:span></text:p>
                </draw:text-box>
              </draw:frame>
              <draw:frame draw:style-name="gr21" draw:text-style-name="P4" svg:width="2.252cm" svg:height="1.782cm" svg:x="9.006cm" svg:y="0.031cm">
                <draw:text-box>
                  <text:p text:style-name="P1"><text:span text:style-name="T2">Y</text:span></text:p>
                </draw:text-box>
              </draw:frame>
            </draw:g>
          </table:table-cell>
          <table:table-cell table:style-name="Default" table:number-columns-repeated="4"/>
          <table:table-cell/>
          <table:table-cell table:style-name="ce94"/>
          <table:table-cell table:number-columns-repeated="8"/>
        </table:table-row>
        <table:table-row table:style-name="ro1" table:number-rows-repeated="3">
          <table:table-cell/>
          <table:table-cell table:style-name="ce61"/>
          <table:table-cell table:style-name="Default" table:number-columns-repeated="4"/>
          <table:table-cell/>
          <table:table-cell table:style-name="ce94"/>
          <table:table-cell table:number-columns-repeated="8"/>
        </table:table-row>
        <table:table-row table:style-name="ro1">
          <table:table-cell/>
          <table:table-cell table:style-name="ce62"/>
          <table:table-cell table:style-name="ce70" table:number-columns-repeated="5"/>
          <table:table-cell table:style-name="ce95"/>
          <table:table-cell table:number-columns-repeated="8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63" office:value-type="string">
            <text:p>Chart Type</text:p>
          </table:table-cell>
          <table:table-cell table:style-name="ce71" office:value-type="string" table:number-columns-spanned="2" table:number-rows-spanned="1">
            <text:p>Scatter</text:p>
          </table:table-cell>
          <table:covered-table-cell table:style-name="ce71">
            <draw:rect table:end-cell-address="'Big Letter 2'.D53" table:end-x="2.088cm" table:end-y="0.314cm" draw:z-index="6" draw:style-name="gr11" draw:text-style-name="P1" svg:width="0.265cm" svg:height="0.266cm" svg:x="1.822cm" svg:y="0.047cm">
              <text:p/>
            </draw:rect>
          </table:covered-table-cell>
          <table:table-cell table:style-name="ce71" office:value-type="string" table:number-columns-spanned="2" table:number-rows-spanned="1">
            <text:p>Scatter</text:p>
          </table:table-cell>
          <table:covered-table-cell table:style-name="ce71">
            <draw:rect table:end-cell-address="'Big Letter 2'.F53" table:end-x="2.09cm" table:end-y="0.314cm" draw:z-index="7" draw:style-name="gr12" draw:text-style-name="P1" svg:width="0.265cm" svg:height="0.266cm" svg:x="1.824cm" svg:y="0.047cm">
              <text:p/>
            </draw:rect>
          </table:covered-table-cell>
          <table:table-cell table:style-name="ce92"/>
          <table:table-cell table:style-name="ce96"/>
          <table:table-cell/>
          <table:table-cell table:style-name="ce99"/>
          <table:table-cell table:style-name="ce92" table:number-columns-repeated="5"/>
          <table:table-cell table:style-name="ce96"/>
        </table:table-row>
        <table:table-row table:style-name="ro1">
          <table:table-cell/>
          <table:table-cell table:style-name="ce64" office:value-type="string">
            <text:p>Names</text:p>
          </table:table-cell>
          <table:table-cell table:style-name="ce72" office:value-type="string" table:number-columns-spanned="2" table:number-rows-spanned="1">
            <text:p>Series 1</text:p>
          </table:table-cell>
          <table:covered-table-cell table:style-name="ce79"/>
          <table:table-cell table:style-name="ce84" office:value-type="string" table:number-columns-spanned="2" table:number-rows-spanned="1">
            <text:p>Series 2</text:p>
          </table:table-cell>
          <table:covered-table-cell table:style-name="ce88"/>
          <table:table-cell table:style-name="ce76"/>
          <table:table-cell table:style-name="ce97"/>
          <table:table-cell/>
          <table:table-cell table:style-name="ce66"/>
          <table:table-cell table:style-name="ce63" office:value-type="string">
            <text:p>Chart Type</text:p>
          </table:table-cell>
          <table:table-cell table:style-name="ce71" office:value-type="string" table:number-columns-spanned="2" table:number-rows-spanned="1">
            <text:p>Scatter</text:p>
          </table:table-cell>
          <table:covered-table-cell table:style-name="ce71">
            <draw:rect table:end-cell-address="'Big Letter 2'.M54" table:end-x="2.089cm" table:end-y="0.314cm" draw:z-index="10" draw:style-name="gr11" draw:text-style-name="P1" svg:width="0.265cm" svg:height="0.266cm" svg:x="1.823cm" svg:y="0.047cm">
              <text:p/>
            </draw:rect>
          </table:covered-table-cell>
          <table:table-cell table:style-name="ce71" office:value-type="string" table:number-columns-spanned="2" table:number-rows-spanned="1">
            <text:p>Scatter</text:p>
          </table:table-cell>
          <table:covered-table-cell table:style-name="ce71">
            <draw:rect table:end-cell-address="'Big Letter 2'.O54" table:end-x="2.09cm" table:end-y="0.314cm" draw:z-index="11" draw:style-name="gr12" draw:text-style-name="P1" svg:width="0.265cm" svg:height="0.266cm" svg:x="1.824cm" svg:y="0.047cm">
              <text:p/>
            </draw:rect>
          </table:covered-table-cell>
          <table:table-cell table:style-name="ce97"/>
        </table:table-row>
        <table:table-row table:style-name="ro1">
          <table:table-cell/>
          <table:table-cell table:style-name="ce65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0" office:value-type="float" office:value="3.14">
            <text:p>3.14</text:p>
          </table:table-cell>
          <table:table-cell table:style-name="ce73" office:value-type="float" office:value="1">
            <text:p>1</text:p>
          </table:table-cell>
          <table:table-cell table:style-name="ce89" office:value-type="float" office:value="4.54">
            <text:p>4.54</text:p>
          </table:table-cell>
          <table:table-cell table:style-name="ce76"/>
          <table:table-cell table:style-name="ce97"/>
          <table:table-cell/>
          <table:table-cell table:style-name="ce66"/>
          <table:table-cell table:style-name="ce64" office:value-type="string">
            <text:p>Names</text:p>
          </table:table-cell>
          <table:table-cell table:style-name="ce72" office:value-type="string" table:number-columns-spanned="2" table:number-rows-spanned="1">
            <text:p>Series 1</text:p>
          </table:table-cell>
          <table:covered-table-cell table:style-name="ce79"/>
          <table:table-cell table:style-name="ce84" office:value-type="string" table:number-columns-spanned="2" table:number-rows-spanned="1">
            <text:p>Series 2</text:p>
          </table:table-cell>
          <table:covered-table-cell table:style-name="ce88"/>
          <table:table-cell table:style-name="ce97"/>
        </table:table-row>
        <table:table-row table:style-name="ro1">
          <table:table-cell/>
          <table:table-cell table:style-name="ce65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81" office:value-type="float" office:value="2.13">
            <text:p>2.13</text:p>
          </table:table-cell>
          <table:table-cell table:style-name="ce73" office:value-type="float" office:value="2">
            <text:p>2</text:p>
          </table:table-cell>
          <table:table-cell table:style-name="ce89" office:value-type="float" office:value="9.65">
            <text:p>9.65</text:p>
          </table:table-cell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0" office:value-type="float" office:value="3.14">
            <text:p>3.14</text:p>
          </table:table-cell>
          <table:table-cell table:style-name="ce73" office:value-type="float" office:value="1">
            <text:p>1</text:p>
          </table:table-cell>
          <table:table-cell table:style-name="ce89" office:value-type="float" office:value="4.54">
            <text:p>4.54</text:p>
          </table:table-cell>
          <table:table-cell table:style-name="ce97"/>
        </table:table-row>
        <table:table-row table:style-name="ro1">
          <table:table-cell/>
          <table:table-cell table:style-name="ce65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table-cell table:style-name="ce81" office:value-type="float" office:value="2.41">
            <text:p>2.41</text:p>
          </table:table-cell>
          <table:table-cell table:style-name="ce74" office:value-type="float" office:value="5">
            <text:p>5</text:p>
          </table:table-cell>
          <table:table-cell table:style-name="ce89" office:value-type="float" office:value="3.7">
            <text:p>3.7</text:p>
          </table:table-cell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81" office:value-type="float" office:value="2.13">
            <text:p>2.13</text:p>
          </table:table-cell>
          <table:table-cell table:style-name="ce73" office:value-type="float" office:value="2">
            <text:p>2</text:p>
          </table:table-cell>
          <table:table-cell table:style-name="ce89" office:value-type="float" office:value="9.65">
            <text:p>9.65</text:p>
          </table:table-cell>
          <table:table-cell table:style-name="ce97"/>
        </table:table-row>
        <table:table-row table:style-name="ro1">
          <table:table-cell/>
          <table:table-cell table:style-name="ce65" office:value-type="float" office:value="4">
            <text:p>4</text:p>
          </table:table-cell>
          <table:table-cell table:style-name="ce74" office:value-type="float" office:value="7">
            <text:p>7</text:p>
          </table:table-cell>
          <table:table-cell table:style-name="ce81" office:value-type="float" office:value="5.4">
            <text:p>5.4</text:p>
          </table:table-cell>
          <table:table-cell table:style-name="ce74" office:value-type="float" office:value="6">
            <text:p>6</text:p>
          </table:table-cell>
          <table:table-cell table:style-name="ce89" office:value-type="float" office:value="6.2">
            <text:p>6.2</text:p>
          </table:table-cell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table-cell table:style-name="ce81" office:value-type="float" office:value="2.41">
            <text:p>2.41</text:p>
          </table:table-cell>
          <table:table-cell table:style-name="ce74" office:value-type="float" office:value="5">
            <text:p>5</text:p>
          </table:table-cell>
          <table:table-cell table:style-name="ce89" office:value-type="float" office:value="3.7">
            <text:p>3.7</text:p>
          </table:table-cell>
          <table:table-cell table:style-name="ce97"/>
        </table:table-row>
        <table:table-row table:style-name="ro1">
          <table:table-cell/>
          <table:table-cell table:style-name="ce65" office:value-type="float" office:value="5">
            <text:p>5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4">
            <text:p>4</text:p>
          </table:table-cell>
          <table:table-cell table:style-name="ce74" office:value-type="float" office:value="7">
            <text:p>7</text:p>
          </table:table-cell>
          <table:table-cell table:style-name="ce81" office:value-type="float" office:value="5.4">
            <text:p>5.4</text:p>
          </table:table-cell>
          <table:table-cell table:style-name="ce74" office:value-type="float" office:value="6">
            <text:p>6</text:p>
          </table:table-cell>
          <table:table-cell table:style-name="ce89" office:value-type="float" office:value="6.2">
            <text:p>6.2</text:p>
          </table:table-cell>
          <table:table-cell table:style-name="ce97"/>
        </table:table-row>
        <table:table-row table:style-name="ro1">
          <table:table-cell/>
          <table:table-cell table:style-name="ce65" office:value-type="float" office:value="6">
            <text:p>6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5">
            <text:p>5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7">
            <text:p>7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6">
            <text:p>6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8">
            <text:p>8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7">
            <text:p>7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9">
            <text:p>9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8">
            <text:p>8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0">
            <text:p>10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9">
            <text:p>9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1">
            <text:p>11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0">
            <text:p>10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2">
            <text:p>12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1">
            <text:p>11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3">
            <text:p>13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2">
            <text:p>12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4">
            <text:p>14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3">
            <text:p>13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5">
            <text:p>15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4">
            <text:p>14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5" office:value-type="float" office:value="16">
            <text:p>16</text:p>
          </table:table-cell>
          <table:table-cell table:style-name="ce75"/>
          <table:table-cell table:style-name="ce82"/>
          <table:table-cell table:style-name="ce75"/>
          <table:table-cell table:style-name="ce90"/>
          <table:table-cell table:style-name="ce76"/>
          <table:table-cell table:style-name="ce97"/>
          <table:table-cell/>
          <table:table-cell table:style-name="ce66"/>
          <table:table-cell table:style-name="ce65" office:value-type="float" office:value="15">
            <text:p>15</text:p>
          </table:table-cell>
          <table:table-cell table:style-name="ce74"/>
          <table:table-cell table:style-name="ce81"/>
          <table:table-cell table:style-name="ce74"/>
          <table:table-cell table:style-name="ce89"/>
          <table:table-cell table:style-name="ce97"/>
        </table:table-row>
        <table:table-row table:style-name="ro1">
          <table:table-cell/>
          <table:table-cell table:style-name="ce66">
            <draw:g table:end-cell-address="'Big Letter 2'.F75" table:end-x="2.227cm" table:end-y="0.006cm" draw:z-index="8">
              <draw:frame draw:style-name="gr21" draw:text-style-name="P5" svg:width="2.252cm" svg:height="1.782cm" svg:x="2.252cm" svg:y="0.03cm">
                <draw:text-box>
                  <text:p text:style-name="P1"><text:span text:style-name="T4">X</text:span></text:p>
                </draw:text-box>
              </draw:frame>
              <draw:frame draw:style-name="gr21" draw:text-style-name="P5" svg:width="2.251cm" svg:height="1.782cm" svg:x="6.754cm" svg:y="0.03cm">
                <draw:text-box>
                  <text:p text:style-name="P1"><text:span text:style-name="T4">X</text:span></text:p>
                </draw:text-box>
              </draw:frame>
              <draw:frame draw:style-name="gr21" draw:text-style-name="P5" svg:width="2.251cm" svg:height="1.782cm" svg:x="4.503cm" svg:y="0.03cm">
                <draw:text-box>
                  <text:p text:style-name="P1"><text:span text:style-name="T4">Y</text:span></text:p>
                </draw:text-box>
              </draw:frame>
              <draw:frame draw:style-name="gr21" draw:text-style-name="P5" svg:width="2.252cm" svg:height="1.782cm" svg:x="9.006cm" svg:y="0.03cm">
                <draw:text-box>
                  <text:p text:style-name="P1"><text:span text:style-name="T4">Y</text:span></text:p>
                </draw:text-box>
              </draw:frame>
            </draw:g>
          </table:table-cell>
          <table:table-cell table:style-name="ce76" table:number-columns-repeated="5"/>
          <table:table-cell table:style-name="ce97"/>
          <table:table-cell/>
          <table:table-cell table:style-name="ce66"/>
          <table:table-cell table:style-name="ce65" office:value-type="float" office:value="16">
            <text:p>16</text:p>
          </table:table-cell>
          <table:table-cell table:style-name="ce75">
            <draw:g table:end-cell-address="'Big Letter 2'.P75" table:end-x="0.025cm" table:end-y="0.405cm" draw:z-index="9">
              <draw:frame draw:style-name="gr21" draw:text-style-name="P5" svg:width="2.252cm" svg:height="1.782cm" svg:x="0.051cm" svg:y="0.429cm">
                <draw:text-box>
                  <text:p text:style-name="P1"><text:span text:style-name="T4">X</text:span></text:p>
                </draw:text-box>
              </draw:frame>
              <draw:frame draw:style-name="gr21" draw:text-style-name="P5" svg:width="2.251cm" svg:height="1.782cm" svg:x="4.553cm" svg:y="0.429cm">
                <draw:text-box>
                  <text:p text:style-name="P1"><text:span text:style-name="T4">X</text:span></text:p>
                </draw:text-box>
              </draw:frame>
              <draw:frame draw:style-name="gr21" draw:text-style-name="P5" svg:width="2.251cm" svg:height="1.782cm" svg:x="2.302cm" svg:y="0.429cm">
                <draw:text-box>
                  <text:p text:style-name="P1"><text:span text:style-name="T4">Y</text:span></text:p>
                </draw:text-box>
              </draw:frame>
              <draw:frame draw:style-name="gr21" draw:text-style-name="P5" svg:width="2.252cm" svg:height="1.782cm" svg:x="6.805cm" svg:y="0.429cm">
                <draw:text-box>
                  <text:p text:style-name="P1"><text:span text:style-name="T4">Y</text:span></text:p>
                </draw:text-box>
              </draw:frame>
            </draw:g>
          </table:table-cell>
          <table:table-cell table:style-name="ce82"/>
          <table:table-cell table:style-name="ce75"/>
          <table:table-cell table:style-name="ce90"/>
          <table:table-cell table:style-name="ce97"/>
        </table:table-row>
        <table:table-row table:style-name="ro1" table:number-rows-repeated="3">
          <table:table-cell/>
          <table:table-cell table:style-name="ce66"/>
          <table:table-cell table:style-name="ce76" table:number-columns-repeated="5"/>
          <table:table-cell table:style-name="ce97"/>
          <table:table-cell/>
          <table:table-cell table:style-name="ce66"/>
          <table:table-cell table:style-name="ce76" table:number-columns-repeated="5"/>
          <table:table-cell table:style-name="ce97"/>
        </table:table-row>
        <table:table-row table:style-name="ro1">
          <table:table-cell/>
          <table:table-cell table:style-name="ce67"/>
          <table:table-cell table:style-name="ce77" table:number-columns-repeated="5"/>
          <table:table-cell table:style-name="ce98"/>
          <table:table-cell/>
          <table:table-cell table:style-name="ce67"/>
          <table:table-cell table:style-name="ce77" table:number-columns-repeated="5"/>
          <table:table-cell table:style-name="ce98"/>
        </table:table-row>
      </table:table>
      <table:table table:name="DataSource Dialog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Names!</text:p>
          </table:table-cell>
          <table:table-cell table:number-columns-repeated="5"/>
        </table:table-row>
        <table:table-row table:style-name="ro2">
          <table:table-cell/>
          <table:table-cell table:style-name="ce10" office:value-type="string">
            <text:p>Gradient Replaced by Icon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3" office:value-type="string">
            <text:p>Scatter Char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00" office:value-type="string">
            <text:p>Chart Type</text:p>
          </table:table-cell>
          <table:table-cell table:style-name="ce100" office:value-type="string">
            <text:p>Names</text:p>
          </table:table-cell>
          <table:table-cell table:style-name="ce100" office:value-type="string">
            <text:p>Roles</text:p>
          </table:table-cell>
          <table:table-cell table:style-name="ce100" office:value-type="string">
            <text:p>Range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Scatter</text:p>
          </table:table-cell>
          <table:table-cell table:style-name="ce103"/>
          <table:table-cell table:style-name="ce106" office:value-type="string">
            <text:p>X-Values</text:p>
          </table:table-cell>
          <table:table-cell table:style-name="ce109" office:value-type="string">
            <text:p>Sheet1.A2:A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Scatter</text:p>
            <draw:rect table:end-cell-address="'DataSource Dialog'.B8" table:end-x="0.345cm" table:end-y="0.302cm" draw:z-index="0" draw:style-name="gr11" draw:text-style-name="P1" svg:width="0.263cm" svg:height="0.266cm" svg:x="0.081cm" svg:y="0.035cm">
              <text:p/>
            </draw:rect>
          </table:table-cell>
          <table:table-cell table:style-name="ce103" office:value-type="string">
            <text:p>Series 1</text:p>
          </table:table-cell>
          <table:table-cell table:style-name="ce106" office:value-type="string">
            <text:p>Y-Values</text:p>
          </table:table-cell>
          <table:table-cell table:style-name="ce110" office:value-type="string">
            <text:p>Sheet1.B2:B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Scatter</text:p>
            <draw:rect table:end-cell-address="'DataSource Dialog'.B9" table:end-x="0.313cm" table:end-y="0.302cm" draw:z-index="1" draw:style-name="gr12" draw:text-style-name="P1" svg:width="0.267cm" svg:height="0.266cm" svg:x="0.045cm" svg:y="0.035cm">
              <text:p/>
            </draw:rect>
          </table:table-cell>
          <table:table-cell table:style-name="ce103" office:value-type="string">
            <text:p>Series 2</text:p>
          </table:table-cell>
          <table:table-cell table:style-name="ce106" office:value-type="string">
            <text:p>Y-Values</text:p>
          </table:table-cell>
          <table:table-cell table:style-name="ce110" office:value-type="string">
            <text:p>Sheet1.C2:C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00" office:value-type="string">
            <text:p>Chart Type</text:p>
          </table:table-cell>
          <table:table-cell table:style-name="ce100" office:value-type="string">
            <text:p>Names</text:p>
          </table:table-cell>
          <table:table-cell table:style-name="ce100" office:value-type="string">
            <text:p>Roles</text:p>
          </table:table-cell>
          <table:table-cell table:style-name="ce100" office:value-type="string">
            <text:p>Range</text:p>
          </table:table-cell>
          <table:table-cell table:number-columns-repeated="2"/>
        </table:table-row>
        <table:table-row table:style-name="ro1">
          <table:table-cell/>
          <table:table-cell table:style-name="ce101" office:value-type="string" table:number-columns-spanned="1" table:number-rows-spanned="2">
            <text:p><text:s text:c="4"/>Scatter</text:p>
            <draw:rect table:end-cell-address="'DataSource Dialog'.B13" table:end-x="0.345cm" table:end-y="0.301cm" draw:z-index="3" draw:style-name="gr11" draw:text-style-name="P1" svg:width="0.263cm" svg:height="0.266cm" svg:x="0.081cm" svg:y="0.034cm">
              <text:p/>
            </draw:rect>
          </table:table-cell>
          <table:table-cell table:style-name="ce104" office:value-type="string" table:number-columns-spanned="1" table:number-rows-spanned="2">
            <text:p>Series 1</text:p>
          </table:table-cell>
          <table:table-cell table:style-name="ce107" office:value-type="string">
            <text:p>X-Values</text:p>
          </table:table-cell>
          <table:table-cell table:style-name="ce111" office:value-type="string">
            <text:p>Sheet1.A2:A6</text:p>
          </table:table-cell>
          <table:table-cell table:number-columns-repeated="2"/>
        </table:table-row>
        <table:table-row table:style-name="ro1">
          <table:table-cell/>
          <table:covered-table-cell table:style-name="ce102"/>
          <table:covered-table-cell table:style-name="ce55"/>
          <table:table-cell table:style-name="ce108" office:value-type="string">
            <text:p>Y-Values</text:p>
          </table:table-cell>
          <table:table-cell table:style-name="ce112" office:value-type="string">
            <text:p>Sheet1.B2:B6</text:p>
          </table:table-cell>
          <table:table-cell table:number-columns-repeated="2"/>
        </table:table-row>
        <table:table-row table:style-name="ro1">
          <table:table-cell/>
          <table:table-cell table:style-name="ce101" office:value-type="string" table:number-columns-spanned="1" table:number-rows-spanned="2">
            <text:p><text:s text:c="4"/>Scatter</text:p>
            <draw:rect table:end-cell-address="'DataSource Dialog'.B15" table:end-x="0.313cm" table:end-y="0.302cm" draw:z-index="2" draw:style-name="gr12" draw:text-style-name="P1" svg:width="0.267cm" svg:height="0.266cm" svg:x="0.045cm" svg:y="0.035cm">
              <text:p/>
            </draw:rect>
          </table:table-cell>
          <table:table-cell table:style-name="ce104" office:value-type="string" table:number-columns-spanned="1" table:number-rows-spanned="2">
            <text:p>Series 2</text:p>
          </table:table-cell>
          <table:table-cell table:style-name="ce107" office:value-type="string">
            <text:p>X-Values</text:p>
          </table:table-cell>
          <table:table-cell table:style-name="ce111" office:value-type="string">
            <text:p>Sheet1.C2:C6</text:p>
          </table:table-cell>
          <table:table-cell table:number-columns-repeated="2"/>
        </table:table-row>
        <table:table-row table:style-name="ro1">
          <table:table-cell/>
          <table:covered-table-cell table:style-name="ce102"/>
          <table:covered-table-cell table:style-name="ce55"/>
          <table:table-cell table:style-name="ce108" office:value-type="string">
            <text:p>Y-Values</text:p>
          </table:table-cell>
          <table:table-cell table:style-name="ce112" office:value-type="string">
            <text:p>Sheet1.D2:D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16" office:value-type="string">
            <text:p>Bar Chart with Default Colo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00" office:value-type="string">
            <text:p>Chart Type</text:p>
          </table:table-cell>
          <table:table-cell table:style-name="ce100" office:value-type="string">
            <text:p>Names</text:p>
          </table:table-cell>
          <table:table-cell table:style-name="ce100" office:value-type="string">
            <text:p>Roles</text:p>
          </table:table-cell>
          <table:table-cell table:style-name="ce100" office:value-type="string">
            <text:p>Range</text:p>
          </table:table-cell>
          <table:table-cell table:number-columns-repeated="2"/>
        </table:table-row>
        <table:table-row table:style-name="ro1">
          <table:table-cell/>
          <table:table-cell table:style-name="ce100" table:number-columns-repeated="2"/>
          <table:table-cell table:style-name="ce100" office:value-type="string">
            <text:p>Categories</text:p>
          </table:table-cell>
          <table:table-cell table:style-name="ce100" office:value-type="string">
            <text:p>Sheet1.A2:A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Bar</text:p>
            <draw:rect table:end-cell-address="'DataSource Dialog'.B23" table:end-x="0.358cm" table:end-y="0.305cm" draw:z-index="4" draw:style-name="gr13" draw:text-style-name="P1" svg:width="0.266cm" svg:height="0.266cm" svg:x="0.091cm" svg:y="0.038cm">
              <text:p/>
            </draw:rect>
          </table:table-cell>
          <table:table-cell table:style-name="ce105" office:value-type="string">
            <text:p>Series 1</text:p>
          </table:table-cell>
          <table:table-cell table:style-name="ce1" office:value-type="string">
            <text:p>Y-Values</text:p>
          </table:table-cell>
          <table:table-cell table:style-name="ce113" office:value-type="string">
            <text:p>Sheet1.B2:B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Bar</text:p>
            <draw:rect table:end-cell-address="'DataSource Dialog'.B24" table:end-x="0.364cm" table:end-y="0.319cm" draw:z-index="5" draw:style-name="gr14" draw:text-style-name="P1" svg:width="0.27cm" svg:height="0.27cm" svg:x="0.093cm" svg:y="0.048cm">
              <text:p/>
            </draw:rect>
          </table:table-cell>
          <table:table-cell table:style-name="ce105" office:value-type="string">
            <text:p>Series 2</text:p>
          </table:table-cell>
          <table:table-cell table:style-name="ce1" office:value-type="string">
            <text:p>Y-Values</text:p>
          </table:table-cell>
          <table:table-cell table:style-name="ce113" office:value-type="string">
            <text:p>Sheet1.C2:C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Bar</text:p>
            <draw:rect table:end-cell-address="'DataSource Dialog'.B25" table:end-x="0.346cm" table:end-y="0.316cm" draw:z-index="6" draw:style-name="gr15" draw:text-style-name="P1" svg:width="0.266cm" svg:height="0.266cm" svg:x="0.079cm" svg:y="0.049cm">
              <text:p/>
            </draw:rect>
          </table:table-cell>
          <table:table-cell table:style-name="ce105" office:value-type="string">
            <text:p>Series 3</text:p>
          </table:table-cell>
          <table:table-cell table:style-name="ce1" office:value-type="string">
            <text:p>Y-Values</text:p>
          </table:table-cell>
          <table:table-cell table:style-name="ce113" office:value-type="string">
            <text:p>Sheet1.D2:D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Bar</text:p>
            <draw:rect table:end-cell-address="'DataSource Dialog'.B26" table:end-x="0.352cm" table:end-y="0.316cm" draw:z-index="7" draw:style-name="gr16" draw:text-style-name="P1" svg:width="0.262cm" svg:height="0.266cm" svg:x="0.089cm" svg:y="0.049cm">
              <text:p/>
            </draw:rect>
          </table:table-cell>
          <table:table-cell table:style-name="ce105" office:value-type="string">
            <text:p>Series 4</text:p>
          </table:table-cell>
          <table:table-cell table:style-name="ce1" office:value-type="string">
            <text:p>Y-Values</text:p>
          </table:table-cell>
          <table:table-cell table:style-name="ce113" office:value-type="string">
            <text:p>Sheet1.E2:E6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>
            <text:p><text:s text:c="4"/>Bar</text:p>
            <draw:rect table:end-cell-address="'DataSource Dialog'.B27" table:end-x="0.379cm" table:end-y="0.316cm" draw:z-index="8" draw:style-name="gr17" draw:text-style-name="P1" svg:width="0.266cm" svg:height="0.266cm" svg:x="0.112cm" svg:y="0.049cm">
              <text:p/>
            </draw:rect>
          </table:table-cell>
          <table:table-cell table:style-name="ce105" office:value-type="string">
            <text:p>Series 5</text:p>
          </table:table-cell>
          <table:table-cell table:style-name="ce1" office:value-type="string">
            <text:p>Y-Values</text:p>
          </table:table-cell>
          <table:table-cell table:style-name="ce113" office:value-type="string">
            <text:p>Sheet1.F2:F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16" office:value-type="string">
            <text:p>Bubble Char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00" office:value-type="string">
            <text:p>Chart Type</text:p>
          </table:table-cell>
          <table:table-cell table:style-name="ce100" office:value-type="string">
            <text:p>Names</text:p>
          </table:table-cell>
          <table:table-cell table:style-name="ce100" office:value-type="string">
            <text:p>Roles</text:p>
          </table:table-cell>
          <table:table-cell table:style-name="ce100" office:value-type="string">
            <text:p>Range</text:p>
          </table:table-cell>
          <table:table-cell table:number-columns-repeated="2"/>
        </table:table-row>
        <table:table-row table:style-name="ro1">
          <table:table-cell/>
          <table:table-cell table:style-name="ce101" office:value-type="string" table:number-columns-spanned="1" table:number-rows-spanned="3">
            <text:p><text:s text:c="4"/>Bubble</text:p>
            <draw:circle table:end-cell-address="'DataSource Dialog'.B34" table:end-x="0.301cm" table:end-y="0.345cm" draw:z-index="11" draw:style-name="gr18" draw:text-style-name="P1" svg:width="0.27cm" svg:height="0.27cm" svg:x="0.03cm" svg:y="0.074cm">
              <text:p/>
            </draw:circle>
          </table:table-cell>
          <table:table-cell table:style-name="ce104" office:value-type="string" table:number-columns-spanned="1" table:number-rows-spanned="3">
            <text:p>Series 1</text:p>
          </table:table-cell>
          <table:table-cell table:style-name="ce107" office:value-type="string">
            <text:p>X-Values</text:p>
          </table:table-cell>
          <table:table-cell table:style-name="ce111" office:value-type="string">
            <text:p>Sheet1.A2:A6</text:p>
          </table:table-cell>
          <table:table-cell table:number-columns-repeated="2"/>
        </table:table-row>
        <table:table-row table:style-name="ro1">
          <table:table-cell/>
          <table:covered-table-cell table:style-name="ce102"/>
          <table:covered-table-cell table:style-name="ce55"/>
          <table:table-cell table:style-name="ce108" office:value-type="string">
            <text:p>Y-Values</text:p>
          </table:table-cell>
          <table:table-cell table:style-name="ce112" office:value-type="string">
            <text:p>Sheet1.B2:B6</text:p>
          </table:table-cell>
          <table:table-cell table:number-columns-repeated="2"/>
        </table:table-row>
        <table:table-row table:style-name="ro1">
          <table:table-cell/>
          <table:covered-table-cell table:style-name="ce102"/>
          <table:covered-table-cell table:style-name="ce55"/>
          <table:table-cell table:style-name="ce108" office:value-type="string">
            <text:p>Radius</text:p>
          </table:table-cell>
          <table:table-cell table:style-name="ce41" office:value-type="string">
            <text:p>Sheet1.C2:C6</text:p>
          </table:table-cell>
          <table:table-cell table:number-columns-repeated="2"/>
        </table:table-row>
        <table:table-row table:style-name="ro1">
          <table:table-cell/>
          <table:table-cell table:style-name="ce101" office:value-type="string" table:number-columns-spanned="1" table:number-rows-spanned="3">
            <text:p><text:s text:c="4"/>Bubble</text:p>
            <draw:circle table:end-cell-address="'DataSource Dialog'.B37" table:end-x="0.313cm" table:end-y="0.343cm" draw:z-index="12" draw:style-name="gr19" draw:text-style-name="P1" svg:width="0.27cm" svg:height="0.27cm" svg:x="0.042cm" svg:y="0.072cm">
              <text:p/>
            </draw:circle>
          </table:table-cell>
          <table:table-cell table:style-name="ce104" office:value-type="string" table:number-columns-spanned="1" table:number-rows-spanned="3">
            <text:p>Series 2</text:p>
          </table:table-cell>
          <table:table-cell table:style-name="ce107" office:value-type="string">
            <text:p>X-Values</text:p>
          </table:table-cell>
          <table:table-cell table:style-name="ce111" office:value-type="string">
            <text:p>Sheet1.D2:D6</text:p>
          </table:table-cell>
          <table:table-cell table:number-columns-repeated="2"/>
        </table:table-row>
        <table:table-row table:style-name="ro1">
          <table:table-cell/>
          <table:covered-table-cell table:style-name="ce102"/>
          <table:covered-table-cell table:style-name="ce55"/>
          <table:table-cell table:style-name="ce108" office:value-type="string">
            <text:p>Y-Values</text:p>
          </table:table-cell>
          <table:table-cell table:style-name="ce112" office:value-type="string">
            <text:p>Sheet1.E2:E6</text:p>
          </table:table-cell>
          <table:table-cell table:number-columns-repeated="2"/>
        </table:table-row>
        <table:table-row table:style-name="ro1">
          <table:table-cell/>
          <table:covered-table-cell table:style-name="ce102"/>
          <table:covered-table-cell table:style-name="ce55"/>
          <table:table-cell table:style-name="ce108" office:value-type="string">
            <text:p>Radius</text:p>
          </table:table-cell>
          <table:table-cell table:style-name="ce42" office:value-type="string">
            <text:p>Sheet1.F2:F6</text:p>
          </table:table-cell>
          <table:table-cell table:number-columns-repeated="2"/>
        </table:table-row>
        <table:table-row table:style-name="ro1" table:number-rows-repeated="11">
          <table:table-cell table:number-columns-repeated="7"/>
        </table:table-row>
        <table:table-row table:style-name="ro1">
          <table:table-cell/>
          <table:table-cell table:style-name="HeaderCell" office:value-type="string">
            <text:p>Chart Type</text:p>
          </table:table-cell>
          <table:table-cell table:style-name="ce48" office:value-type="string">
            <text:p>Bubble</text:p>
          </table:table-cell>
          <table:table-cell table:style-name="ce49" office:value-type="string" table:number-columns-spanned="2" table:number-rows-spanned="1">
            <text:p><text:s text:c="4"/>Bubble</text:p>
            <draw:circle table:end-cell-address="'DataSource Dialog'.D51" table:end-x="0.366cm" table:end-y="0.323cm" draw:z-index="9" draw:style-name="gr18" draw:text-style-name="P1" svg:width="0.27cm" svg:height="0.27cm" svg:x="0.095cm" svg:y="0.052cm">
              <text:p/>
            </draw:circle>
          </table:table-cell>
          <table:covered-table-cell table:style-name="ce50"/>
          <table:table-cell table:style-name="ce47" office:value-type="string" table:number-columns-spanned="2" table:number-rows-spanned="1">
            <text:p><text:s text:c="4"/>Bubble</text:p>
            <draw:circle table:end-cell-address="'DataSource Dialog'.F51" table:end-x="0.334cm" table:end-y="0.323cm" draw:z-index="10" draw:style-name="gr19" draw:text-style-name="P1" svg:width="0.27cm" svg:height="0.27cm" svg:x="0.063cm" svg:y="0.052cm">
              <text:p/>
            </draw:circle>
          </table:table-cell>
          <table:covered-table-cell table:style-name="HeaderCell"/>
        </table:table-row>
        <table:table-row table:style-name="ro1">
          <table:table-cell/>
          <table:table-cell table:style-name="HeaderCell" office:value-type="string">
            <text:p>Names</text:p>
          </table:table-cell>
          <table:table-cell table:style-name="ce26"/>
          <table:table-cell table:style-name="ce18" office:value-type="string" table:number-columns-spanned="2" table:number-rows-spanned="1">
            <text:p>Series 1</text:p>
          </table:table-cell>
          <table:covered-table-cell table:style-name="ce27"/>
          <table:table-cell table:style-name="ce38" office:value-type="string" table:number-columns-spanned="2" table:number-rows-spanned="1">
            <text:p>Series 2</text:p>
          </table:table-cell>
          <table:covered-table-cell table:style-name="ce43"/>
        </table:table-row>
        <table:table-row table:style-name="ro1">
          <table:table-cell/>
          <table:table-cell table:style-name="HeaderCell" office:value-type="string">
            <text:p>Roles</text:p>
          </table:table-cell>
          <table:table-cell table:style-name="ce19" office:value-type="string">
            <text:p>X-Values</text:p>
          </table:table-cell>
          <table:table-cell table:style-name="ce22" office:value-type="string">
            <text:p>Y-Values</text:p>
          </table:table-cell>
          <table:table-cell table:style-name="NonEditable" office:value-type="string">
            <text:p>Radius</text:p>
          </table:table-cell>
          <table:table-cell table:style-name="ce22" office:value-type="string">
            <text:p>Y-Values</text:p>
          </table:table-cell>
          <table:table-cell table:style-name="ce35" office:value-type="string">
            <text:p>Radius</text:p>
          </table:table-cell>
        </table:table-row>
        <table:table-row table:style-name="ro1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3.14">
            <text:p>3.14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4.54">
            <text:p>4.54</text:p>
          </table:table-cell>
        </table:table-row>
        <table:table-row table:style-name="ro1"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41" office:value-type="float" office:value="2.13">
            <text:p>2.13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9.65">
            <text:p>9.65</text:p>
          </table:table-cell>
        </table:table-row>
        <table:table-row table:style-name="ro1">
          <table:table-cell/>
          <table:table-cell table:style-name="ce14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41" office:value-type="float" office:value="2.41">
            <text:p>2.41</text:p>
          </table:table-cell>
          <table:table-cell table:style-name="ce32" office:value-type="float" office:value="5">
            <text:p>5</text:p>
          </table:table-cell>
          <table:table-cell table:style-name="ce41" office:value-type="float" office:value="3.7">
            <text:p>3.7</text:p>
          </table:table-cell>
        </table:table-row>
        <table:table-row table:style-name="ro1">
          <table:table-cell/>
          <table:table-cell table:style-name="ce15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5.4">
            <text:p>5.4</text:p>
          </table:table-cell>
          <table:table-cell table:style-name="ce33" office:value-type="float" office:value="6">
            <text:p>6</text:p>
          </table:table-cell>
          <table:table-cell table:style-name="ce42" office:value-type="float" office:value="6.2">
            <text:p>6.2</text:p>
          </table:table-cell>
        </table:table-row>
      </table:table>
      <table:database-ranges>
        <table:database-range table:target-range-address="'Chart Data'.A1:'Chart Data'.F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able-cell-properties style:cell-protect="none" style:print-content="true" fo:background-color="transparent" style:vertical-align="to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nEditable" style:family="table-cell" style:parent-style-name="ChartEditorCell">
      <style:table-cell-properties fo:background-color="#e6e6e6" style:cell-protect="protected" style:print-content="true"/>
    </style:style>
    <style:style style:name="ChartEditorCell" style:family="table-cell" style:parent-style-name="Default">
      <style:table-cell-properties fo:border="0.002cm solid #999999"/>
    </style:style>
    <style:style style:name="YValues" style:family="table-cell" style:parent-style-name="ChartEditorCell">
      <style:table-cell-properties fo:background-color="#fdf5e6"/>
    </style:style>
    <style:style style:name="XValues" style:family="table-cell" style:parent-style-name="ChartEditorCell">
      <style:table-cell-properties fo:background-color="#f5fffa"/>
    </style:style>
    <style:style style:name="HeaderCell" style:family="table-cell" style:parent-style-name="NonEditable">
      <style:table-cell-properties fo:background-color="#e6e6e6" fo:border="0.018cm solid #000000" style:shadow="none"/>
    </style:style>
    <style:style style:name="Radius" style:family="table-cell" style:parent-style-name="ChartEditorCell">
      <style:table-cell-properties fo:background-color="#f0ffff"/>
    </style:style>
    <draw:gradient draw:name="G_20_Blassgelb" draw:display-name="G Blassgelb" draw:style="linear" draw:start-color="#ffffff" draw:end-color="#ffffcc" draw:start-intensity="100%" draw:end-intensity="100%" draw:angle="300" draw:border="20%"/>
    <draw:gradient draw:name="G_20_Lila" draw:display-name="G Lila" draw:style="linear" draw:start-color="#ffffff" draw:end-color="#9999ff" draw:start-intensity="100%" draw:end-intensity="100%" draw:angle="300" draw:border="20%"/>
    <draw:gradient draw:name="Gradient_20_7" draw:display-name="Gradient 7" draw:style="linear" draw:start-color="#ffffff" draw:end-color="#35556b" draw:start-intensity="100%" draw:end-intensity="100%" draw:angle="300" draw:border="20%"/>
    <draw:gradient draw:name="Gradient_20_8" draw:display-name="Gradient 8" draw:style="linear" draw:start-color="#ffffff" draw:end-color="#000080" draw:start-intensity="100%" draw:end-intensity="100%" draw:angle="300" draw:border="20%"/>
    <draw:gradient draw:name="Gradient_20_Yellow" draw:display-name="Gradient Yellow" draw:style="linear" draw:start-color="#ffffff" draw:end-color="#ffc726" draw:start-intensity="100%" draw:end-intensity="100%" draw:angle="300" draw:border="20%"/>
    <draw:gradient draw:name="Gradient_20_to_20_Blassgrün" draw:display-name="Gradient to Blassgrün" draw:style="linear" draw:start-color="#ffffff" draw:end-color="#ccffff" draw:start-intensity="100%" draw:end-intensity="100%" draw:angle="300" draw:border="20%"/>
    <draw:gradient draw:name="Gradient_20_to_20_Bordeaux" draw:display-name="Gradient to Bordeaux" draw:style="linear" draw:start-color="#ffffff" draw:end-color="#993366" draw:start-intensity="100%" draw:end-intensity="100%" draw:angle="300" draw:border="20%"/>
    <draw:gradient draw:name="Gradient_20_to_20_Dunkellila" draw:display-name="Gradient to Dunkellila" draw:style="linear" draw:start-color="#ffffff" draw:end-color="#660066" draw:start-intensity="100%" draw:end-intensity="100%" draw:angle="300" draw:border="20%"/>
    <draw:gradient draw:name="Gradient_20_to_20_Green" draw:display-name="Gradient to Green" draw:style="linear" draw:start-color="#ffffff" draw:end-color="#7da647" draw:start-intensity="100%" draw:end-intensity="100%" draw:angle="300" draw:border="20%"/>
  </office:styles>
  <office:automatic-styles>
    <style:page-layout style:name="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9">09/02/2006</text:date>, <text:time>17:2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45$Build-8989
  </meta:generator>
    <meta:initial-creator>Björn Milcke</meta:initial-creator>
    <meta:creation-date>2006-02-09T09:31:27</meta:creation-date>
    <dc:creator>Björn Milcke</dc:creator>
    <dc:date>2006-02-09T17:21:01</dc:date>
    <meta:printed-by>Matthias Müller-Prove</meta:printed-by>
    <meta:print-date>2006-02-09T11:01:01</meta:print-date>
    <dc:language>de-DE</dc:language>
    <meta:editing-cycles>21</meta:editing-cycles>
    <meta:editing-duration>PT4H6M40S</meta:editing-duration>
    <meta:user-defined meta:name="Info 1"/>
    <meta:user-defined meta:name="Info 2"/>
    <meta:user-defined meta:name="Info 3"/>
    <meta:user-defined meta:name="Info 4"/>
    <meta:document-statistic meta:table-count="8" meta:cell-count="1473" meta:object-count="105"/>
  </office:meta>
</office:document-meta>
</file>